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field="urn:openoffice:names:experimental:ooo-ms-interop:xmlns:field:1.0" xmlns:rpt="http://openoffice.org/2005/report" xmlns:chart="urn:oasis:names:tc:opendocument:xmlns:chart:1.0" xmlns:css3t="http://www.w3.org/TR/css3-text/" xmlns:svg="urn:oasis:names:tc:opendocument:xmlns:svg-compatible:1.0" xmlns:dr3d="urn:oasis:names:tc:opendocument:xmlns:dr3d:1.0" xmlns:ooow="http://openoffice.org/2004/writer" xmlns:draw="urn:oasis:names:tc:opendocument:xmlns:drawing:1.0" xmlns:text="urn:oasis:names:tc:opendocument:xmlns:text:1.0" xmlns:style="urn:oasis:names:tc:opendocument:xmlns:style:1.0" xmlns:table="urn:oasis:names:tc:opendocument:xmlns:table:1.0" xmlns:ooo="http://openoffice.org/2004/office" xmlns:xlink="http://www.w3.org/1999/xlink" xmlns:office="urn:oasis:names:tc:opendocument:xmlns:office:1.0" xmlns:dc="http://purl.org/dc/elements/1.1/" xmlns:fo="urn:oasis:names:tc:opendocument:xmlns:xsl-fo-compatible:1.0" xmlns:meta="urn:oasis:names:tc:opendocument:xmlns:meta:1.0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orm="urn:oasis:names:tc:opendocument:xmlns:form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presentation="urn:oasis:names:tc:opendocument:xmlns:presentation:1.0" xmlns:xhtml="http://www.w3.org/1999/xhtml" xmlns:grddl="http://www.w3.org/2003/g/data-view#" xmlns:smil="urn:oasis:names:tc:opendocument:xmlns:smil-compatible:1.0" office:version="1.2">
  <office:scripts/>
  <office:font-face-decls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106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35cm" svg:stroke-color="#00000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35cm" svg:stroke-color="#000000" draw:stroke-linejoin="miter" svg:stroke-linecap="butt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18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" style:family="graphic">
      <style:graphic-properties style:protect="size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>
      <style:graphic-properties draw:stroke="solid" svg:stroke-width="0.035cm" svg:stroke-color="#000000" draw:stroke-linejoin="miter" svg:stroke-linecap="butt" draw:fill="solid" draw:fill-color="#000000" draw:textarea-vertical-align="middle" draw:auto-grow-height="false" draw:fit-to-size="false" style:shrink-to-fit="false" fo:min-height="0.145cm" fo:min-width="0.082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35cm" svg:stroke-color="#000000" draw:stroke-linejoin="miter" svg:stroke-linecap="butt" draw:fill="solid" draw:fill-color="#d9d9d9" draw:textarea-vertical-align="middle" draw:auto-grow-height="false" draw:fit-to-size="false" style:shrink-to-fit="false" fo:min-height="0.145cm" fo:min-width="0.082cm" fo:padding-top="0.125cm" fo:padding-bottom="0.125cm" fo:padding-left="0.25cm" fo:padding-right="0.25cm" fo:wrap-option="wrap"/>
    </style:style>
    <style:style style:name="gr17" style:family="graphic" style:parent-style-name="objectwithoutfill">
      <style:graphic-properties svg:stroke-color="#000000" draw:fill="solid" draw:fill-color="#000000" draw:textarea-vertical-align="middle"/>
    </style:style>
    <style:style style:name="gr1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>
      <style:graphic-properties draw:stroke="solid" svg:stroke-width="0.035cm" svg:stroke-color="#000000" draw:stroke-linejoin="miter" svg:stroke-linecap="butt" draw:fill="solid" draw:fill-color="#dddddd" draw:textarea-vertical-align="middle" draw:auto-grow-height="false" draw:fit-to-size="false" style:shrink-to-fit="false" fo:min-height="0.145cm" fo:min-width="0.082cm" fo:padding-top="0.125cm" fo:padding-bottom="0.125cm" fo:padding-left="0.25cm" fo:padding-right="0.25cm" fo:wrap-option="wrap"/>
    </style:style>
    <style:style style:name="gr2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Título_20_e_20_Conteúdo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ítulo_20_e_20_Conteúd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ítulo_20_e_20_Conteúdo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000000"/>
      <style:paragraph-properties fo:text-align="center" style:font-independent-line-spacing="true"/>
      <style:text-properties fo:font-size="18pt"/>
    </style:style>
    <style:style style:name="P3" style:family="paragraph">
      <loext:graphic-properties draw:fill="solid" draw:fill-color="#d9d9d9"/>
      <style:paragraph-properties fo:text-align="center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 style:font-size-asian="24pt" style:font-size-complex="24pt" fo:hyphenate="false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-color="#ffffff"/>
    </style:style>
    <style:style style:name="P13" style:family="paragraph">
      <loext:graphic-properties draw:fill="solid" draw:fill-color="#dddddd"/>
      <style:paragraph-properties fo:text-align="center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language="pt" fo:country="BR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20pt" fo:letter-spacing="normal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12pt" fo:letter-spacing="normal" fo:language="pt" fo:country="B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ítulo_20_e_20_Conteúdo" presentation:presentation-page-layout-name="AL1T11">
        <draw:line draw:name="Conector reto 210" draw:style-name="gr1" draw:text-style-name="P1" draw:layer="layout" svg:x1="29.371cm" svg:y1="5.391cm" svg:x2="31.068cm" svg:y2="3.971cm">
          <text:p/>
        </draw:line>
        <draw:line draw:name="Conector reto 211" draw:style-name="gr1" draw:text-style-name="P1" draw:layer="layout" svg:x1="30.377cm" svg:y1="5.391cm" svg:x2="32.075cm" svg:y2="3.935cm">
          <text:p/>
        </draw:line>
        <draw:line draw:name="Conector reto 148" draw:style-name="gr1" draw:text-style-name="P1" draw:layer="layout" svg:x1="31.361cm" svg:y1="2.862cm" svg:x2="32.075cm" svg:y2="2.148cm">
          <text:p/>
        </draw:line>
        <draw:g draw:name="Agrupar 72">
          <draw:line draw:name="Conector reto 4" draw:style-name="gr2" draw:text-style-name="P1" draw:layer="layout" svg:x1="0.93cm" svg:y1="1.393cm" svg:x2="0.93cm" svg:y2="18.532cm">
            <text:p/>
          </draw:line>
          <draw:line draw:name="Conector reto 5" draw:style-name="gr2" draw:text-style-name="P1" draw:layer="layout" svg:x1="1.935cm" svg:y1="1.393cm" svg:x2="1.935cm" svg:y2="18.532cm">
            <text:p/>
          </draw:line>
          <draw:line draw:name="Conector reto 7" draw:style-name="gr2" draw:text-style-name="P1" draw:layer="layout" svg:x1="1.935cm" svg:y1="1.393cm" svg:x2="1.935cm" svg:y2="18.532cm">
            <text:p/>
          </draw:line>
          <draw:line draw:name="Conector reto 8" draw:style-name="gr2" draw:text-style-name="P1" draw:layer="layout" svg:x1="2.941cm" svg:y1="1.393cm" svg:x2="2.941cm" svg:y2="18.532cm">
            <text:p/>
          </draw:line>
          <draw:line draw:name="Conector reto 9" draw:style-name="gr2" draw:text-style-name="P1" draw:layer="layout" svg:x1="2.941cm" svg:y1="1.393cm" svg:x2="2.941cm" svg:y2="18.532cm">
            <text:p/>
          </draw:line>
          <draw:line draw:name="Conector reto 10" draw:style-name="gr2" draw:text-style-name="P1" draw:layer="layout" svg:x1="3.947cm" svg:y1="1.393cm" svg:x2="3.947cm" svg:y2="18.532cm">
            <text:p/>
          </draw:line>
          <draw:line draw:name="Conector reto 11" draw:style-name="gr2" draw:text-style-name="P1" draw:layer="layout" svg:x1="3.947cm" svg:y1="1.393cm" svg:x2="3.947cm" svg:y2="18.532cm">
            <text:p/>
          </draw:line>
          <draw:line draw:name="Conector reto 12" draw:style-name="gr2" draw:text-style-name="P1" draw:layer="layout" svg:x1="4.953cm" svg:y1="1.393cm" svg:x2="4.953cm" svg:y2="18.532cm">
            <text:p/>
          </draw:line>
          <draw:line draw:name="Conector reto 13" draw:style-name="gr2" draw:text-style-name="P1" draw:layer="layout" svg:x1="4.953cm" svg:y1="1.393cm" svg:x2="4.953cm" svg:y2="18.532cm">
            <text:p/>
          </draw:line>
          <draw:line draw:name="Conector reto 14" draw:style-name="gr2" draw:text-style-name="P1" draw:layer="layout" svg:x1="5.959cm" svg:y1="1.393cm" svg:x2="5.959cm" svg:y2="18.532cm">
            <text:p/>
          </draw:line>
          <draw:line draw:name="Conector reto 15" draw:style-name="gr2" draw:text-style-name="P1" draw:layer="layout" svg:x1="5.959cm" svg:y1="1.393cm" svg:x2="5.959cm" svg:y2="18.532cm">
            <text:p/>
          </draw:line>
          <draw:line draw:name="Conector reto 16" draw:style-name="gr2" draw:text-style-name="P1" draw:layer="layout" svg:x1="6.964cm" svg:y1="1.393cm" svg:x2="6.964cm" svg:y2="18.532cm">
            <text:p/>
          </draw:line>
          <draw:line draw:name="Conector reto 17" draw:style-name="gr2" draw:text-style-name="P1" draw:layer="layout" svg:x1="6.964cm" svg:y1="1.393cm" svg:x2="6.964cm" svg:y2="18.532cm">
            <text:p/>
          </draw:line>
          <draw:line draw:name="Conector reto 18" draw:style-name="gr2" draw:text-style-name="P1" draw:layer="layout" svg:x1="7.97cm" svg:y1="1.393cm" svg:x2="7.97cm" svg:y2="18.532cm">
            <text:p/>
          </draw:line>
          <draw:line draw:name="Conector reto 19" draw:style-name="gr2" draw:text-style-name="P1" draw:layer="layout" svg:x1="7.97cm" svg:y1="1.393cm" svg:x2="7.97cm" svg:y2="18.532cm">
            <text:p/>
          </draw:line>
          <draw:line draw:name="Conector reto 20" draw:style-name="gr2" draw:text-style-name="P1" draw:layer="layout" svg:x1="8.976cm" svg:y1="1.393cm" svg:x2="8.976cm" svg:y2="18.532cm">
            <text:p/>
          </draw:line>
          <draw:line draw:name="Conector reto 21" draw:style-name="gr2" draw:text-style-name="P1" draw:layer="layout" svg:x1="8.96cm" svg:y1="1.393cm" svg:x2="8.96cm" svg:y2="18.532cm">
            <text:p/>
          </draw:line>
          <draw:line draw:name="Conector reto 22" draw:style-name="gr2" draw:text-style-name="P1" draw:layer="layout" svg:x1="9.965cm" svg:y1="1.393cm" svg:x2="9.965cm" svg:y2="18.532cm">
            <text:p/>
          </draw:line>
          <draw:line draw:name="Conector reto 23" draw:style-name="gr2" draw:text-style-name="P1" draw:layer="layout" svg:x1="9.965cm" svg:y1="1.393cm" svg:x2="9.965cm" svg:y2="18.532cm">
            <text:p/>
          </draw:line>
          <draw:line draw:name="Conector reto 24" draw:style-name="gr2" draw:text-style-name="P1" draw:layer="layout" svg:x1="10.971cm" svg:y1="1.393cm" svg:x2="10.971cm" svg:y2="18.532cm">
            <text:p/>
          </draw:line>
          <draw:line draw:name="Conector reto 25" draw:style-name="gr2" draw:text-style-name="P1" draw:layer="layout" svg:x1="10.971cm" svg:y1="1.393cm" svg:x2="10.971cm" svg:y2="18.532cm">
            <text:p/>
          </draw:line>
          <draw:line draw:name="Conector reto 26" draw:style-name="gr2" draw:text-style-name="P1" draw:layer="layout" svg:x1="11.977cm" svg:y1="1.393cm" svg:x2="11.977cm" svg:y2="18.532cm">
            <text:p/>
          </draw:line>
          <draw:line draw:name="Conector reto 27" draw:style-name="gr2" draw:text-style-name="P1" draw:layer="layout" svg:x1="11.977cm" svg:y1="1.393cm" svg:x2="11.977cm" svg:y2="18.532cm">
            <text:p/>
          </draw:line>
          <draw:line draw:name="Conector reto 28" draw:style-name="gr2" draw:text-style-name="P1" draw:layer="layout" svg:x1="12.983cm" svg:y1="1.393cm" svg:x2="12.983cm" svg:y2="18.532cm">
            <text:p/>
          </draw:line>
          <draw:line draw:name="Conector reto 29" draw:style-name="gr2" draw:text-style-name="P1" draw:layer="layout" svg:x1="12.983cm" svg:y1="1.393cm" svg:x2="12.983cm" svg:y2="18.532cm">
            <text:p/>
          </draw:line>
          <draw:line draw:name="Conector reto 30" draw:style-name="gr2" draw:text-style-name="P1" draw:layer="layout" svg:x1="13.989cm" svg:y1="1.393cm" svg:x2="13.989cm" svg:y2="18.532cm">
            <text:p/>
          </draw:line>
          <draw:line draw:name="Conector reto 31" draw:style-name="gr2" draw:text-style-name="P1" draw:layer="layout" svg:x1="13.989cm" svg:y1="1.393cm" svg:x2="13.989cm" svg:y2="18.532cm">
            <text:p/>
          </draw:line>
          <draw:line draw:name="Conector reto 32" draw:style-name="gr2" draw:text-style-name="P1" draw:layer="layout" svg:x1="14.994cm" svg:y1="1.393cm" svg:x2="14.994cm" svg:y2="18.532cm">
            <text:p/>
          </draw:line>
          <draw:line draw:name="Conector reto 33" draw:style-name="gr2" draw:text-style-name="P1" draw:layer="layout" svg:x1="14.994cm" svg:y1="1.393cm" svg:x2="14.994cm" svg:y2="18.532cm">
            <text:p/>
          </draw:line>
          <draw:line draw:name="Conector reto 34" draw:style-name="gr2" draw:text-style-name="P1" draw:layer="layout" svg:x1="16cm" svg:y1="1.393cm" svg:x2="16cm" svg:y2="18.532cm">
            <text:p/>
          </draw:line>
          <draw:line draw:name="Conector reto 35" draw:style-name="gr2" draw:text-style-name="P1" draw:layer="layout" svg:x1="16cm" svg:y1="1.393cm" svg:x2="16cm" svg:y2="18.532cm">
            <text:p/>
          </draw:line>
          <draw:line draw:name="Conector reto 36" draw:style-name="gr2" draw:text-style-name="P1" draw:layer="layout" svg:x1="17.006cm" svg:y1="1.393cm" svg:x2="17.006cm" svg:y2="18.532cm">
            <text:p/>
          </draw:line>
          <draw:line draw:name="Conector reto 37" draw:style-name="gr2" draw:text-style-name="P1" draw:layer="layout" svg:x1="17.006cm" svg:y1="1.393cm" svg:x2="17.006cm" svg:y2="18.532cm">
            <text:p/>
          </draw:line>
          <draw:line draw:name="Conector reto 38" draw:style-name="gr2" draw:text-style-name="P1" draw:layer="layout" svg:x1="18.012cm" svg:y1="1.393cm" svg:x2="18.012cm" svg:y2="18.532cm">
            <text:p/>
          </draw:line>
          <draw:line draw:name="Conector reto 39" draw:style-name="gr2" draw:text-style-name="P1" draw:layer="layout" svg:x1="18.012cm" svg:y1="1.393cm" svg:x2="18.012cm" svg:y2="18.532cm">
            <text:p/>
          </draw:line>
          <draw:line draw:name="Conector reto 40" draw:style-name="gr2" draw:text-style-name="P1" draw:layer="layout" svg:x1="19.018cm" svg:y1="1.393cm" svg:x2="19.018cm" svg:y2="18.532cm">
            <text:p/>
          </draw:line>
          <draw:line draw:name="Conector reto 41" draw:style-name="gr2" draw:text-style-name="P1" draw:layer="layout" svg:x1="19.018cm" svg:y1="1.393cm" svg:x2="19.018cm" svg:y2="18.532cm">
            <text:p/>
          </draw:line>
          <draw:line draw:name="Conector reto 42" draw:style-name="gr2" draw:text-style-name="P1" draw:layer="layout" svg:x1="20.023cm" svg:y1="1.393cm" svg:x2="20.023cm" svg:y2="18.532cm">
            <text:p/>
          </draw:line>
          <draw:line draw:name="Conector reto 43" draw:style-name="gr2" draw:text-style-name="P1" draw:layer="layout" svg:x1="20.023cm" svg:y1="1.393cm" svg:x2="20.023cm" svg:y2="18.532cm">
            <text:p/>
          </draw:line>
          <draw:line draw:name="Conector reto 44" draw:style-name="gr2" draw:text-style-name="P1" draw:layer="layout" svg:x1="21.029cm" svg:y1="1.393cm" svg:x2="21.029cm" svg:y2="18.532cm">
            <text:p/>
          </draw:line>
          <draw:line draw:name="Conector reto 45" draw:style-name="gr2" draw:text-style-name="P1" draw:layer="layout" svg:x1="21.029cm" svg:y1="1.393cm" svg:x2="21.029cm" svg:y2="18.532cm">
            <text:p/>
          </draw:line>
          <draw:line draw:name="Conector reto 46" draw:style-name="gr2" draw:text-style-name="P1" draw:layer="layout" svg:x1="22.035cm" svg:y1="1.393cm" svg:x2="22.035cm" svg:y2="18.532cm">
            <text:p/>
          </draw:line>
          <draw:line draw:name="Conector reto 47" draw:style-name="gr2" draw:text-style-name="P1" draw:layer="layout" svg:x1="22.035cm" svg:y1="1.393cm" svg:x2="22.035cm" svg:y2="18.532cm">
            <text:p/>
          </draw:line>
          <draw:line draw:name="Conector reto 48" draw:style-name="gr2" draw:text-style-name="P1" draw:layer="layout" svg:x1="23.041cm" svg:y1="1.393cm" svg:x2="23.041cm" svg:y2="18.532cm">
            <text:p/>
          </draw:line>
          <draw:line draw:name="Conector reto 49" draw:style-name="gr2" draw:text-style-name="P1" draw:layer="layout" svg:x1="23.041cm" svg:y1="1.393cm" svg:x2="23.041cm" svg:y2="18.532cm">
            <text:p/>
          </draw:line>
          <draw:line draw:name="Conector reto 50" draw:style-name="gr2" draw:text-style-name="P1" draw:layer="layout" svg:x1="24.047cm" svg:y1="1.393cm" svg:x2="24.047cm" svg:y2="18.532cm">
            <text:p/>
          </draw:line>
          <draw:line draw:name="Conector reto 51" draw:style-name="gr2" draw:text-style-name="P1" draw:layer="layout" svg:x1="24.047cm" svg:y1="1.393cm" svg:x2="24.047cm" svg:y2="18.532cm">
            <text:p/>
          </draw:line>
          <draw:line draw:name="Conector reto 52" draw:style-name="gr2" draw:text-style-name="P1" draw:layer="layout" svg:x1="25.052cm" svg:y1="1.393cm" svg:x2="25.052cm" svg:y2="18.532cm">
            <text:p/>
          </draw:line>
          <draw:line draw:name="Conector reto 53" draw:style-name="gr2" draw:text-style-name="P1" draw:layer="layout" svg:x1="25.036cm" svg:y1="1.393cm" svg:x2="25.036cm" svg:y2="18.532cm">
            <text:p/>
          </draw:line>
          <draw:line draw:name="Conector reto 54" draw:style-name="gr2" draw:text-style-name="P1" draw:layer="layout" svg:x1="26.042cm" svg:y1="1.393cm" svg:x2="26.042cm" svg:y2="18.532cm">
            <text:p/>
          </draw:line>
          <draw:line draw:name="Conector reto 55" draw:style-name="gr2" draw:text-style-name="P1" draw:layer="layout" svg:x1="26.042cm" svg:y1="1.393cm" svg:x2="26.042cm" svg:y2="18.532cm">
            <text:p/>
          </draw:line>
          <draw:line draw:name="Conector reto 56" draw:style-name="gr2" draw:text-style-name="P1" draw:layer="layout" svg:x1="27.048cm" svg:y1="1.393cm" svg:x2="27.048cm" svg:y2="18.532cm">
            <text:p/>
          </draw:line>
          <draw:line draw:name="Conector reto 57" draw:style-name="gr2" draw:text-style-name="P1" draw:layer="layout" svg:x1="27.048cm" svg:y1="1.393cm" svg:x2="27.048cm" svg:y2="18.532cm">
            <text:p/>
          </draw:line>
          <draw:line draw:name="Conector reto 58" draw:style-name="gr2" draw:text-style-name="P1" draw:layer="layout" svg:x1="28.053cm" svg:y1="1.393cm" svg:x2="28.053cm" svg:y2="18.532cm">
            <text:p/>
          </draw:line>
          <draw:line draw:name="Conector reto 59" draw:style-name="gr2" draw:text-style-name="P1" draw:layer="layout" svg:x1="28.053cm" svg:y1="1.393cm" svg:x2="28.053cm" svg:y2="18.532cm">
            <text:p/>
          </draw:line>
          <draw:line draw:name="Conector reto 60" draw:style-name="gr2" draw:text-style-name="P1" draw:layer="layout" svg:x1="29.059cm" svg:y1="1.393cm" svg:x2="29.059cm" svg:y2="18.532cm">
            <text:p/>
          </draw:line>
          <draw:line draw:name="Conector reto 61" draw:style-name="gr2" draw:text-style-name="P1" draw:layer="layout" svg:x1="29.059cm" svg:y1="1.393cm" svg:x2="29.059cm" svg:y2="18.532cm">
            <text:p/>
          </draw:line>
          <draw:line draw:name="Conector reto 62" draw:style-name="gr2" draw:text-style-name="P1" draw:layer="layout" svg:x1="30.065cm" svg:y1="1.393cm" svg:x2="30.065cm" svg:y2="18.532cm">
            <text:p/>
          </draw:line>
          <draw:line draw:name="Conector reto 63" draw:style-name="gr2" draw:text-style-name="P1" draw:layer="layout" svg:x1="30.065cm" svg:y1="1.393cm" svg:x2="30.065cm" svg:y2="18.532cm">
            <text:p/>
          </draw:line>
          <draw:line draw:name="Conector reto 64" draw:style-name="gr2" draw:text-style-name="P1" draw:layer="layout" svg:x1="31.071cm" svg:y1="1.393cm" svg:x2="31.071cm" svg:y2="18.532cm">
            <text:p/>
          </draw:line>
          <draw:line draw:name="Conector reto 65" draw:style-name="gr2" draw:text-style-name="P1" draw:layer="layout" svg:x1="31.071cm" svg:y1="1.393cm" svg:x2="31.071cm" svg:y2="18.532cm">
            <text:p/>
          </draw:line>
          <draw:line draw:name="Conector reto 66" draw:style-name="gr2" draw:text-style-name="P1" draw:layer="layout" svg:x1="32.077cm" svg:y1="1.393cm" svg:x2="32.077cm" svg:y2="18.532cm">
            <text:p/>
          </draw:line>
          <draw:line draw:name="Conector reto 67" draw:style-name="gr2" draw:text-style-name="P1" draw:layer="layout" svg:x1="32.077cm" svg:y1="1.393cm" svg:x2="32.077cm" svg:y2="18.532cm">
            <text:p/>
          </draw:line>
        </draw:g>
        <draw:custom-shape draw:name="Elipse 73" draw:style-name="gr3" draw:text-style-name="P2" draw:layer="layout" svg:width="0.822cm" svg:height="0.822cm" svg:x="0.535cm" svg:y="2.62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75" draw:style-name="gr3" draw:text-style-name="P2" draw:layer="layout" svg:width="0.822cm" svg:height="0.822cm" svg:x="1.541cm" svg:y="2.62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76" draw:style-name="gr3" draw:text-style-name="P2" draw:layer="layout" svg:width="0.822cm" svg:height="0.822cm" svg:x="2.533cm" svg:y="2.62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77" draw:style-name="gr3" draw:text-style-name="P2" draw:layer="layout" svg:width="0.822cm" svg:height="0.822cm" svg:x="3.542cm" svg:y="2.62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78" draw:style-name="gr3" draw:text-style-name="P2" draw:layer="layout" svg:width="0.822cm" svg:height="0.822cm" svg:x="4.542cm" svg:y="2.62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79" draw:style-name="gr3" draw:text-style-name="P2" draw:layer="layout" svg:width="0.822cm" svg:height="0.822cm" svg:x="5.542cm" svg:y="2.62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80" draw:style-name="gr3" draw:text-style-name="P2" draw:layer="layout" svg:width="0.822cm" svg:height="0.822cm" svg:x="6.537cm" svg:y="2.62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81" draw:style-name="gr3" draw:text-style-name="P2" draw:layer="layout" svg:width="0.822cm" svg:height="0.822cm" svg:x="7.565cm" svg:y="2.62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91" draw:style-name="gr3" draw:text-style-name="P2" draw:layer="layout" svg:width="0.822cm" svg:height="0.822cm" svg:x="8.57cm" svg:y="2.62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92" draw:style-name="gr3" draw:text-style-name="P2" draw:layer="layout" svg:width="0.822cm" svg:height="0.822cm" svg:x="9.576cm" svg:y="2.62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93" draw:style-name="gr3" draw:text-style-name="P2" draw:layer="layout" svg:width="0.822cm" svg:height="0.822cm" svg:x="10.568cm" svg:y="2.62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94" draw:style-name="gr3" draw:text-style-name="P2" draw:layer="layout" svg:width="0.822cm" svg:height="0.822cm" svg:x="11.577cm" svg:y="2.62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95" draw:style-name="gr3" draw:text-style-name="P2" draw:layer="layout" svg:width="0.822cm" svg:height="0.822cm" svg:x="12.577cm" svg:y="2.62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96" draw:style-name="gr3" draw:text-style-name="P2" draw:layer="layout" svg:width="0.822cm" svg:height="0.822cm" svg:x="13.577cm" svg:y="2.62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97" draw:style-name="gr3" draw:text-style-name="P2" draw:layer="layout" svg:width="0.822cm" svg:height="0.822cm" svg:x="14.572cm" svg:y="2.62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98" draw:style-name="gr3" draw:text-style-name="P2" draw:layer="layout" svg:width="0.822cm" svg:height="0.822cm" svg:x="15.6cm" svg:y="2.62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99" draw:style-name="gr3" draw:text-style-name="P2" draw:layer="layout" svg:width="0.822cm" svg:height="0.822cm" svg:x="16.62cm" svg:y="2.62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00" draw:style-name="gr3" draw:text-style-name="P2" draw:layer="layout" svg:width="0.822cm" svg:height="0.822cm" svg:x="17.626cm" svg:y="2.62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01" draw:style-name="gr3" draw:text-style-name="P2" draw:layer="layout" svg:width="0.822cm" svg:height="0.822cm" svg:x="18.618cm" svg:y="2.62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02" draw:style-name="gr3" draw:text-style-name="P2" draw:layer="layout" svg:width="0.822cm" svg:height="0.822cm" svg:x="19.627cm" svg:y="2.62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03" draw:style-name="gr3" draw:text-style-name="P2" draw:layer="layout" svg:width="0.822cm" svg:height="0.822cm" svg:x="20.627cm" svg:y="2.62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04" draw:style-name="gr3" draw:text-style-name="P2" draw:layer="layout" svg:width="0.822cm" svg:height="0.822cm" svg:x="21.627cm" svg:y="2.62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05" draw:style-name="gr3" draw:text-style-name="P2" draw:layer="layout" svg:width="0.822cm" svg:height="0.822cm" svg:x="22.622cm" svg:y="2.62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06" draw:style-name="gr3" draw:text-style-name="P2" draw:layer="layout" svg:width="0.822cm" svg:height="0.822cm" svg:x="23.65cm" svg:y="2.62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07" draw:style-name="gr3" draw:text-style-name="P2" draw:layer="layout" svg:width="0.822cm" svg:height="0.822cm" svg:x="24.656cm" svg:y="2.62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08" draw:style-name="gr3" draw:text-style-name="P2" draw:layer="layout" svg:width="0.822cm" svg:height="0.822cm" svg:x="25.661cm" svg:y="2.62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09" draw:style-name="gr3" draw:text-style-name="P2" draw:layer="layout" svg:width="0.822cm" svg:height="0.822cm" svg:x="26.654cm" svg:y="2.62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10" draw:style-name="gr3" draw:text-style-name="P2" draw:layer="layout" svg:width="0.822cm" svg:height="0.822cm" svg:x="27.662cm" svg:y="2.62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11" draw:style-name="gr3" draw:text-style-name="P2" draw:layer="layout" svg:width="0.822cm" svg:height="0.822cm" svg:x="28.662cm" svg:y="2.62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12" draw:style-name="gr3" draw:text-style-name="P2" draw:layer="layout" svg:width="0.822cm" svg:height="0.822cm" svg:x="29.663cm" svg:y="2.62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13" draw:style-name="gr4" draw:text-style-name="P3" draw:layer="layout" svg:width="0.822cm" svg:height="0.822cm" svg:x="30.657cm" svg:y="2.62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116" draw:style-name="gr1" draw:text-style-name="P1" draw:layer="layout" svg:x1="1.237cm" svg:y1="2.742cm" svg:x2="1.952cm" svg:y2="2.028cm">
          <text:p/>
        </draw:line>
        <draw:line draw:name="Conector reto 118" draw:style-name="gr1" draw:text-style-name="P1" draw:layer="layout" svg:x1="2.243cm" svg:y1="2.742cm" svg:x2="2.933cm" svg:y2="2cm">
          <text:p/>
        </draw:line>
        <draw:line draw:name="Conector reto 120" draw:style-name="gr1" draw:text-style-name="P1" draw:layer="layout" svg:x1="3.227cm" svg:y1="2.731cm" svg:x2="3.941cm" svg:y2="2.016cm">
          <text:p/>
        </draw:line>
        <draw:line draw:name="Conector reto 121" draw:style-name="gr1" draw:text-style-name="P1" draw:layer="layout" svg:x1="4.232cm" svg:y1="2.731cm" svg:x2="4.923cm" svg:y2="1.988cm">
          <text:p/>
        </draw:line>
        <draw:line draw:name="Conector reto 122" draw:style-name="gr1" draw:text-style-name="P1" draw:layer="layout" svg:x1="5.261cm" svg:y1="2.766cm" svg:x2="5.976cm" svg:y2="2.051cm">
          <text:p/>
        </draw:line>
        <draw:line draw:name="Conector reto 123" draw:style-name="gr1" draw:text-style-name="P1" draw:layer="layout" svg:x1="6.267cm" svg:y1="2.766cm" svg:x2="6.957cm" svg:y2="2.023cm">
          <text:p/>
        </draw:line>
        <draw:line draw:name="Conector reto 124" draw:style-name="gr1" draw:text-style-name="P1" draw:layer="layout" svg:x1="7.25cm" svg:y1="2.754cm" svg:x2="7.965cm" svg:y2="2.04cm">
          <text:p/>
        </draw:line>
        <draw:line draw:name="Conector reto 125" draw:style-name="gr1" draw:text-style-name="P1" draw:layer="layout" svg:x1="8.256cm" svg:y1="2.754cm" svg:x2="8.947cm" svg:y2="2.011cm">
          <text:p/>
        </draw:line>
        <draw:line draw:name="Conector reto 126" draw:style-name="gr1" draw:text-style-name="P1" draw:layer="layout" svg:x1="9.288cm" svg:y1="2.771cm" svg:x2="10.003cm" svg:y2="2.056cm">
          <text:p/>
        </draw:line>
        <draw:line draw:name="Conector reto 127" draw:style-name="gr1" draw:text-style-name="P1" draw:layer="layout" svg:x1="10.294cm" svg:y1="2.771cm" svg:x2="10.985cm" svg:y2="2.028cm">
          <text:p/>
        </draw:line>
        <draw:line draw:name="Conector reto 128" draw:style-name="gr1" draw:text-style-name="P1" draw:layer="layout" svg:x1="11.278cm" svg:y1="2.759cm" svg:x2="11.992cm" svg:y2="2.044cm">
          <text:p/>
        </draw:line>
        <draw:line draw:name="Conector reto 129" draw:style-name="gr1" draw:text-style-name="P1" draw:layer="layout" svg:x1="12.284cm" svg:y1="2.759cm" svg:x2="12.974cm" svg:y2="2.016cm">
          <text:p/>
        </draw:line>
        <draw:line draw:name="Conector reto 130" draw:style-name="gr1" draw:text-style-name="P1" draw:layer="layout" svg:x1="13.312cm" svg:y1="2.794cm" svg:x2="14.027cm" svg:y2="2.08cm">
          <text:p/>
        </draw:line>
        <draw:line draw:name="Conector reto 131" draw:style-name="gr1" draw:text-style-name="P1" draw:layer="layout" svg:x1="14.318cm" svg:y1="2.794cm" svg:x2="15.009cm" svg:y2="2.051cm">
          <text:p/>
        </draw:line>
        <draw:line draw:name="Conector reto 132" draw:style-name="gr1" draw:text-style-name="P1" draw:layer="layout" svg:x1="15.302cm" svg:y1="2.782cm" svg:x2="16.016cm" svg:y2="2.068cm">
          <text:p/>
        </draw:line>
        <draw:line draw:name="Conector reto 133" draw:style-name="gr1" draw:text-style-name="P1" draw:layer="layout" svg:x1="16.308cm" svg:y1="2.782cm" svg:x2="16.998cm" svg:y2="2.04cm">
          <text:p/>
        </draw:line>
        <draw:line draw:name="Conector reto 134" draw:style-name="gr1" draw:text-style-name="P1" draw:layer="layout" svg:x1="17.296cm" svg:y1="2.822cm" svg:x2="18.011cm" svg:y2="2.108cm">
          <text:p/>
        </draw:line>
        <draw:line draw:name="Conector reto 135" draw:style-name="gr1" draw:text-style-name="P1" draw:layer="layout" svg:x1="18.302cm" svg:y1="2.822cm" svg:x2="18.993cm" svg:y2="2.08cm">
          <text:p/>
        </draw:line>
        <draw:line draw:name="Conector reto 136" draw:style-name="gr1" draw:text-style-name="P1" draw:layer="layout" svg:x1="19.286cm" svg:y1="2.811cm" svg:x2="20cm" svg:y2="2.096cm">
          <text:p/>
        </draw:line>
        <draw:line draw:name="Conector reto 137" draw:style-name="gr1" draw:text-style-name="P1" draw:layer="layout" svg:x1="20.291cm" svg:y1="2.811cm" svg:x2="20.982cm" svg:y2="2.068cm">
          <text:p/>
        </draw:line>
        <draw:line draw:name="Conector reto 138" draw:style-name="gr1" draw:text-style-name="P1" draw:layer="layout" svg:x1="21.32cm" svg:y1="2.846cm" svg:x2="22.035cm" svg:y2="2.131cm">
          <text:p/>
        </draw:line>
        <draw:line draw:name="Conector reto 139" draw:style-name="gr1" draw:text-style-name="P1" draw:layer="layout" svg:x1="22.326cm" svg:y1="2.846cm" svg:x2="23.016cm" svg:y2="2.103cm">
          <text:p/>
        </draw:line>
        <draw:line draw:name="Conector reto 140" draw:style-name="gr1" draw:text-style-name="P1" draw:layer="layout" svg:x1="23.31cm" svg:y1="2.834cm" svg:x2="24.024cm" svg:y2="2.12cm">
          <text:p/>
        </draw:line>
        <draw:line draw:name="Conector reto 141" draw:style-name="gr1" draw:text-style-name="P1" draw:layer="layout" svg:x1="24.315cm" svg:y1="2.834cm" svg:x2="25.006cm" svg:y2="2.091cm">
          <text:p/>
        </draw:line>
        <draw:line draw:name="Conector reto 142" draw:style-name="gr1" draw:text-style-name="P1" draw:layer="layout" svg:x1="25.347cm" svg:y1="2.851cm" svg:x2="26.062cm" svg:y2="2.136cm">
          <text:p/>
        </draw:line>
        <draw:line draw:name="Conector reto 143" draw:style-name="gr1" draw:text-style-name="P1" draw:layer="layout" svg:x1="26.353cm" svg:y1="2.851cm" svg:x2="27.044cm" svg:y2="2.108cm">
          <text:p/>
        </draw:line>
        <draw:line draw:name="Conector reto 144" draw:style-name="gr1" draw:text-style-name="P1" draw:layer="layout" svg:x1="27.337cm" svg:y1="2.839cm" svg:x2="28.051cm" svg:y2="2.124cm">
          <text:p/>
        </draw:line>
        <draw:line draw:name="Conector reto 145" draw:style-name="gr1" draw:text-style-name="P1" draw:layer="layout" svg:x1="28.366cm" svg:y1="2.839cm" svg:x2="29.057cm" svg:y2="2.096cm">
          <text:p/>
        </draw:line>
        <draw:line draw:name="Conector reto 146" draw:style-name="gr1" draw:text-style-name="P1" draw:layer="layout" svg:x1="29.371cm" svg:y1="2.874cm" svg:x2="30.086cm" svg:y2="2.16cm">
          <text:p/>
        </draw:line>
        <draw:line draw:name="Conector reto 147" draw:style-name="gr1" draw:text-style-name="P1" draw:layer="layout" svg:x1="30.377cm" svg:y1="2.874cm" svg:x2="31.068cm" svg:y2="2.131cm">
          <text:p/>
        </draw:line>
        <draw:custom-shape draw:name="Elipse 151" draw:style-name="gr3" draw:text-style-name="P2" draw:layer="layout" svg:width="0.822cm" svg:height="0.822cm" svg:x="0.535cm" svg:y="5.13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52" draw:style-name="gr3" draw:text-style-name="P2" draw:layer="layout" svg:width="0.822cm" svg:height="0.822cm" svg:x="1.541cm" svg:y="5.13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53" draw:style-name="gr3" draw:text-style-name="P2" draw:layer="layout" svg:width="0.822cm" svg:height="0.822cm" svg:x="2.533cm" svg:y="5.13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54" draw:style-name="gr3" draw:text-style-name="P2" draw:layer="layout" svg:width="0.822cm" svg:height="0.822cm" svg:x="3.542cm" svg:y="5.13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55" draw:style-name="gr3" draw:text-style-name="P2" draw:layer="layout" svg:width="0.822cm" svg:height="0.822cm" svg:x="4.542cm" svg:y="5.13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56" draw:style-name="gr3" draw:text-style-name="P2" draw:layer="layout" svg:width="0.822cm" svg:height="0.822cm" svg:x="5.542cm" svg:y="5.13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57" draw:style-name="gr3" draw:text-style-name="P2" draw:layer="layout" svg:width="0.822cm" svg:height="0.822cm" svg:x="6.537cm" svg:y="5.13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58" draw:style-name="gr3" draw:text-style-name="P2" draw:layer="layout" svg:width="0.822cm" svg:height="0.822cm" svg:x="7.565cm" svg:y="5.13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59" draw:style-name="gr3" draw:text-style-name="P2" draw:layer="layout" svg:width="0.822cm" svg:height="0.822cm" svg:x="8.57cm" svg:y="5.13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60" draw:style-name="gr3" draw:text-style-name="P2" draw:layer="layout" svg:width="0.822cm" svg:height="0.822cm" svg:x="9.576cm" svg:y="5.13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61" draw:style-name="gr3" draw:text-style-name="P2" draw:layer="layout" svg:width="0.822cm" svg:height="0.822cm" svg:x="10.568cm" svg:y="5.13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62" draw:style-name="gr3" draw:text-style-name="P2" draw:layer="layout" svg:width="0.822cm" svg:height="0.822cm" svg:x="11.577cm" svg:y="5.13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63" draw:style-name="gr3" draw:text-style-name="P2" draw:layer="layout" svg:width="0.822cm" svg:height="0.822cm" svg:x="12.577cm" svg:y="5.13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64" draw:style-name="gr3" draw:text-style-name="P2" draw:layer="layout" svg:width="0.822cm" svg:height="0.822cm" svg:x="13.577cm" svg:y="5.13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65" draw:style-name="gr3" draw:text-style-name="P2" draw:layer="layout" svg:width="0.822cm" svg:height="0.822cm" svg:x="14.572cm" svg:y="5.13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66" draw:style-name="gr3" draw:text-style-name="P2" draw:layer="layout" svg:width="0.822cm" svg:height="0.822cm" svg:x="15.6cm" svg:y="5.13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67" draw:style-name="gr3" draw:text-style-name="P2" draw:layer="layout" svg:width="0.822cm" svg:height="0.822cm" svg:x="16.62cm" svg:y="5.13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68" draw:style-name="gr3" draw:text-style-name="P2" draw:layer="layout" svg:width="0.822cm" svg:height="0.822cm" svg:x="17.626cm" svg:y="5.13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69" draw:style-name="gr3" draw:text-style-name="P2" draw:layer="layout" svg:width="0.822cm" svg:height="0.822cm" svg:x="18.618cm" svg:y="5.13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70" draw:style-name="gr3" draw:text-style-name="P2" draw:layer="layout" svg:width="0.822cm" svg:height="0.822cm" svg:x="19.627cm" svg:y="5.13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71" draw:style-name="gr3" draw:text-style-name="P2" draw:layer="layout" svg:width="0.822cm" svg:height="0.822cm" svg:x="20.627cm" svg:y="5.13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72" draw:style-name="gr3" draw:text-style-name="P2" draw:layer="layout" svg:width="0.822cm" svg:height="0.822cm" svg:x="21.627cm" svg:y="5.13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73" draw:style-name="gr3" draw:text-style-name="P2" draw:layer="layout" svg:width="0.822cm" svg:height="0.822cm" svg:x="22.622cm" svg:y="5.13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74" draw:style-name="gr3" draw:text-style-name="P2" draw:layer="layout" svg:width="0.822cm" svg:height="0.822cm" svg:x="23.65cm" svg:y="5.13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75" draw:style-name="gr3" draw:text-style-name="P2" draw:layer="layout" svg:width="0.822cm" svg:height="0.822cm" svg:x="24.656cm" svg:y="5.13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76" draw:style-name="gr3" draw:text-style-name="P2" draw:layer="layout" svg:width="0.822cm" svg:height="0.822cm" svg:x="25.661cm" svg:y="5.13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77" draw:style-name="gr3" draw:text-style-name="P2" draw:layer="layout" svg:width="0.822cm" svg:height="0.822cm" svg:x="26.654cm" svg:y="5.13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78" draw:style-name="gr3" draw:text-style-name="P2" draw:layer="layout" svg:width="0.822cm" svg:height="0.822cm" svg:x="27.662cm" svg:y="5.13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79" draw:style-name="gr4" draw:text-style-name="P3" draw:layer="layout" svg:width="0.822cm" svg:height="0.822cm" svg:x="28.662cm" svg:y="5.13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80" draw:style-name="gr4" draw:text-style-name="P3" draw:layer="layout" svg:width="0.822cm" svg:height="0.822cm" svg:x="29.663cm" svg:y="5.13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04" draw:style-name="gr1" draw:text-style-name="P1" draw:layer="layout" svg:x1="23.31cm" svg:y1="5.35cm" svg:x2="25.006cm" svg:y2="3.964cm">
          <text:p/>
        </draw:line>
        <draw:line draw:name="Conector reto 205" draw:style-name="gr1" draw:text-style-name="P1" draw:layer="layout" svg:x1="24.315cm" svg:y1="5.35cm" svg:x2="26.062cm" svg:y2="3.971cm">
          <text:p/>
        </draw:line>
        <draw:line draw:name="Conector reto 206" draw:style-name="gr1" draw:text-style-name="P1" draw:layer="layout" svg:x1="25.347cm" svg:y1="5.367cm" svg:x2="27.044cm" svg:y2="3.959cm">
          <text:p/>
        </draw:line>
        <draw:line draw:name="Conector reto 207" draw:style-name="gr1" draw:text-style-name="P1" draw:layer="layout" svg:x1="26.353cm" svg:y1="5.367cm" svg:x2="28.051cm" svg:y2="3.959cm">
          <text:p/>
        </draw:line>
        <draw:line draw:name="Conector reto 208" draw:style-name="gr1" draw:text-style-name="P1" draw:layer="layout" svg:x1="27.337cm" svg:y1="5.355cm" svg:x2="29.057cm" svg:y2="3.959cm">
          <text:p/>
        </draw:line>
        <draw:line draw:name="Conector reto 209" draw:style-name="gr1" draw:text-style-name="P1" draw:layer="layout" svg:x1="28.366cm" svg:y1="5.355cm" svg:x2="30.086cm" svg:y2="3.971cm">
          <text:p/>
        </draw:line>
        <draw:line draw:name="Conector reto 225" draw:style-name="gr1" draw:text-style-name="P1" draw:layer="layout" svg:x1="21.298cm" svg:y1="5.442cm" svg:x2="22.995cm" svg:y2="4.022cm">
          <text:p/>
        </draw:line>
        <draw:line draw:name="Conector reto 226" draw:style-name="gr1" draw:text-style-name="P1" draw:layer="layout" svg:x1="22.304cm" svg:y1="5.442cm" svg:x2="24.002cm" svg:y2="3.987cm">
          <text:p/>
        </draw:line>
        <draw:line draw:name="Conector reto 227" draw:style-name="gr1" draw:text-style-name="P1" draw:layer="layout" svg:x1="15.26cm" svg:y1="5.379cm" svg:x2="16.956cm" svg:y2="3.992cm">
          <text:p/>
        </draw:line>
        <draw:line draw:name="Conector reto 228" draw:style-name="gr1" draw:text-style-name="P1" draw:layer="layout" svg:x1="16.242cm" svg:y1="5.402cm" svg:x2="17.989cm" svg:y2="4.022cm">
          <text:p/>
        </draw:line>
        <draw:line draw:name="Conector reto 229" draw:style-name="gr1" draw:text-style-name="P1" draw:layer="layout" svg:x1="17.274cm" svg:y1="5.419cm" svg:x2="18.971cm" svg:y2="4.011cm">
          <text:p/>
        </draw:line>
        <draw:line draw:name="Conector reto 230" draw:style-name="gr1" draw:text-style-name="P1" draw:layer="layout" svg:x1="18.28cm" svg:y1="5.419cm" svg:x2="19.978cm" svg:y2="4.011cm">
          <text:p/>
        </draw:line>
        <draw:line draw:name="Conector reto 231" draw:style-name="gr1" draw:text-style-name="P1" draw:layer="layout" svg:x1="19.264cm" svg:y1="5.407cm" svg:x2="20.984cm" svg:y2="4.011cm">
          <text:p/>
        </draw:line>
        <draw:line draw:name="Conector reto 232" draw:style-name="gr1" draw:text-style-name="P1" draw:layer="layout" svg:x1="20.293cm" svg:y1="5.407cm" svg:x2="22.013cm" svg:y2="4.022cm">
          <text:p/>
        </draw:line>
        <draw:line draw:name="Conector reto 233" draw:style-name="gr1" draw:text-style-name="P1" draw:layer="layout" svg:x1="13.312cm" svg:y1="5.414cm" svg:x2="15.009cm" svg:y2="3.994cm">
          <text:p/>
        </draw:line>
        <draw:line draw:name="Conector reto 234" draw:style-name="gr1" draw:text-style-name="P1" draw:layer="layout" svg:x1="14.318cm" svg:y1="5.414cm" svg:x2="16.016cm" svg:y2="3.959cm">
          <text:p/>
        </draw:line>
        <draw:line draw:name="Conector reto 235" draw:style-name="gr1" draw:text-style-name="P1" draw:layer="layout" svg:x1="7.25cm" svg:y1="5.374cm" svg:x2="8.947cm" svg:y2="3.987cm">
          <text:p/>
        </draw:line>
        <draw:line draw:name="Conector reto 236" draw:style-name="gr1" draw:text-style-name="P1" draw:layer="layout" svg:x1="8.256cm" svg:y1="5.374cm" svg:x2="10.003cm" svg:y2="3.994cm">
          <text:p/>
        </draw:line>
        <draw:line draw:name="Conector reto 237" draw:style-name="gr1" draw:text-style-name="P1" draw:layer="layout" svg:x1="9.288cm" svg:y1="5.391cm" svg:x2="10.985cm" svg:y2="3.982cm">
          <text:p/>
        </draw:line>
        <draw:line draw:name="Conector reto 238" draw:style-name="gr1" draw:text-style-name="P1" draw:layer="layout" svg:x1="10.294cm" svg:y1="5.391cm" svg:x2="11.992cm" svg:y2="3.982cm">
          <text:p/>
        </draw:line>
        <draw:line draw:name="Conector reto 239" draw:style-name="gr1" draw:text-style-name="P1" draw:layer="layout" svg:x1="11.278cm" svg:y1="5.379cm" svg:x2="12.998cm" svg:y2="3.982cm">
          <text:p/>
        </draw:line>
        <draw:line draw:name="Conector reto 240" draw:style-name="gr1" draw:text-style-name="P1" draw:layer="layout" svg:x1="12.307cm" svg:y1="5.379cm" svg:x2="14.027cm" svg:y2="3.994cm">
          <text:p/>
        </draw:line>
        <draw:line draw:name="Conector reto 241" draw:style-name="gr1" draw:text-style-name="P1" draw:layer="layout" svg:x1="5.239cm" svg:y1="5.466cm" svg:x2="6.936cm" svg:y2="4.046cm">
          <text:p/>
        </draw:line>
        <draw:line draw:name="Conector reto 242" draw:style-name="gr1" draw:text-style-name="P1" draw:layer="layout" svg:x1="6.245cm" svg:y1="5.466cm" svg:x2="7.943cm" svg:y2="4.011cm">
          <text:p/>
        </draw:line>
        <draw:line draw:name="Conector reto 245" draw:style-name="gr1" draw:text-style-name="P1" draw:layer="layout" svg:x1="1.215cm" svg:y1="5.442cm" svg:x2="2.912cm" svg:y2="4.034cm">
          <text:p/>
        </draw:line>
        <draw:line draw:name="Conector reto 246" draw:style-name="gr1" draw:text-style-name="P1" draw:layer="layout" svg:x1="2.221cm" svg:y1="5.442cm" svg:x2="3.919cm" svg:y2="4.034cm">
          <text:p/>
        </draw:line>
        <draw:line draw:name="Conector reto 247" draw:style-name="gr1" draw:text-style-name="P1" draw:layer="layout" svg:x1="3.205cm" svg:y1="5.43cm" svg:x2="4.925cm" svg:y2="4.034cm">
          <text:p/>
        </draw:line>
        <draw:line draw:name="Conector reto 248" draw:style-name="gr1" draw:text-style-name="P1" draw:layer="layout" svg:x1="4.234cm" svg:y1="5.43cm" svg:x2="5.954cm" svg:y2="4.046cm">
          <text:p/>
        </draw:line>
        <draw:custom-shape draw:name="Elipse 249" draw:style-name="gr3" draw:text-style-name="P2" draw:layer="layout" svg:width="0.822cm" svg:height="0.822cm" svg:x="0.535cm" svg:y="8.56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50" draw:style-name="gr3" draw:text-style-name="P2" draw:layer="layout" svg:width="0.822cm" svg:height="0.822cm" svg:x="1.541cm" svg:y="8.56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51" draw:style-name="gr3" draw:text-style-name="P2" draw:layer="layout" svg:width="0.822cm" svg:height="0.822cm" svg:x="2.533cm" svg:y="8.56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52" draw:style-name="gr3" draw:text-style-name="P2" draw:layer="layout" svg:width="0.822cm" svg:height="0.822cm" svg:x="3.542cm" svg:y="8.56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53" draw:style-name="gr3" draw:text-style-name="P2" draw:layer="layout" svg:width="0.822cm" svg:height="0.822cm" svg:x="4.542cm" svg:y="8.56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54" draw:style-name="gr3" draw:text-style-name="P2" draw:layer="layout" svg:width="0.822cm" svg:height="0.822cm" svg:x="5.542cm" svg:y="8.56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55" draw:style-name="gr3" draw:text-style-name="P2" draw:layer="layout" svg:width="0.822cm" svg:height="0.822cm" svg:x="6.537cm" svg:y="8.56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56" draw:style-name="gr3" draw:text-style-name="P2" draw:layer="layout" svg:width="0.822cm" svg:height="0.822cm" svg:x="7.565cm" svg:y="8.56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57" draw:style-name="gr3" draw:text-style-name="P2" draw:layer="layout" svg:width="0.822cm" svg:height="0.822cm" svg:x="8.57cm" svg:y="8.56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58" draw:style-name="gr3" draw:text-style-name="P2" draw:layer="layout" svg:width="0.822cm" svg:height="0.822cm" svg:x="9.576cm" svg:y="8.56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59" draw:style-name="gr3" draw:text-style-name="P2" draw:layer="layout" svg:width="0.822cm" svg:height="0.822cm" svg:x="10.568cm" svg:y="8.56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60" draw:style-name="gr3" draw:text-style-name="P2" draw:layer="layout" svg:width="0.822cm" svg:height="0.822cm" svg:x="11.577cm" svg:y="8.56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61" draw:style-name="gr3" draw:text-style-name="P2" draw:layer="layout" svg:width="0.822cm" svg:height="0.822cm" svg:x="12.577cm" svg:y="8.56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62" draw:style-name="gr3" draw:text-style-name="P2" draw:layer="layout" svg:width="0.822cm" svg:height="0.822cm" svg:x="13.577cm" svg:y="8.56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63" draw:style-name="gr3" draw:text-style-name="P2" draw:layer="layout" svg:width="0.822cm" svg:height="0.822cm" svg:x="14.572cm" svg:y="8.56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64" draw:style-name="gr3" draw:text-style-name="P2" draw:layer="layout" svg:width="0.822cm" svg:height="0.822cm" svg:x="15.6cm" svg:y="8.56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65" draw:style-name="gr3" draw:text-style-name="P2" draw:layer="layout" svg:width="0.822cm" svg:height="0.822cm" svg:x="16.62cm" svg:y="8.56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66" draw:style-name="gr3" draw:text-style-name="P2" draw:layer="layout" svg:width="0.822cm" svg:height="0.822cm" svg:x="17.626cm" svg:y="8.56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67" draw:style-name="gr3" draw:text-style-name="P2" draw:layer="layout" svg:width="0.822cm" svg:height="0.822cm" svg:x="18.618cm" svg:y="8.56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68" draw:style-name="gr3" draw:text-style-name="P2" draw:layer="layout" svg:width="0.822cm" svg:height="0.822cm" svg:x="19.627cm" svg:y="8.56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69" draw:style-name="gr3" draw:text-style-name="P2" draw:layer="layout" svg:width="0.822cm" svg:height="0.822cm" svg:x="20.627cm" svg:y="8.56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70" draw:style-name="gr3" draw:text-style-name="P2" draw:layer="layout" svg:width="0.822cm" svg:height="0.822cm" svg:x="21.627cm" svg:y="8.56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71" draw:style-name="gr3" draw:text-style-name="P2" draw:layer="layout" svg:width="0.822cm" svg:height="0.822cm" svg:x="22.622cm" svg:y="8.56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72" draw:style-name="gr3" draw:text-style-name="P2" draw:layer="layout" svg:width="0.822cm" svg:height="0.822cm" svg:x="23.65cm" svg:y="8.56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73" draw:style-name="gr4" draw:text-style-name="P3" draw:layer="layout" svg:width="0.822cm" svg:height="0.822cm" svg:x="24.656cm" svg:y="8.56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74" draw:style-name="gr4" draw:text-style-name="P3" draw:layer="layout" svg:width="0.822cm" svg:height="0.822cm" svg:x="25.661cm" svg:y="8.56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75" draw:style-name="gr4" draw:text-style-name="P3" draw:layer="layout" svg:width="0.822cm" svg:height="0.822cm" svg:x="26.654cm" svg:y="8.56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76" draw:style-name="gr4" draw:text-style-name="P3" draw:layer="layout" svg:width="0.822cm" svg:height="0.822cm" svg:x="27.662cm" svg:y="8.56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80" draw:style-name="gr5" draw:text-style-name="P1" draw:layer="layout" svg:x1="1.237cm" svg:y1="8.681cm" svg:x2="4.923cm" svg:y2="6.467cm">
          <text:p/>
        </draw:line>
        <draw:line draw:name="Conector reto 281" draw:style-name="gr5" draw:text-style-name="P1" draw:layer="layout" svg:x1="2.267cm" svg:y1="8.681cm" svg:x2="5.953cm" svg:y2="6.467cm">
          <text:p/>
        </draw:line>
        <draw:line draw:name="Conector reto 282" draw:style-name="gr5" draw:text-style-name="P1" draw:layer="layout" svg:x1="3.249cm" svg:y1="8.681cm" svg:x2="6.935cm" svg:y2="6.467cm">
          <text:p/>
        </draw:line>
        <draw:line draw:name="Conector reto 283" draw:style-name="gr5" draw:text-style-name="P1" draw:layer="layout" svg:x1="4.279cm" svg:y1="8.681cm" svg:x2="7.965cm" svg:y2="6.467cm">
          <text:p/>
        </draw:line>
        <draw:line draw:name="Conector reto 284" draw:style-name="gr5" draw:text-style-name="P1" draw:layer="layout" svg:x1="5.214cm" svg:y1="8.681cm" svg:x2="8.9cm" svg:y2="6.467cm">
          <text:p/>
        </draw:line>
        <draw:line draw:name="Conector reto 285" draw:style-name="gr5" draw:text-style-name="P1" draw:layer="layout" svg:x1="6.244cm" svg:y1="8.681cm" svg:x2="9.93cm" svg:y2="6.467cm">
          <text:p/>
        </draw:line>
        <draw:line draw:name="Conector reto 286" draw:style-name="gr5" draw:text-style-name="P1" draw:layer="layout" svg:x1="7.226cm" svg:y1="8.681cm" svg:x2="10.912cm" svg:y2="6.467cm">
          <text:p/>
        </draw:line>
        <draw:line draw:name="Conector reto 287" draw:style-name="gr5" draw:text-style-name="P1" draw:layer="layout" svg:x1="8.256cm" svg:y1="8.681cm" svg:x2="11.942cm" svg:y2="6.467cm">
          <text:p/>
        </draw:line>
        <draw:line draw:name="Conector reto 288" draw:style-name="gr5" draw:text-style-name="P1" draw:layer="layout" svg:x1="9.288cm" svg:y1="8.681cm" svg:x2="12.974cm" svg:y2="6.467cm">
          <text:p/>
        </draw:line>
        <draw:line draw:name="Conector reto 289" draw:style-name="gr5" draw:text-style-name="P1" draw:layer="layout" svg:x1="10.319cm" svg:y1="8.681cm" svg:x2="14.004cm" svg:y2="6.467cm">
          <text:p/>
        </draw:line>
        <draw:line draw:name="Conector reto 290" draw:style-name="gr5" draw:text-style-name="P1" draw:layer="layout" svg:x1="11.3cm" svg:y1="8.681cm" svg:x2="14.986cm" svg:y2="6.467cm">
          <text:p/>
        </draw:line>
        <draw:line draw:name="Conector reto 291" draw:style-name="gr5" draw:text-style-name="P1" draw:layer="layout" svg:x1="12.33cm" svg:y1="8.681cm" svg:x2="16.016cm" svg:y2="6.467cm">
          <text:p/>
        </draw:line>
        <draw:line draw:name="Conector reto 292" draw:style-name="gr5" draw:text-style-name="P1" draw:layer="layout" svg:x1="13.266cm" svg:y1="8.681cm" svg:x2="16.951cm" svg:y2="6.467cm">
          <text:p/>
        </draw:line>
        <draw:line draw:name="Conector reto 293" draw:style-name="gr5" draw:text-style-name="P1" draw:layer="layout" svg:x1="14.296cm" svg:y1="8.681cm" svg:x2="17.981cm" svg:y2="6.467cm">
          <text:p/>
        </draw:line>
        <draw:line draw:name="Conector reto 294" draw:style-name="gr5" draw:text-style-name="P1" draw:layer="layout" svg:x1="15.277cm" svg:y1="8.681cm" svg:x2="18.963cm" svg:y2="6.467cm">
          <text:p/>
        </draw:line>
        <draw:line draw:name="Conector reto 295" draw:style-name="gr5" draw:text-style-name="P1" draw:layer="layout" svg:x1="16.308cm" svg:y1="8.681cm" svg:x2="19.993cm" svg:y2="6.467cm">
          <text:p/>
        </draw:line>
        <draw:line draw:name="Conector reto 304" draw:style-name="gr5" draw:text-style-name="P1" draw:layer="layout" svg:x1="17.335cm" svg:y1="8.701cm" svg:x2="21.02cm" svg:y2="6.487cm">
          <text:p/>
        </draw:line>
        <draw:line draw:name="Conector reto 305" draw:style-name="gr5" draw:text-style-name="P1" draw:layer="layout" svg:x1="18.365cm" svg:y1="8.701cm" svg:x2="22.051cm" svg:y2="6.487cm">
          <text:p/>
        </draw:line>
        <draw:line draw:name="Conector reto 306" draw:style-name="gr5" draw:text-style-name="P1" draw:layer="layout" svg:x1="19.346cm" svg:y1="8.701cm" svg:x2="23.032cm" svg:y2="6.487cm">
          <text:p/>
        </draw:line>
        <draw:line draw:name="Conector reto 307" draw:style-name="gr5" draw:text-style-name="P1" draw:layer="layout" svg:x1="20.377cm" svg:y1="8.701cm" svg:x2="24.062cm" svg:y2="6.487cm">
          <text:p/>
        </draw:line>
        <draw:line draw:name="Conector reto 308" draw:style-name="gr5" draw:text-style-name="P1" draw:layer="layout" svg:x1="21.312cm" svg:y1="8.701cm" svg:x2="24.997cm" svg:y2="6.487cm">
          <text:p/>
        </draw:line>
        <draw:line draw:name="Conector reto 309" draw:style-name="gr5" draw:text-style-name="P1" draw:layer="layout" svg:x1="22.342cm" svg:y1="8.701cm" svg:x2="26.028cm" svg:y2="6.487cm">
          <text:p/>
        </draw:line>
        <draw:line draw:name="Conector reto 310" draw:style-name="gr5" draw:text-style-name="P1" draw:layer="layout" svg:x1="23.324cm" svg:y1="8.701cm" svg:x2="27.009cm" svg:y2="6.487cm">
          <text:p/>
        </draw:line>
        <draw:line draw:name="Conector reto 311" draw:style-name="gr5" draw:text-style-name="P1" draw:layer="layout" svg:x1="24.354cm" svg:y1="8.701cm" svg:x2="28.04cm" svg:y2="6.487cm">
          <text:p/>
        </draw:line>
        <draw:line draw:name="Conector reto 312" draw:style-name="gr5" draw:text-style-name="P1" draw:layer="layout" svg:x1="25.386cm" svg:y1="8.701cm" svg:x2="29.072cm" svg:y2="6.487cm">
          <text:p/>
        </draw:line>
        <draw:line draw:name="Conector reto 313" draw:style-name="gr5" draw:text-style-name="P1" draw:layer="layout" svg:x1="26.381cm" svg:y1="8.701cm" svg:x2="30.067cm" svg:y2="6.487cm">
          <text:p/>
        </draw:line>
        <draw:line draw:name="Conector reto 314" draw:style-name="gr5" draw:text-style-name="P1" draw:layer="layout" svg:x1="27.398cm" svg:y1="8.701cm" svg:x2="31.083cm" svg:y2="6.487cm">
          <text:p/>
        </draw:line>
        <draw:line draw:name="Conector reto 315" draw:style-name="gr5" draw:text-style-name="P1" draw:layer="layout" svg:x1="28.357cm" svg:y1="8.701cm" svg:x2="32.043cm" svg:y2="6.487cm">
          <text:p/>
        </draw:line>
        <draw:custom-shape draw:name="Elipse 320" draw:style-name="gr3" draw:text-style-name="P2" draw:layer="layout" svg:width="0.822cm" svg:height="0.822cm" svg:x="0.531cm" svg:y="12.73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1" draw:style-name="gr3" draw:text-style-name="P2" draw:layer="layout" svg:width="0.822cm" svg:height="0.822cm" svg:x="1.537cm" svg:y="12.73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2" draw:style-name="gr3" draw:text-style-name="P2" draw:layer="layout" svg:width="0.822cm" svg:height="0.822cm" svg:x="2.529cm" svg:y="12.73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3" draw:style-name="gr3" draw:text-style-name="P2" draw:layer="layout" svg:width="0.822cm" svg:height="0.822cm" svg:x="3.537cm" svg:y="12.73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4" draw:style-name="gr3" draw:text-style-name="P2" draw:layer="layout" svg:width="0.822cm" svg:height="0.822cm" svg:x="4.538cm" svg:y="12.73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5" draw:style-name="gr3" draw:text-style-name="P2" draw:layer="layout" svg:width="0.822cm" svg:height="0.822cm" svg:x="5.538cm" svg:y="12.73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6" draw:style-name="gr3" draw:text-style-name="P2" draw:layer="layout" svg:width="0.822cm" svg:height="0.822cm" svg:x="6.533cm" svg:y="12.73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7" draw:style-name="gr3" draw:text-style-name="P2" draw:layer="layout" svg:width="0.822cm" svg:height="0.822cm" svg:x="7.561cm" svg:y="12.73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8" draw:style-name="gr3" draw:text-style-name="P2" draw:layer="layout" svg:width="0.822cm" svg:height="0.822cm" svg:x="8.566cm" svg:y="12.73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9" draw:style-name="gr3" draw:text-style-name="P2" draw:layer="layout" svg:width="0.822cm" svg:height="0.822cm" svg:x="9.572cm" svg:y="12.73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30" draw:style-name="gr3" draw:text-style-name="P2" draw:layer="layout" svg:width="0.822cm" svg:height="0.822cm" svg:x="10.564cm" svg:y="12.73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31" draw:style-name="gr3" draw:text-style-name="P2" draw:layer="layout" svg:width="0.822cm" svg:height="0.822cm" svg:x="11.573cm" svg:y="12.73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32" draw:style-name="gr3" draw:text-style-name="P2" draw:layer="layout" svg:width="0.822cm" svg:height="0.822cm" svg:x="12.573cm" svg:y="12.73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33" draw:style-name="gr3" draw:text-style-name="P2" draw:layer="layout" svg:width="0.822cm" svg:height="0.822cm" svg:x="13.573cm" svg:y="12.73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34" draw:style-name="gr3" draw:text-style-name="P2" draw:layer="layout" svg:width="0.822cm" svg:height="0.822cm" svg:x="14.568cm" svg:y="12.73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35" draw:style-name="gr3" draw:text-style-name="P2" draw:layer="layout" svg:width="0.822cm" svg:height="0.822cm" svg:x="15.596cm" svg:y="12.73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349" draw:style-name="gr5" draw:text-style-name="P1" draw:layer="layout" svg:x1="1.233cm" svg:y1="12.858cm" svg:x2="8.947cm" svg:y2="9.783cm">
          <text:p/>
        </draw:line>
        <draw:line draw:name="Conector reto 350" draw:style-name="gr5" draw:text-style-name="P1" draw:layer="layout" svg:x1="2.243cm" svg:y1="12.852cm" svg:x2="9.957cm" svg:y2="9.777cm">
          <text:p/>
        </draw:line>
        <draw:line draw:name="Conector reto 351" draw:style-name="gr5" draw:text-style-name="P1" draw:layer="layout" svg:x1="3.222cm" svg:y1="12.911cm" svg:x2="10.936cm" svg:y2="9.836cm">
          <text:p/>
        </draw:line>
        <draw:line draw:name="Conector reto 352" draw:style-name="gr5" draw:text-style-name="P1" draw:layer="layout" svg:x1="4.232cm" svg:y1="12.905cm" svg:x2="11.946cm" svg:y2="9.83cm">
          <text:p/>
        </draw:line>
        <draw:line draw:name="Conector reto 353" draw:style-name="gr5" draw:text-style-name="P1" draw:layer="layout" svg:x1="5.219cm" svg:y1="12.841cm" svg:x2="12.933cm" svg:y2="9.766cm">
          <text:p/>
        </draw:line>
        <draw:line draw:name="Conector reto 354" draw:style-name="gr5" draw:text-style-name="P1" draw:layer="layout" svg:x1="6.229cm" svg:y1="12.835cm" svg:x2="13.943cm" svg:y2="9.76cm">
          <text:p/>
        </draw:line>
        <draw:line draw:name="Conector reto 355" draw:style-name="gr5" draw:text-style-name="P1" draw:layer="layout" svg:x1="7.208cm" svg:y1="12.893cm" svg:x2="14.922cm" svg:y2="9.818cm">
          <text:p/>
        </draw:line>
        <draw:line draw:name="Conector reto 356" draw:style-name="gr5" draw:text-style-name="P1" draw:layer="layout" svg:x1="8.218cm" svg:y1="12.888cm" svg:x2="15.932cm" svg:y2="9.813cm">
          <text:p/>
        </draw:line>
        <draw:line draw:name="Conector reto 357" draw:style-name="gr5" draw:text-style-name="P1" draw:layer="layout" svg:x1="9.309cm" svg:y1="12.858cm" svg:x2="17.023cm" svg:y2="9.783cm">
          <text:p/>
        </draw:line>
        <draw:line draw:name="Conector reto 358" draw:style-name="gr5" draw:text-style-name="P1" draw:layer="layout" svg:x1="10.319cm" svg:y1="12.852cm" svg:x2="18.033cm" svg:y2="9.777cm">
          <text:p/>
        </draw:line>
        <draw:line draw:name="Conector reto 359" draw:style-name="gr5" draw:text-style-name="P1" draw:layer="layout" svg:x1="11.299cm" svg:y1="12.911cm" svg:x2="19.012cm" svg:y2="9.836cm">
          <text:p/>
        </draw:line>
        <draw:line draw:name="Conector reto 360" draw:style-name="gr5" draw:text-style-name="P1" draw:layer="layout" svg:x1="12.309cm" svg:y1="12.905cm" svg:x2="20.022cm" svg:y2="9.83cm">
          <text:p/>
        </draw:line>
        <draw:line draw:name="Conector reto 361" draw:style-name="gr5" draw:text-style-name="P1" draw:layer="layout" svg:x1="13.295cm" svg:y1="12.841cm" svg:x2="21.009cm" svg:y2="9.766cm">
          <text:p/>
        </draw:line>
        <draw:line draw:name="Conector reto 362" draw:style-name="gr5" draw:text-style-name="P1" draw:layer="layout" svg:x1="14.305cm" svg:y1="12.835cm" svg:x2="22.019cm" svg:y2="9.76cm">
          <text:p/>
        </draw:line>
        <draw:line draw:name="Conector reto 363" draw:style-name="gr5" draw:text-style-name="P1" draw:layer="layout" svg:x1="15.285cm" svg:y1="12.893cm" svg:x2="22.998cm" svg:y2="9.818cm">
          <text:p/>
        </draw:line>
        <draw:line draw:name="Conector reto 364" draw:style-name="gr5" draw:text-style-name="P1" draw:layer="layout" svg:x1="16.295cm" svg:y1="12.888cm" svg:x2="24.008cm" svg:y2="9.813cm">
          <text:p/>
        </draw:line>
        <draw:line draw:name="Conector reto 365" draw:style-name="gr5" draw:text-style-name="P1" draw:layer="layout" svg:x1="17.255cm" svg:y1="12.805cm" svg:x2="24.969cm" svg:y2="9.73cm">
          <text:p/>
        </draw:line>
        <draw:line draw:name="Conector reto 366" draw:style-name="gr5" draw:text-style-name="P1" draw:layer="layout" svg:x1="18.265cm" svg:y1="12.799cm" svg:x2="25.979cm" svg:y2="9.724cm">
          <text:p/>
        </draw:line>
        <draw:line draw:name="Conector reto 367" draw:style-name="gr5" draw:text-style-name="P1" draw:layer="layout" svg:x1="19.28cm" svg:y1="12.858cm" svg:x2="26.994cm" svg:y2="9.783cm">
          <text:p/>
        </draw:line>
        <draw:line draw:name="Conector reto 368" draw:style-name="gr5" draw:text-style-name="P1" draw:layer="layout" svg:x1="20.29cm" svg:y1="12.852cm" svg:x2="28.004cm" svg:y2="9.777cm">
          <text:p/>
        </draw:line>
        <draw:line draw:name="Conector reto 369" draw:style-name="gr5" draw:text-style-name="P1" draw:layer="layout" svg:x1="21.294cm" svg:y1="12.788cm" svg:x2="29.008cm" svg:y2="9.713cm">
          <text:p/>
        </draw:line>
        <draw:line draw:name="Conector reto 370" draw:style-name="gr5" draw:text-style-name="P1" draw:layer="layout" svg:x1="22.286cm" svg:y1="12.799cm" svg:x2="30cm" svg:y2="9.724cm">
          <text:p/>
        </draw:line>
        <draw:line draw:name="Conector reto 371" draw:style-name="gr5" draw:text-style-name="P1" draw:layer="layout" svg:x1="23.301cm" svg:y1="12.841cm" svg:x2="31.015cm" svg:y2="9.766cm">
          <text:p/>
        </draw:line>
        <draw:line draw:name="Conector reto 372" draw:style-name="gr5" draw:text-style-name="P1" draw:layer="layout" svg:x1="24.311cm" svg:y1="12.835cm" svg:x2="32.025cm" svg:y2="9.76cm">
          <text:p/>
        </draw:line>
        <draw:custom-shape draw:name="Elipse 336" draw:style-name="gr4" draw:text-style-name="P3" draw:layer="layout" svg:width="0.822cm" svg:height="0.822cm" svg:x="16.616cm" svg:y="12.73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37" draw:style-name="gr4" draw:text-style-name="P3" draw:layer="layout" svg:width="0.822cm" svg:height="0.822cm" svg:x="17.622cm" svg:y="12.73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38" draw:style-name="gr4" draw:text-style-name="P3" draw:layer="layout" svg:width="0.822cm" svg:height="0.822cm" svg:x="18.614cm" svg:y="12.73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39" draw:style-name="gr4" draw:text-style-name="P3" draw:layer="layout" svg:width="0.822cm" svg:height="0.822cm" svg:x="19.623cm" svg:y="12.73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40" draw:style-name="gr4" draw:text-style-name="P3" draw:layer="layout" svg:width="0.822cm" svg:height="0.822cm" svg:x="20.623cm" svg:y="12.73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41" draw:style-name="gr4" draw:text-style-name="P3" draw:layer="layout" svg:width="0.822cm" svg:height="0.822cm" svg:x="21.623cm" svg:y="12.73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42" draw:style-name="gr4" draw:text-style-name="P3" draw:layer="layout" svg:width="0.822cm" svg:height="0.822cm" svg:x="22.618cm" svg:y="12.73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43" draw:style-name="gr4" draw:text-style-name="P3" draw:layer="layout" svg:width="0.822cm" svg:height="0.822cm" svg:x="23.646cm" svg:y="12.73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73" draw:style-name="gr4" draw:text-style-name="P3" draw:layer="layout" svg:width="0.822cm" svg:height="0.822cm" svg:x="0.535cm" svg:y="17.46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74" draw:style-name="gr4" draw:text-style-name="P3" draw:layer="layout" svg:width="0.822cm" svg:height="0.822cm" svg:x="1.541cm" svg:y="17.46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75" draw:style-name="gr4" draw:text-style-name="P3" draw:layer="layout" svg:width="0.822cm" svg:height="0.822cm" svg:x="2.533cm" svg:y="17.46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76" draw:style-name="gr4" draw:text-style-name="P3" draw:layer="layout" svg:width="0.822cm" svg:height="0.822cm" svg:x="3.542cm" svg:y="17.46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77" draw:style-name="gr4" draw:text-style-name="P3" draw:layer="layout" svg:width="0.822cm" svg:height="0.822cm" svg:x="4.542cm" svg:y="17.46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78" draw:style-name="gr4" draw:text-style-name="P3" draw:layer="layout" svg:width="0.822cm" svg:height="0.822cm" svg:x="5.542cm" svg:y="17.46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79" draw:style-name="gr4" draw:text-style-name="P3" draw:layer="layout" svg:width="0.822cm" svg:height="0.822cm" svg:x="6.537cm" svg:y="17.46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80" draw:style-name="gr4" draw:text-style-name="P3" draw:layer="layout" svg:width="0.822cm" svg:height="0.822cm" svg:x="7.565cm" svg:y="17.46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81" draw:style-name="gr4" draw:text-style-name="P3" draw:layer="layout" svg:width="0.822cm" svg:height="0.822cm" svg:x="8.57cm" svg:y="17.46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82" draw:style-name="gr4" draw:text-style-name="P3" draw:layer="layout" svg:width="0.822cm" svg:height="0.822cm" svg:x="9.576cm" svg:y="17.46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83" draw:style-name="gr4" draw:text-style-name="P3" draw:layer="layout" svg:width="0.822cm" svg:height="0.822cm" svg:x="10.568cm" svg:y="17.46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84" draw:style-name="gr4" draw:text-style-name="P3" draw:layer="layout" svg:width="0.822cm" svg:height="0.822cm" svg:x="11.577cm" svg:y="17.46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85" draw:style-name="gr4" draw:text-style-name="P3" draw:layer="layout" svg:width="0.822cm" svg:height="0.822cm" svg:x="12.577cm" svg:y="17.46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86" draw:style-name="gr4" draw:text-style-name="P3" draw:layer="layout" svg:width="0.822cm" svg:height="0.822cm" svg:x="13.577cm" svg:y="17.46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87" draw:style-name="gr4" draw:text-style-name="P3" draw:layer="layout" svg:width="0.822cm" svg:height="0.822cm" svg:x="14.572cm" svg:y="17.46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88" draw:style-name="gr4" draw:text-style-name="P3" draw:layer="layout" svg:width="0.822cm" svg:height="0.822cm" svg:x="15.6cm" svg:y="17.46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391" draw:style-name="gr5" draw:text-style-name="P1" draw:layer="layout" svg:x1="1.237cm" svg:y1="17.585cm" svg:x2="16.998cm" svg:y2="13.922cm">
          <text:p/>
        </draw:line>
        <draw:line draw:name="Conector reto 392" draw:style-name="gr5" draw:text-style-name="P1" draw:layer="layout" svg:x1="2.243cm" svg:y1="17.562cm" svg:x2="18.004cm" svg:y2="13.899cm">
          <text:p/>
        </draw:line>
        <draw:line draw:name="Conector reto 393" draw:style-name="gr5" draw:text-style-name="P1" draw:layer="layout" svg:x1="3.227cm" svg:y1="17.562cm" svg:x2="18.988cm" svg:y2="13.899cm">
          <text:p/>
        </draw:line>
        <draw:line draw:name="Conector reto 394" draw:style-name="gr5" draw:text-style-name="P1" draw:layer="layout" svg:x1="4.232cm" svg:y1="17.538cm" svg:x2="19.993cm" svg:y2="13.875cm">
          <text:p/>
        </draw:line>
        <draw:line draw:name="Conector reto 395" draw:style-name="gr5" draw:text-style-name="P1" draw:layer="layout" svg:x1="5.244cm" svg:y1="17.585cm" svg:x2="21.022cm" svg:y2="13.875cm">
          <text:p/>
        </draw:line>
        <draw:line draw:name="Conector reto 396" draw:style-name="gr5" draw:text-style-name="P1" draw:layer="layout" svg:x1="6.244cm" svg:y1="17.585cm" svg:x2="22.028cm" svg:y2="13.852cm">
          <text:p/>
        </draw:line>
        <draw:line draw:name="Conector reto 397" draw:style-name="gr5" draw:text-style-name="P1" draw:layer="layout" svg:x1="7.239cm" svg:y1="17.585cm" svg:x2="23.011cm" svg:y2="13.852cm">
          <text:p/>
        </draw:line>
        <draw:line draw:name="Conector reto 398" draw:style-name="gr5" draw:text-style-name="P1" draw:layer="layout" svg:x1="8.267cm" svg:y1="17.585cm" svg:x2="24.017cm" svg:y2="13.828cm">
          <text:p/>
        </draw:line>
        <draw:line draw:name="Conector reto 399" draw:style-name="gr5" draw:text-style-name="P1" draw:layer="layout" svg:x1="9.273cm" svg:y1="17.585cm" svg:x2="25.049cm" svg:y2="13.805cm">
          <text:p/>
        </draw:line>
        <draw:line draw:name="Conector reto 400" draw:style-name="gr5" draw:text-style-name="P1" draw:layer="layout" svg:x1="10.278cm" svg:y1="17.585cm" svg:x2="26.055cm" svg:y2="13.781cm">
          <text:p/>
        </draw:line>
        <draw:line draw:name="Conector reto 401" draw:style-name="gr5" draw:text-style-name="P1" draw:layer="layout" svg:x1="11.27cm" svg:y1="17.585cm" svg:x2="27.039cm" svg:y2="13.781cm">
          <text:p/>
        </draw:line>
        <draw:line draw:name="Conector reto 402" draw:style-name="gr5" draw:text-style-name="P1" draw:layer="layout" svg:x1="12.279cm" svg:y1="17.585cm" svg:x2="28.045cm" svg:y2="13.758cm">
          <text:p/>
        </draw:line>
        <draw:line draw:name="Conector reto 403" draw:style-name="gr5" draw:text-style-name="P1" draw:layer="layout" svg:x1="13.279cm" svg:y1="17.585cm" svg:x2="29.073cm" svg:y2="13.758cm">
          <text:p/>
        </draw:line>
        <draw:line draw:name="Conector reto 404" draw:style-name="gr5" draw:text-style-name="P1" draw:layer="layout" svg:x1="14.279cm" svg:y1="17.585cm" svg:x2="30.079cm" svg:y2="13.734cm">
          <text:p/>
        </draw:line>
        <draw:line draw:name="Conector reto 405" draw:style-name="gr5" draw:text-style-name="P1" draw:layer="layout" svg:x1="15.274cm" svg:y1="17.585cm" svg:x2="31.063cm" svg:y2="13.734cm">
          <text:p/>
        </draw:line>
        <draw:line draw:name="Conector reto 406" draw:style-name="gr5" draw:text-style-name="P1" draw:layer="layout" svg:x1="16.302cm" svg:y1="17.585cm" svg:x2="32.069cm" svg:y2="13.711cm">
          <text:p/>
        </draw:line>
        <draw:custom-shape draw:name="CaixaDeTexto 132_15" draw:style-name="gr6" draw:text-style-name="P5" draw:layer="layout" svg:width="9.168cm" svg:height="1.182cm" svg:x="-0.377cm" svg:y="0.392cm">
          <text:p text:style-name="P4"><text:span text:style-name="T1"><text:s text:c="5"/></text:span><text:span text:style-name="T2">31 30 29 28 <text:s/>27 26 25 24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32_16" draw:style-name="gr7" draw:text-style-name="P6" draw:layer="layout" svg:width="8.365cm" svg:height="1.18cm" svg:x="8.227cm" svg:y="0.392cm">
          <text:p text:style-name="P4"><text:span text:style-name="T2"><text:s/></text:span><text:span text:style-name="T2">23 22 <text:s/>21 20 19 18 17 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32_17" draw:style-name="gr8" draw:text-style-name="P6" draw:layer="layout" svg:width="8.094cm" svg:height="1.18cm" svg:x="16.228cm" svg:y="0.415cm">
          <text:p text:style-name="P4"><text:span text:style-name="T2"><text:s/></text:span><text:span text:style-name="T2">15 14 13 12 <text:s/>11 10 <text:s/>9 <text:s text:c="2"/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32_18" draw:style-name="gr9" draw:text-style-name="P6" draw:layer="layout" svg:width="7.992cm" svg:height="1.18cm" svg:x="24.585cm" svg:y="0.415cm">
          <text:p text:style-name="P4"><text:span text:style-name="T2">7 <text:s text:c="2"/>6 <text:s text:c="2"/>5 <text:s text:c="3"/>4 <text:s text:c="3"/>3 <text:s text:c="3"/>2 <text:s text:c="2"/>1 <text:s text:c="3"/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ço Reservado para Imagem de Slide 1" draw:style-name="gr10" draw:layer="layout" svg:width="15.239cm" svg:height="8.572cm" svg:x="1.905cm" svg:y="3.175cm" draw:page-number="1" presentation:class="page"/>
          <draw:frame draw:name="Espaço Reservado para Anotações 2" presentation:style-name="pr1" draw:text-style-name="P8" draw:layer="layout" svg:width="15.239cm" svg:height="10cm" svg:x="1.905cm" svg:y="12.224cm" presentation:class="notes" presentation:user-transformed="true">
            <draw:text-box>
              <text:p text:style-name="P7"><text:span text:style-name="T3">Koggle-Stone</text:span></text:p>
            </draw:text-box>
          </draw:frame>
          <draw:frame draw:name="Espaço Reservado para Número de Slide 3" presentation:style-name="pr2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page2" draw:style-name="dp1" draw:master-page-name="Título_20_e_20_Conteúdo" presentation:presentation-page-layout-name="AL1T11">
        <draw:g draw:name="Agrupar 68">
          <draw:line draw:name="Conector reto 69" draw:style-name="gr2" draw:text-style-name="P1" draw:layer="layout" svg:x1="0.93cm" svg:y1="1.487cm" svg:x2="0.93cm" svg:y2="18.462cm">
            <text:p/>
          </draw:line>
          <draw:line draw:name="Conector reto 70" draw:style-name="gr2" draw:text-style-name="P1" draw:layer="layout" svg:x1="1.935cm" svg:y1="1.487cm" svg:x2="1.935cm" svg:y2="18.462cm">
            <text:p/>
          </draw:line>
          <draw:line draw:name="Conector reto 71" draw:style-name="gr2" draw:text-style-name="P1" draw:layer="layout" svg:x1="1.935cm" svg:y1="1.487cm" svg:x2="1.935cm" svg:y2="18.462cm">
            <text:p/>
          </draw:line>
          <draw:line draw:name="Conector reto 72" draw:style-name="gr2" draw:text-style-name="P1" draw:layer="layout" svg:x1="2.941cm" svg:y1="1.487cm" svg:x2="2.941cm" svg:y2="18.462cm">
            <text:p/>
          </draw:line>
          <draw:line draw:name="Conector reto 73" draw:style-name="gr2" draw:text-style-name="P1" draw:layer="layout" svg:x1="2.941cm" svg:y1="1.487cm" svg:x2="2.941cm" svg:y2="18.462cm">
            <text:p/>
          </draw:line>
          <draw:line draw:name="Conector reto 74" draw:style-name="gr2" draw:text-style-name="P1" draw:layer="layout" svg:x1="3.947cm" svg:y1="1.487cm" svg:x2="3.947cm" svg:y2="18.462cm">
            <text:p/>
          </draw:line>
          <draw:line draw:name="Conector reto 75" draw:style-name="gr2" draw:text-style-name="P1" draw:layer="layout" svg:x1="3.947cm" svg:y1="1.487cm" svg:x2="3.947cm" svg:y2="18.462cm">
            <text:p/>
          </draw:line>
          <draw:line draw:name="Conector reto 76" draw:style-name="gr2" draw:text-style-name="P1" draw:layer="layout" svg:x1="4.953cm" svg:y1="1.487cm" svg:x2="4.953cm" svg:y2="18.462cm">
            <text:p/>
          </draw:line>
          <draw:line draw:name="Conector reto 77" draw:style-name="gr2" draw:text-style-name="P1" draw:layer="layout" svg:x1="4.953cm" svg:y1="1.487cm" svg:x2="4.953cm" svg:y2="18.462cm">
            <text:p/>
          </draw:line>
          <draw:line draw:name="Conector reto 78" draw:style-name="gr2" draw:text-style-name="P1" draw:layer="layout" svg:x1="5.959cm" svg:y1="1.487cm" svg:x2="5.959cm" svg:y2="18.462cm">
            <text:p/>
          </draw:line>
          <draw:line draw:name="Conector reto 79" draw:style-name="gr2" draw:text-style-name="P1" draw:layer="layout" svg:x1="5.959cm" svg:y1="1.487cm" svg:x2="5.959cm" svg:y2="18.462cm">
            <text:p/>
          </draw:line>
          <draw:line draw:name="Conector reto 80" draw:style-name="gr2" draw:text-style-name="P1" draw:layer="layout" svg:x1="6.964cm" svg:y1="1.487cm" svg:x2="6.964cm" svg:y2="18.462cm">
            <text:p/>
          </draw:line>
          <draw:line draw:name="Conector reto 81" draw:style-name="gr2" draw:text-style-name="P1" draw:layer="layout" svg:x1="6.964cm" svg:y1="1.487cm" svg:x2="6.964cm" svg:y2="18.462cm">
            <text:p/>
          </draw:line>
          <draw:line draw:name="Conector reto 82" draw:style-name="gr2" draw:text-style-name="P1" draw:layer="layout" svg:x1="7.97cm" svg:y1="1.487cm" svg:x2="7.97cm" svg:y2="18.462cm">
            <text:p/>
          </draw:line>
          <draw:line draw:name="Conector reto 83" draw:style-name="gr2" draw:text-style-name="P1" draw:layer="layout" svg:x1="7.97cm" svg:y1="1.487cm" svg:x2="7.97cm" svg:y2="18.462cm">
            <text:p/>
          </draw:line>
          <draw:line draw:name="Conector reto 84" draw:style-name="gr2" draw:text-style-name="P1" draw:layer="layout" svg:x1="8.976cm" svg:y1="1.487cm" svg:x2="8.976cm" svg:y2="18.462cm">
            <text:p/>
          </draw:line>
          <draw:line draw:name="Conector reto 85" draw:style-name="gr2" draw:text-style-name="P1" draw:layer="layout" svg:x1="8.96cm" svg:y1="1.487cm" svg:x2="8.96cm" svg:y2="18.462cm">
            <text:p/>
          </draw:line>
          <draw:line draw:name="Conector reto 86" draw:style-name="gr2" draw:text-style-name="P1" draw:layer="layout" svg:x1="9.965cm" svg:y1="1.487cm" svg:x2="9.965cm" svg:y2="18.462cm">
            <text:p/>
          </draw:line>
          <draw:line draw:name="Conector reto 87" draw:style-name="gr2" draw:text-style-name="P1" draw:layer="layout" svg:x1="9.965cm" svg:y1="1.487cm" svg:x2="9.965cm" svg:y2="18.462cm">
            <text:p/>
          </draw:line>
          <draw:line draw:name="Conector reto 88" draw:style-name="gr2" draw:text-style-name="P1" draw:layer="layout" svg:x1="10.971cm" svg:y1="1.487cm" svg:x2="10.971cm" svg:y2="18.462cm">
            <text:p/>
          </draw:line>
          <draw:line draw:name="Conector reto 89" draw:style-name="gr2" draw:text-style-name="P1" draw:layer="layout" svg:x1="10.971cm" svg:y1="1.487cm" svg:x2="10.971cm" svg:y2="18.462cm">
            <text:p/>
          </draw:line>
          <draw:line draw:name="Conector reto 90" draw:style-name="gr2" draw:text-style-name="P1" draw:layer="layout" svg:x1="11.977cm" svg:y1="1.487cm" svg:x2="11.977cm" svg:y2="18.462cm">
            <text:p/>
          </draw:line>
          <draw:line draw:name="Conector reto 91" draw:style-name="gr2" draw:text-style-name="P1" draw:layer="layout" svg:x1="11.977cm" svg:y1="1.487cm" svg:x2="11.977cm" svg:y2="18.462cm">
            <text:p/>
          </draw:line>
          <draw:line draw:name="Conector reto 92" draw:style-name="gr2" draw:text-style-name="P1" draw:layer="layout" svg:x1="12.983cm" svg:y1="1.487cm" svg:x2="12.983cm" svg:y2="18.462cm">
            <text:p/>
          </draw:line>
          <draw:line draw:name="Conector reto 93" draw:style-name="gr2" draw:text-style-name="P1" draw:layer="layout" svg:x1="12.983cm" svg:y1="1.487cm" svg:x2="12.983cm" svg:y2="18.462cm">
            <text:p/>
          </draw:line>
          <draw:line draw:name="Conector reto 94" draw:style-name="gr2" draw:text-style-name="P1" draw:layer="layout" svg:x1="13.989cm" svg:y1="1.487cm" svg:x2="13.989cm" svg:y2="18.462cm">
            <text:p/>
          </draw:line>
          <draw:line draw:name="Conector reto 95" draw:style-name="gr2" draw:text-style-name="P1" draw:layer="layout" svg:x1="13.989cm" svg:y1="1.487cm" svg:x2="13.989cm" svg:y2="18.462cm">
            <text:p/>
          </draw:line>
          <draw:line draw:name="Conector reto 96" draw:style-name="gr2" draw:text-style-name="P1" draw:layer="layout" svg:x1="14.994cm" svg:y1="1.487cm" svg:x2="14.994cm" svg:y2="18.462cm">
            <text:p/>
          </draw:line>
          <draw:line draw:name="Conector reto 97" draw:style-name="gr2" draw:text-style-name="P1" draw:layer="layout" svg:x1="14.994cm" svg:y1="1.487cm" svg:x2="14.994cm" svg:y2="18.462cm">
            <text:p/>
          </draw:line>
          <draw:line draw:name="Conector reto 98" draw:style-name="gr2" draw:text-style-name="P1" draw:layer="layout" svg:x1="16cm" svg:y1="1.487cm" svg:x2="16cm" svg:y2="18.462cm">
            <text:p/>
          </draw:line>
          <draw:line draw:name="Conector reto 99" draw:style-name="gr2" draw:text-style-name="P1" draw:layer="layout" svg:x1="16cm" svg:y1="1.487cm" svg:x2="16cm" svg:y2="18.462cm">
            <text:p/>
          </draw:line>
          <draw:line draw:name="Conector reto 100" draw:style-name="gr2" draw:text-style-name="P1" draw:layer="layout" svg:x1="17.006cm" svg:y1="1.487cm" svg:x2="17.006cm" svg:y2="18.462cm">
            <text:p/>
          </draw:line>
          <draw:line draw:name="Conector reto 101" draw:style-name="gr2" draw:text-style-name="P1" draw:layer="layout" svg:x1="17.006cm" svg:y1="1.487cm" svg:x2="17.006cm" svg:y2="18.462cm">
            <text:p/>
          </draw:line>
          <draw:line draw:name="Conector reto 102" draw:style-name="gr2" draw:text-style-name="P1" draw:layer="layout" svg:x1="18.012cm" svg:y1="1.487cm" svg:x2="18.012cm" svg:y2="18.462cm">
            <text:p/>
          </draw:line>
          <draw:line draw:name="Conector reto 103" draw:style-name="gr2" draw:text-style-name="P1" draw:layer="layout" svg:x1="18.012cm" svg:y1="1.487cm" svg:x2="18.012cm" svg:y2="18.462cm">
            <text:p/>
          </draw:line>
          <draw:line draw:name="Conector reto 104" draw:style-name="gr2" draw:text-style-name="P1" draw:layer="layout" svg:x1="19.018cm" svg:y1="1.487cm" svg:x2="19.018cm" svg:y2="18.462cm">
            <text:p/>
          </draw:line>
          <draw:line draw:name="Conector reto 105" draw:style-name="gr2" draw:text-style-name="P1" draw:layer="layout" svg:x1="19.018cm" svg:y1="1.487cm" svg:x2="19.018cm" svg:y2="18.462cm">
            <text:p/>
          </draw:line>
          <draw:line draw:name="Conector reto 106" draw:style-name="gr2" draw:text-style-name="P1" draw:layer="layout" svg:x1="20.023cm" svg:y1="1.487cm" svg:x2="20.023cm" svg:y2="18.462cm">
            <text:p/>
          </draw:line>
          <draw:line draw:name="Conector reto 107" draw:style-name="gr2" draw:text-style-name="P1" draw:layer="layout" svg:x1="20.023cm" svg:y1="1.487cm" svg:x2="20.023cm" svg:y2="18.462cm">
            <text:p/>
          </draw:line>
          <draw:line draw:name="Conector reto 108" draw:style-name="gr2" draw:text-style-name="P1" draw:layer="layout" svg:x1="21.029cm" svg:y1="1.487cm" svg:x2="21.029cm" svg:y2="18.462cm">
            <text:p/>
          </draw:line>
          <draw:line draw:name="Conector reto 109" draw:style-name="gr2" draw:text-style-name="P1" draw:layer="layout" svg:x1="21.029cm" svg:y1="1.487cm" svg:x2="21.029cm" svg:y2="18.462cm">
            <text:p/>
          </draw:line>
          <draw:line draw:name="Conector reto 110" draw:style-name="gr2" draw:text-style-name="P1" draw:layer="layout" svg:x1="22.035cm" svg:y1="1.487cm" svg:x2="22.035cm" svg:y2="18.462cm">
            <text:p/>
          </draw:line>
          <draw:line draw:name="Conector reto 111" draw:style-name="gr2" draw:text-style-name="P1" draw:layer="layout" svg:x1="22.035cm" svg:y1="1.487cm" svg:x2="22.035cm" svg:y2="18.462cm">
            <text:p/>
          </draw:line>
          <draw:line draw:name="Conector reto 112" draw:style-name="gr2" draw:text-style-name="P1" draw:layer="layout" svg:x1="23.041cm" svg:y1="1.487cm" svg:x2="23.041cm" svg:y2="18.462cm">
            <text:p/>
          </draw:line>
          <draw:line draw:name="Conector reto 113" draw:style-name="gr2" draw:text-style-name="P1" draw:layer="layout" svg:x1="23.041cm" svg:y1="1.487cm" svg:x2="23.041cm" svg:y2="18.462cm">
            <text:p/>
          </draw:line>
          <draw:line draw:name="Conector reto 114" draw:style-name="gr2" draw:text-style-name="P1" draw:layer="layout" svg:x1="24.047cm" svg:y1="1.487cm" svg:x2="24.047cm" svg:y2="18.462cm">
            <text:p/>
          </draw:line>
          <draw:line draw:name="Conector reto 115" draw:style-name="gr2" draw:text-style-name="P1" draw:layer="layout" svg:x1="24.047cm" svg:y1="1.487cm" svg:x2="24.047cm" svg:y2="18.462cm">
            <text:p/>
          </draw:line>
          <draw:line draw:name="Conector reto 116" draw:style-name="gr2" draw:text-style-name="P1" draw:layer="layout" svg:x1="25.052cm" svg:y1="1.487cm" svg:x2="25.052cm" svg:y2="18.462cm">
            <text:p/>
          </draw:line>
          <draw:line draw:name="Conector reto 117" draw:style-name="gr2" draw:text-style-name="P1" draw:layer="layout" svg:x1="25.036cm" svg:y1="1.487cm" svg:x2="25.036cm" svg:y2="18.462cm">
            <text:p/>
          </draw:line>
          <draw:line draw:name="Conector reto 118" draw:style-name="gr2" draw:text-style-name="P1" draw:layer="layout" svg:x1="26.042cm" svg:y1="1.487cm" svg:x2="26.042cm" svg:y2="18.462cm">
            <text:p/>
          </draw:line>
          <draw:line draw:name="Conector reto 119" draw:style-name="gr2" draw:text-style-name="P1" draw:layer="layout" svg:x1="26.042cm" svg:y1="1.487cm" svg:x2="26.042cm" svg:y2="18.462cm">
            <text:p/>
          </draw:line>
          <draw:line draw:name="Conector reto 120" draw:style-name="gr2" draw:text-style-name="P1" draw:layer="layout" svg:x1="27.048cm" svg:y1="1.487cm" svg:x2="27.048cm" svg:y2="18.462cm">
            <text:p/>
          </draw:line>
          <draw:line draw:name="Conector reto 121" draw:style-name="gr2" draw:text-style-name="P1" draw:layer="layout" svg:x1="27.048cm" svg:y1="1.487cm" svg:x2="27.048cm" svg:y2="18.462cm">
            <text:p/>
          </draw:line>
          <draw:line draw:name="Conector reto 122" draw:style-name="gr2" draw:text-style-name="P1" draw:layer="layout" svg:x1="28.053cm" svg:y1="1.487cm" svg:x2="28.053cm" svg:y2="18.462cm">
            <text:p/>
          </draw:line>
          <draw:line draw:name="Conector reto 123" draw:style-name="gr2" draw:text-style-name="P1" draw:layer="layout" svg:x1="28.053cm" svg:y1="1.487cm" svg:x2="28.053cm" svg:y2="18.462cm">
            <text:p/>
          </draw:line>
          <draw:line draw:name="Conector reto 124" draw:style-name="gr2" draw:text-style-name="P1" draw:layer="layout" svg:x1="29.059cm" svg:y1="1.487cm" svg:x2="29.059cm" svg:y2="18.462cm">
            <text:p/>
          </draw:line>
          <draw:line draw:name="Conector reto 125" draw:style-name="gr2" draw:text-style-name="P1" draw:layer="layout" svg:x1="29.059cm" svg:y1="1.487cm" svg:x2="29.059cm" svg:y2="18.462cm">
            <text:p/>
          </draw:line>
          <draw:line draw:name="Conector reto 126" draw:style-name="gr2" draw:text-style-name="P1" draw:layer="layout" svg:x1="30.065cm" svg:y1="1.487cm" svg:x2="30.065cm" svg:y2="18.462cm">
            <text:p/>
          </draw:line>
          <draw:line draw:name="Conector reto 127" draw:style-name="gr2" draw:text-style-name="P1" draw:layer="layout" svg:x1="30.065cm" svg:y1="1.487cm" svg:x2="30.065cm" svg:y2="18.462cm">
            <text:p/>
          </draw:line>
          <draw:line draw:name="Conector reto 128" draw:style-name="gr2" draw:text-style-name="P1" draw:layer="layout" svg:x1="31.071cm" svg:y1="1.487cm" svg:x2="31.071cm" svg:y2="18.462cm">
            <text:p/>
          </draw:line>
          <draw:line draw:name="Conector reto 129" draw:style-name="gr2" draw:text-style-name="P1" draw:layer="layout" svg:x1="31.071cm" svg:y1="1.487cm" svg:x2="31.071cm" svg:y2="18.462cm">
            <text:p/>
          </draw:line>
          <draw:line draw:name="Conector reto 130" draw:style-name="gr2" draw:text-style-name="P1" draw:layer="layout" svg:x1="32.077cm" svg:y1="1.487cm" svg:x2="32.077cm" svg:y2="18.462cm">
            <text:p/>
          </draw:line>
          <draw:line draw:name="Conector reto 131" draw:style-name="gr2" draw:text-style-name="P1" draw:layer="layout" svg:x1="32.077cm" svg:y1="1.487cm" svg:x2="32.077cm" svg:y2="18.462cm">
            <text:p/>
          </draw:line>
        </draw:g>
        <draw:line draw:name="Conector reto 193" draw:style-name="gr2" draw:text-style-name="P1" draw:layer="layout" svg:x1="31.361cm" svg:y1="2.422cm" svg:x2="32.075cm" svg:y2="1.936cm">
          <text:p/>
        </draw:line>
        <draw:custom-shape draw:name="Elipse 194" draw:style-name="gr3" draw:text-style-name="P2" draw:layer="layout" svg:width="0.822cm" svg:height="0.559cm" svg:x="0.535cm" svg:y="2.2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96" draw:style-name="gr3" draw:text-style-name="P2" draw:layer="layout" svg:width="0.822cm" svg:height="0.559cm" svg:x="2.533cm" svg:y="2.2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98" draw:style-name="gr3" draw:text-style-name="P2" draw:layer="layout" svg:width="0.822cm" svg:height="0.559cm" svg:x="4.542cm" svg:y="2.2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00" draw:style-name="gr3" draw:text-style-name="P2" draw:layer="layout" svg:width="0.822cm" svg:height="0.559cm" svg:x="6.537cm" svg:y="2.2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02" draw:style-name="gr3" draw:text-style-name="P2" draw:layer="layout" svg:width="0.822cm" svg:height="0.559cm" svg:x="8.57cm" svg:y="2.2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04" draw:style-name="gr3" draw:text-style-name="P2" draw:layer="layout" svg:width="0.822cm" svg:height="0.559cm" svg:x="10.568cm" svg:y="2.2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06" draw:style-name="gr3" draw:text-style-name="P2" draw:layer="layout" svg:width="0.822cm" svg:height="0.559cm" svg:x="12.577cm" svg:y="2.2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08" draw:style-name="gr3" draw:text-style-name="P2" draw:layer="layout" svg:width="0.822cm" svg:height="0.559cm" svg:x="14.572cm" svg:y="2.2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10" draw:style-name="gr3" draw:text-style-name="P2" draw:layer="layout" svg:width="0.822cm" svg:height="0.559cm" svg:x="16.62cm" svg:y="2.2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12" draw:style-name="gr3" draw:text-style-name="P2" draw:layer="layout" svg:width="0.822cm" svg:height="0.559cm" svg:x="18.618cm" svg:y="2.2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14" draw:style-name="gr3" draw:text-style-name="P2" draw:layer="layout" svg:width="0.822cm" svg:height="0.559cm" svg:x="20.627cm" svg:y="2.2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16" draw:style-name="gr3" draw:text-style-name="P2" draw:layer="layout" svg:width="0.822cm" svg:height="0.559cm" svg:x="22.622cm" svg:y="2.2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18" draw:style-name="gr3" draw:text-style-name="P2" draw:layer="layout" svg:width="0.822cm" svg:height="0.559cm" svg:x="24.656cm" svg:y="2.2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0" draw:style-name="gr3" draw:text-style-name="P2" draw:layer="layout" svg:width="0.822cm" svg:height="0.559cm" svg:x="26.654cm" svg:y="2.2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2" draw:style-name="gr3" draw:text-style-name="P2" draw:layer="layout" svg:width="0.822cm" svg:height="0.559cm" svg:x="28.662cm" svg:y="2.2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4" draw:style-name="gr4" draw:text-style-name="P3" draw:layer="layout" svg:width="0.822cm" svg:height="0.559cm" svg:x="30.657cm" svg:y="2.2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25" draw:style-name="gr2" draw:text-style-name="P1" draw:layer="layout" svg:x1="1.237cm" svg:y1="2.341cm" svg:x2="1.952cm" svg:y2="1.855cm">
          <text:p/>
        </draw:line>
        <draw:line draw:name="Conector reto 227" draw:style-name="gr2" draw:text-style-name="P1" draw:layer="layout" svg:x1="3.227cm" svg:y1="2.333cm" svg:x2="3.941cm" svg:y2="1.847cm">
          <text:p/>
        </draw:line>
        <draw:line draw:name="Conector reto 229" draw:style-name="gr2" draw:text-style-name="P1" draw:layer="layout" svg:x1="5.261cm" svg:y1="2.357cm" svg:x2="5.976cm" svg:y2="1.871cm">
          <text:p/>
        </draw:line>
        <draw:line draw:name="Conector reto 231" draw:style-name="gr2" draw:text-style-name="P1" draw:layer="layout" svg:x1="7.25cm" svg:y1="2.349cm" svg:x2="7.965cm" svg:y2="1.863cm">
          <text:p/>
        </draw:line>
        <draw:line draw:name="Conector reto 233" draw:style-name="gr2" draw:text-style-name="P1" draw:layer="layout" svg:x1="9.288cm" svg:y1="2.36cm" svg:x2="10.003cm" svg:y2="1.874cm">
          <text:p/>
        </draw:line>
        <draw:line draw:name="Conector reto 235" draw:style-name="gr2" draw:text-style-name="P1" draw:layer="layout" svg:x1="11.278cm" svg:y1="2.352cm" svg:x2="11.992cm" svg:y2="1.866cm">
          <text:p/>
        </draw:line>
        <draw:line draw:name="Conector reto 237" draw:style-name="gr2" draw:text-style-name="P1" draw:layer="layout" svg:x1="13.312cm" svg:y1="2.376cm" svg:x2="14.027cm" svg:y2="1.89cm">
          <text:p/>
        </draw:line>
        <draw:line draw:name="Conector reto 239" draw:style-name="gr2" draw:text-style-name="P1" draw:layer="layout" svg:x1="15.302cm" svg:y1="2.368cm" svg:x2="16.016cm" svg:y2="1.882cm">
          <text:p/>
        </draw:line>
        <draw:line draw:name="Conector reto 241" draw:style-name="gr2" draw:text-style-name="P1" draw:layer="layout" svg:x1="17.296cm" svg:y1="2.395cm" svg:x2="18.011cm" svg:y2="1.909cm">
          <text:p/>
        </draw:line>
        <draw:line draw:name="Conector reto 243" draw:style-name="gr2" draw:text-style-name="P1" draw:layer="layout" svg:x1="19.286cm" svg:y1="2.387cm" svg:x2="20cm" svg:y2="1.901cm">
          <text:p/>
        </draw:line>
        <draw:line draw:name="Conector reto 245" draw:style-name="gr2" draw:text-style-name="P1" draw:layer="layout" svg:x1="21.32cm" svg:y1="2.411cm" svg:x2="22.035cm" svg:y2="1.925cm">
          <text:p/>
        </draw:line>
        <draw:line draw:name="Conector reto 247" draw:style-name="gr2" draw:text-style-name="P1" draw:layer="layout" svg:x1="23.31cm" svg:y1="2.403cm" svg:x2="24.024cm" svg:y2="1.917cm">
          <text:p/>
        </draw:line>
        <draw:line draw:name="Conector reto 249" draw:style-name="gr2" draw:text-style-name="P1" draw:layer="layout" svg:x1="25.347cm" svg:y1="2.414cm" svg:x2="26.062cm" svg:y2="1.928cm">
          <text:p/>
        </draw:line>
        <draw:line draw:name="Conector reto 251" draw:style-name="gr2" draw:text-style-name="P1" draw:layer="layout" svg:x1="27.337cm" svg:y1="2.406cm" svg:x2="28.051cm" svg:y2="1.92cm">
          <text:p/>
        </draw:line>
        <draw:line draw:name="Conector reto 253" draw:style-name="gr2" draw:text-style-name="P1" draw:layer="layout" svg:x1="29.371cm" svg:y1="2.43cm" svg:x2="30.086cm" svg:y2="1.944cm">
          <text:p/>
        </draw:line>
        <draw:custom-shape draw:name="Elipse 255" draw:style-name="gr3" draw:text-style-name="P2" draw:layer="layout" svg:width="0.822cm" svg:height="0.559cm" svg:x="0.535cm" svg:y="4.25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64" draw:style-name="gr2" draw:text-style-name="P1" draw:layer="layout" svg:x1="1.237cm" svg:y1="4.339cm" svg:x2="2.939cm" svg:y2="3.61cm">
          <text:p/>
        </draw:line>
        <draw:custom-shape draw:name="Elipse 270" draw:style-name="gr3" draw:text-style-name="P2" draw:layer="layout" svg:width="0.822cm" svg:height="0.559cm" svg:x="4.563cm" svg:y="4.25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71" draw:style-name="gr2" draw:text-style-name="P1" draw:layer="layout" svg:x1="5.265cm" svg:y1="4.339cm" svg:x2="6.967cm" svg:y2="3.61cm">
          <text:p/>
        </draw:line>
        <draw:custom-shape draw:name="Elipse 272" draw:style-name="gr3" draw:text-style-name="P2" draw:layer="layout" svg:width="0.822cm" svg:height="0.559cm" svg:x="8.593cm" svg:y="4.25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73" draw:style-name="gr2" draw:text-style-name="P1" draw:layer="layout" svg:x1="9.296cm" svg:y1="4.339cm" svg:x2="10.998cm" svg:y2="3.61cm">
          <text:p/>
        </draw:line>
        <draw:custom-shape draw:name="Elipse 274" draw:style-name="gr3" draw:text-style-name="P2" draw:layer="layout" svg:width="0.822cm" svg:height="0.559cm" svg:x="12.621cm" svg:y="4.25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75" draw:style-name="gr2" draw:text-style-name="P1" draw:layer="layout" svg:x1="13.323cm" svg:y1="4.339cm" svg:x2="15.026cm" svg:y2="3.61cm">
          <text:p/>
        </draw:line>
        <draw:custom-shape draw:name="Elipse 276" draw:style-name="gr3" draw:text-style-name="P2" draw:layer="layout" svg:width="0.822cm" svg:height="0.559cm" svg:x="16.638cm" svg:y="4.2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77" draw:style-name="gr2" draw:text-style-name="P1" draw:layer="layout" svg:x1="17.341cm" svg:y1="4.331cm" svg:x2="19.043cm" svg:y2="3.602cm">
          <text:p/>
        </draw:line>
        <draw:custom-shape draw:name="Elipse 278" draw:style-name="gr3" draw:text-style-name="P2" draw:layer="layout" svg:width="0.822cm" svg:height="0.559cm" svg:x="20.666cm" svg:y="4.2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79" draw:style-name="gr2" draw:text-style-name="P1" draw:layer="layout" svg:x1="21.368cm" svg:y1="4.331cm" svg:x2="23.071cm" svg:y2="3.602cm">
          <text:p/>
        </draw:line>
        <draw:custom-shape draw:name="Elipse 280" draw:style-name="gr3" draw:text-style-name="P2" draw:layer="layout" svg:width="0.822cm" svg:height="0.559cm" svg:x="24.697cm" svg:y="4.2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81" draw:style-name="gr2" draw:text-style-name="P1" draw:layer="layout" svg:x1="25.399cm" svg:y1="4.331cm" svg:x2="27.101cm" svg:y2="3.602cm">
          <text:p/>
        </draw:line>
        <draw:custom-shape draw:name="Elipse 282" draw:style-name="gr4" draw:text-style-name="P3" draw:layer="layout" svg:width="0.822cm" svg:height="0.559cm" svg:x="28.725cm" svg:y="4.2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83" draw:style-name="gr2" draw:text-style-name="P1" draw:layer="layout" svg:x1="29.427cm" svg:y1="4.331cm" svg:x2="31.129cm" svg:y2="3.602cm">
          <text:p/>
        </draw:line>
        <draw:custom-shape draw:name="Elipse 284" draw:style-name="gr3" draw:text-style-name="P2" draw:layer="layout" svg:width="0.822cm" svg:height="0.559cm" svg:x="0.535cm" svg:y="6.39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86" draw:style-name="gr2" draw:text-style-name="P1" draw:layer="layout" svg:x1="1.237cm" svg:y1="6.474cm" svg:x2="4.953cm" svg:y2="5.177cm">
          <text:p/>
        </draw:line>
        <draw:custom-shape draw:name="Elipse 287" draw:style-name="gr3" draw:text-style-name="P2" draw:layer="layout" svg:width="0.822cm" svg:height="0.559cm" svg:x="8.593cm" svg:y="6.39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88" draw:style-name="gr2" draw:text-style-name="P1" draw:layer="layout" svg:x1="9.296cm" svg:y1="6.474cm" svg:x2="13.011cm" svg:y2="5.177cm">
          <text:p/>
        </draw:line>
        <draw:custom-shape draw:name="Elipse 289" draw:style-name="gr3" draw:text-style-name="P2" draw:layer="layout" svg:width="0.822cm" svg:height="0.559cm" svg:x="16.597cm" svg:y="6.39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90" draw:style-name="gr2" draw:text-style-name="P1" draw:layer="layout" svg:x1="17.299cm" svg:y1="6.474cm" svg:x2="21.015cm" svg:y2="5.177cm">
          <text:p/>
        </draw:line>
        <draw:custom-shape draw:name="Elipse 291" draw:style-name="gr4" draw:text-style-name="P3" draw:layer="layout" svg:width="0.822cm" svg:height="0.559cm" svg:x="24.656cm" svg:y="6.39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92" draw:style-name="gr2" draw:text-style-name="P1" draw:layer="layout" svg:x1="25.358cm" svg:y1="6.474cm" svg:x2="29.073cm" svg:y2="5.177cm">
          <text:p/>
        </draw:line>
        <draw:custom-shape draw:name="Elipse 297" draw:style-name="gr3" draw:text-style-name="P2" draw:layer="layout" svg:width="0.822cm" svg:height="0.559cm" svg:x="0.535cm" svg:y="8.9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99" draw:style-name="gr2" draw:text-style-name="P1" draw:layer="layout" svg:x1="1.237cm" svg:y1="9.011cm" svg:x2="8.982cm" svg:y2="7.312cm">
          <text:p/>
        </draw:line>
        <draw:custom-shape draw:name="Elipse 300" draw:style-name="gr4" draw:text-style-name="P3" draw:layer="layout" svg:width="0.822cm" svg:height="0.559cm" svg:x="16.639cm" svg:y="8.9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301" draw:style-name="gr2" draw:text-style-name="P1" draw:layer="layout" svg:x1="17.341cm" svg:y1="9.011cm" svg:x2="25.086cm" svg:y2="7.312cm">
          <text:p/>
        </draw:line>
        <draw:custom-shape draw:name="Elipse 302" draw:style-name="gr4" draw:text-style-name="P3" draw:layer="layout" svg:width="0.822cm" svg:height="0.559cm" svg:x="0.519cm" svg:y="11.1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304" draw:style-name="gr2" draw:text-style-name="P1" draw:layer="layout" svg:x1="1.222cm" svg:y1="11.188cm" svg:x2="16.956cm" svg:y2="9.781cm">
          <text:p/>
        </draw:line>
        <draw:line draw:name="Conector reto 354" draw:style-name="gr2" draw:text-style-name="P1" draw:layer="layout" svg:x1="2.243cm" svg:y1="17.536cm" svg:x2="2.957cm" svg:y2="16.821cm">
          <text:p/>
        </draw:line>
        <draw:line draw:name="Conector reto 355" draw:style-name="gr2" draw:text-style-name="P1" draw:layer="layout" svg:x1="4.232cm" svg:y1="17.524cm" svg:x2="4.946cm" svg:y2="16.809cm">
          <text:p/>
        </draw:line>
        <draw:line draw:name="Conector reto 356" draw:style-name="gr2" draw:text-style-name="P1" draw:layer="layout" svg:x1="6.267cm" svg:y1="17.559cm" svg:x2="6.981cm" svg:y2="16.845cm">
          <text:p/>
        </draw:line>
        <draw:line draw:name="Conector reto 357" draw:style-name="gr2" draw:text-style-name="P1" draw:layer="layout" svg:x1="8.256cm" svg:y1="17.547cm" svg:x2="8.97cm" svg:y2="16.833cm">
          <text:p/>
        </draw:line>
        <draw:line draw:name="Conector reto 358" draw:style-name="gr2" draw:text-style-name="P1" draw:layer="layout" svg:x1="10.294cm" svg:y1="17.564cm" svg:x2="11.008cm" svg:y2="16.85cm">
          <text:p/>
        </draw:line>
        <draw:line draw:name="Conector reto 359" draw:style-name="gr2" draw:text-style-name="P1" draw:layer="layout" svg:x1="12.283cm" svg:y1="17.552cm" svg:x2="12.998cm" svg:y2="16.838cm">
          <text:p/>
        </draw:line>
        <draw:line draw:name="Conector reto 360" draw:style-name="gr2" draw:text-style-name="P1" draw:layer="layout" svg:x1="14.318cm" svg:y1="17.587cm" svg:x2="15.032cm" svg:y2="16.873cm">
          <text:p/>
        </draw:line>
        <draw:line draw:name="Conector reto 361" draw:style-name="gr2" draw:text-style-name="P1" draw:layer="layout" svg:x1="16.307cm" svg:y1="17.576cm" svg:x2="17.022cm" svg:y2="16.861cm">
          <text:p/>
        </draw:line>
        <draw:line draw:name="Conector reto 362" draw:style-name="gr2" draw:text-style-name="P1" draw:layer="layout" svg:x1="18.302cm" svg:y1="17.616cm" svg:x2="19.016cm" svg:y2="16.901cm">
          <text:p/>
        </draw:line>
        <draw:line draw:name="Conector reto 363" draw:style-name="gr2" draw:text-style-name="P1" draw:layer="layout" svg:x1="20.291cm" svg:y1="17.604cm" svg:x2="21.005cm" svg:y2="16.889cm">
          <text:p/>
        </draw:line>
        <draw:line draw:name="Conector reto 364" draw:style-name="gr2" draw:text-style-name="P1" draw:layer="layout" svg:x1="22.326cm" svg:y1="17.639cm" svg:x2="23.04cm" svg:y2="16.925cm">
          <text:p/>
        </draw:line>
        <draw:line draw:name="Conector reto 365" draw:style-name="gr2" draw:text-style-name="P1" draw:layer="layout" svg:x1="24.315cm" svg:y1="17.627cm" svg:x2="25.029cm" svg:y2="16.913cm">
          <text:p/>
        </draw:line>
        <draw:line draw:name="Conector reto 366" draw:style-name="gr2" draw:text-style-name="P1" draw:layer="layout" svg:x1="26.353cm" svg:y1="17.644cm" svg:x2="27.067cm" svg:y2="16.93cm">
          <text:p/>
        </draw:line>
        <draw:line draw:name="Conector reto 367" draw:style-name="gr2" draw:text-style-name="P1" draw:layer="layout" svg:x1="28.342cm" svg:y1="17.632cm" svg:x2="29.057cm" svg:y2="16.918cm">
          <text:p/>
        </draw:line>
        <draw:line draw:name="Conector reto 368" draw:style-name="gr2" draw:text-style-name="P1" draw:layer="layout" svg:x1="30.377cm" svg:y1="17.667cm" svg:x2="31.091cm" svg:y2="16.953cm">
          <text:p/>
        </draw:line>
        <draw:custom-shape draw:name="Elipse 369" draw:style-name="gr4" draw:text-style-name="P3" draw:layer="layout" svg:width="0.822cm" svg:height="0.822cm" svg:x="1.54cm" svg:y="17.41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70" draw:style-name="gr4" draw:text-style-name="P3" draw:layer="layout" svg:width="0.822cm" svg:height="0.822cm" svg:x="3.538cm" svg:y="17.41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71" draw:style-name="gr4" draw:text-style-name="P3" draw:layer="layout" svg:width="0.822cm" svg:height="0.822cm" svg:x="5.547cm" svg:y="17.41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72" draw:style-name="gr4" draw:text-style-name="P3" draw:layer="layout" svg:width="0.822cm" svg:height="0.822cm" svg:x="7.542cm" svg:y="17.41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73" draw:style-name="gr4" draw:text-style-name="P3" draw:layer="layout" svg:width="0.822cm" svg:height="0.822cm" svg:x="9.576cm" svg:y="17.41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74" draw:style-name="gr4" draw:text-style-name="P3" draw:layer="layout" svg:width="0.822cm" svg:height="0.822cm" svg:x="11.574cm" svg:y="17.41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75" draw:style-name="gr4" draw:text-style-name="P3" draw:layer="layout" svg:width="0.822cm" svg:height="0.822cm" svg:x="13.583cm" svg:y="17.41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76" draw:style-name="gr4" draw:text-style-name="P3" draw:layer="layout" svg:width="0.822cm" svg:height="0.822cm" svg:x="15.578cm" svg:y="17.41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77" draw:style-name="gr4" draw:text-style-name="P3" draw:layer="layout" svg:width="0.822cm" svg:height="0.822cm" svg:x="17.626cm" svg:y="17.41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78" draw:style-name="gr4" draw:text-style-name="P3" draw:layer="layout" svg:width="0.822cm" svg:height="0.822cm" svg:x="19.624cm" svg:y="17.41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79" draw:style-name="gr4" draw:text-style-name="P3" draw:layer="layout" svg:width="0.822cm" svg:height="0.822cm" svg:x="21.632cm" svg:y="17.41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80" draw:style-name="gr4" draw:text-style-name="P3" draw:layer="layout" svg:width="0.822cm" svg:height="0.822cm" svg:x="23.627cm" svg:y="17.41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81" draw:style-name="gr4" draw:text-style-name="P3" draw:layer="layout" svg:width="0.822cm" svg:height="0.822cm" svg:x="25.661cm" svg:y="17.41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82" draw:style-name="gr4" draw:text-style-name="P3" draw:layer="layout" svg:width="0.822cm" svg:height="0.822cm" svg:x="27.659cm" svg:y="17.41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83" draw:style-name="gr4" draw:text-style-name="P3" draw:layer="layout" svg:width="0.822cm" svg:height="0.822cm" svg:x="29.668cm" svg:y="17.41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84" draw:style-name="gr4" draw:text-style-name="P3" draw:layer="layout" svg:width="0.822cm" svg:height="0.822cm" svg:x="8.593cm" svg:y="12.12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85" draw:style-name="gr4" draw:text-style-name="P3" draw:layer="layout" svg:width="0.822cm" svg:height="0.822cm" svg:x="4.563cm" svg:y="13.60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86" draw:style-name="gr4" draw:text-style-name="P3" draw:layer="layout" svg:width="0.822cm" svg:height="0.822cm" svg:x="12.583cm" svg:y="13.67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87" draw:style-name="gr4" draw:text-style-name="P3" draw:layer="layout" svg:width="0.822cm" svg:height="0.822cm" svg:x="20.642cm" svg:y="13.65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89" draw:style-name="gr4" draw:text-style-name="P3" draw:layer="layout" svg:width="0.822cm" svg:height="0.822cm" svg:x="2.528cm" svg:y="15.32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90" draw:style-name="gr4" draw:text-style-name="P3" draw:layer="layout" svg:width="0.822cm" svg:height="0.822cm" svg:x="6.556cm" svg:y="15.32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91" draw:style-name="gr4" draw:text-style-name="P3" draw:layer="layout" svg:width="0.822cm" svg:height="0.822cm" svg:x="10.587cm" svg:y="15.32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92" draw:style-name="gr4" draw:text-style-name="P3" draw:layer="layout" svg:width="0.822cm" svg:height="0.822cm" svg:x="14.615cm" svg:y="15.32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93" draw:style-name="gr4" draw:text-style-name="P3" draw:layer="layout" svg:width="0.822cm" svg:height="0.822cm" svg:x="18.632cm" svg:y="15.2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94" draw:style-name="gr4" draw:text-style-name="P3" draw:layer="layout" svg:width="0.822cm" svg:height="0.822cm" svg:x="22.66cm" svg:y="15.2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95" draw:style-name="gr4" draw:text-style-name="P3" draw:layer="layout" svg:width="0.822cm" svg:height="0.822cm" svg:x="26.667cm" svg:y="15.25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400" draw:style-name="gr2" draw:text-style-name="P1" draw:layer="layout" svg:x1="9.296cm" svg:y1="12.245cm" svg:x2="17.022cm" svg:y2="10.771cm">
          <text:p/>
        </draw:line>
        <draw:line draw:name="Conector reto 404" draw:style-name="gr2" draw:text-style-name="P1" draw:layer="layout" svg:x1="5.265cm" svg:y1="13.728cm" svg:x2="8.97cm" svg:y2="13.099cm">
          <text:p/>
        </draw:line>
        <draw:line draw:name="Conector reto 406" draw:style-name="gr2" draw:text-style-name="P1" draw:layer="layout" svg:x1="13.286cm" svg:y1="13.791cm" svg:x2="16.956cm" svg:y2="12.947cm">
          <text:p/>
        </draw:line>
        <draw:line draw:name="Conector reto 408" draw:style-name="gr2" draw:text-style-name="P1" draw:layer="layout" svg:x1="21.344cm" svg:y1="13.779cm" svg:x2="25.029cm" svg:y2="12.795cm">
          <text:p/>
        </draw:line>
        <draw:line draw:name="Conector reto 414" draw:style-name="gr2" draw:text-style-name="P1" draw:layer="layout" svg:x1="3.23cm" svg:y1="15.449cm" svg:x2="4.974cm" svg:y2="14.957cm">
          <text:p/>
        </draw:line>
        <draw:line draw:name="Conector reto 416" draw:style-name="gr2" draw:text-style-name="P1" draw:layer="layout" svg:x1="7.258cm" svg:y1="15.449cm" svg:x2="8.97cm" svg:y2="14.938cm">
          <text:p/>
        </draw:line>
        <draw:line draw:name="Conector reto 418" draw:style-name="gr2" draw:text-style-name="P1" draw:layer="layout" svg:x1="11.289cm" svg:y1="15.449cm" svg:x2="12.988cm" svg:y2="15.006cm">
          <text:p/>
        </draw:line>
        <draw:line draw:name="Conector reto 420" draw:style-name="gr2" draw:text-style-name="P1" draw:layer="layout" svg:x1="15.317cm" svg:y1="15.449cm" svg:x2="17.031cm" svg:y2="14.938cm">
          <text:p/>
        </draw:line>
        <draw:line draw:name="Conector reto 422" draw:style-name="gr2" draw:text-style-name="P1" draw:layer="layout" svg:x1="19.334cm" svg:y1="15.373cm" svg:x2="21.005cm" svg:y2="14.93cm">
          <text:p/>
        </draw:line>
        <draw:line draw:name="Conector reto 424" draw:style-name="gr2" draw:text-style-name="P1" draw:layer="layout" svg:x1="23.362cm" svg:y1="15.373cm" svg:x2="25.029cm" svg:y2="14.8cm">
          <text:p/>
        </draw:line>
        <draw:line draw:name="Conector reto 426" draw:style-name="gr2" draw:text-style-name="P1" draw:layer="layout" svg:x1="27.369cm" svg:y1="15.373cm" svg:x2="29.136cm" svg:y2="14.8cm">
          <text:p/>
        </draw:line>
        <draw:custom-shape draw:name="CaixaDeTexto 132_11" draw:style-name="gr11" draw:text-style-name="P5" draw:layer="layout" svg:width="9.168cm" svg:height="1.182cm" svg:x="-0.377cm" svg:y="0.392cm">
          <text:p text:style-name="P4"><text:span text:style-name="T1"><text:s text:c="5"/></text:span><text:span text:style-name="T2">31 30 29 28 <text:s/>27 26 25 24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32_12" draw:style-name="gr12" draw:text-style-name="P6" draw:layer="layout" svg:width="8.365cm" svg:height="1.18cm" svg:x="8.227cm" svg:y="0.392cm">
          <text:p text:style-name="P4"><text:span text:style-name="T2"><text:s/></text:span><text:span text:style-name="T2">23 22 <text:s/>21 20 19 18 17 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32_13" draw:style-name="gr13" draw:text-style-name="P6" draw:layer="layout" svg:width="8.094cm" svg:height="1.18cm" svg:x="16.228cm" svg:y="0.415cm">
          <text:p text:style-name="P4"><text:span text:style-name="T2"><text:s/></text:span><text:span text:style-name="T2">15 14 13 12 <text:s/>11 10 <text:s/>9 <text:s text:c="2"/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32_14" draw:style-name="gr14" draw:text-style-name="P6" draw:layer="layout" svg:width="7.992cm" svg:height="1.18cm" svg:x="24.585cm" svg:y="0.415cm">
          <text:p text:style-name="P4"><text:span text:style-name="T2">7 <text:s text:c="2"/>6 <text:s text:c="2"/>5 <text:s text:c="3"/>4 <text:s text:c="3"/>3 <text:s text:c="3"/>2 <text:s text:c="2"/>1 <text:s text:c="3"/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ço Reservado para Imagem de Slide 1" draw:style-name="gr10" draw:layer="layout" svg:width="15.239cm" svg:height="8.572cm" svg:x="1.905cm" svg:y="3.175cm" draw:page-number="2" presentation:class="page"/>
          <draw:frame draw:name="Espaço Reservado para Anotações 2" presentation:style-name="pr1" draw:text-style-name="P8" draw:layer="layout" svg:width="15.239cm" svg:height="10cm" svg:x="1.905cm" svg:y="12.224cm" presentation:class="notes" presentation:user-transformed="true">
            <draw:text-box>
              <text:p text:style-name="P7"><text:span text:style-name="T3">Brent-Kung</text:span></text:p>
            </draw:text-box>
          </draw:frame>
          <draw:frame draw:name="Espaço Reservado para Número de Slide 3" presentation:style-name="pr2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page3" draw:style-name="dp1" draw:master-page-name="Título_20_e_20_Conteúdo" presentation:presentation-page-layout-name="AL1T11">
        <draw:g draw:name="Agrupar 68">
          <draw:line draw:name="Conector reto 69" draw:style-name="gr2" draw:text-style-name="P1" draw:layer="layout" svg:x1="0.93cm" svg:y1="1.487cm" svg:x2="0.93cm" svg:y2="18.462cm">
            <text:p/>
          </draw:line>
          <draw:line draw:name="Conector reto 70" draw:style-name="gr2" draw:text-style-name="P1" draw:layer="layout" svg:x1="1.935cm" svg:y1="1.487cm" svg:x2="1.935cm" svg:y2="18.462cm">
            <text:p/>
          </draw:line>
          <draw:line draw:name="Conector reto 71" draw:style-name="gr2" draw:text-style-name="P1" draw:layer="layout" svg:x1="1.935cm" svg:y1="1.487cm" svg:x2="1.935cm" svg:y2="18.462cm">
            <text:p/>
          </draw:line>
          <draw:line draw:name="Conector reto 72" draw:style-name="gr2" draw:text-style-name="P1" draw:layer="layout" svg:x1="2.941cm" svg:y1="1.487cm" svg:x2="2.941cm" svg:y2="18.462cm">
            <text:p/>
          </draw:line>
          <draw:line draw:name="Conector reto 73" draw:style-name="gr2" draw:text-style-name="P1" draw:layer="layout" svg:x1="2.941cm" svg:y1="1.487cm" svg:x2="2.941cm" svg:y2="18.462cm">
            <text:p/>
          </draw:line>
          <draw:line draw:name="Conector reto 74" draw:style-name="gr2" draw:text-style-name="P1" draw:layer="layout" svg:x1="3.947cm" svg:y1="1.487cm" svg:x2="3.947cm" svg:y2="18.462cm">
            <text:p/>
          </draw:line>
          <draw:line draw:name="Conector reto 75" draw:style-name="gr2" draw:text-style-name="P1" draw:layer="layout" svg:x1="3.947cm" svg:y1="1.487cm" svg:x2="3.947cm" svg:y2="18.462cm">
            <text:p/>
          </draw:line>
          <draw:line draw:name="Conector reto 76" draw:style-name="gr2" draw:text-style-name="P1" draw:layer="layout" svg:x1="4.953cm" svg:y1="1.487cm" svg:x2="4.953cm" svg:y2="18.462cm">
            <text:p/>
          </draw:line>
          <draw:line draw:name="Conector reto 77" draw:style-name="gr2" draw:text-style-name="P1" draw:layer="layout" svg:x1="4.953cm" svg:y1="1.487cm" svg:x2="4.953cm" svg:y2="18.462cm">
            <text:p/>
          </draw:line>
          <draw:line draw:name="Conector reto 78" draw:style-name="gr2" draw:text-style-name="P1" draw:layer="layout" svg:x1="5.959cm" svg:y1="1.487cm" svg:x2="5.959cm" svg:y2="18.462cm">
            <text:p/>
          </draw:line>
          <draw:line draw:name="Conector reto 79" draw:style-name="gr2" draw:text-style-name="P1" draw:layer="layout" svg:x1="5.959cm" svg:y1="1.487cm" svg:x2="5.959cm" svg:y2="18.462cm">
            <text:p/>
          </draw:line>
          <draw:line draw:name="Conector reto 80" draw:style-name="gr2" draw:text-style-name="P1" draw:layer="layout" svg:x1="6.964cm" svg:y1="1.487cm" svg:x2="6.964cm" svg:y2="18.462cm">
            <text:p/>
          </draw:line>
          <draw:line draw:name="Conector reto 81" draw:style-name="gr2" draw:text-style-name="P1" draw:layer="layout" svg:x1="6.964cm" svg:y1="1.487cm" svg:x2="6.964cm" svg:y2="18.462cm">
            <text:p/>
          </draw:line>
          <draw:line draw:name="Conector reto 82" draw:style-name="gr2" draw:text-style-name="P1" draw:layer="layout" svg:x1="7.97cm" svg:y1="1.487cm" svg:x2="7.97cm" svg:y2="18.462cm">
            <text:p/>
          </draw:line>
          <draw:line draw:name="Conector reto 83" draw:style-name="gr2" draw:text-style-name="P1" draw:layer="layout" svg:x1="7.97cm" svg:y1="1.487cm" svg:x2="7.97cm" svg:y2="18.462cm">
            <text:p/>
          </draw:line>
          <draw:line draw:name="Conector reto 84" draw:style-name="gr2" draw:text-style-name="P1" draw:layer="layout" svg:x1="8.976cm" svg:y1="1.487cm" svg:x2="8.976cm" svg:y2="18.462cm">
            <text:p/>
          </draw:line>
          <draw:line draw:name="Conector reto 85" draw:style-name="gr2" draw:text-style-name="P1" draw:layer="layout" svg:x1="8.96cm" svg:y1="1.487cm" svg:x2="8.96cm" svg:y2="18.462cm">
            <text:p/>
          </draw:line>
          <draw:line draw:name="Conector reto 86" draw:style-name="gr2" draw:text-style-name="P1" draw:layer="layout" svg:x1="9.965cm" svg:y1="1.487cm" svg:x2="9.965cm" svg:y2="18.462cm">
            <text:p/>
          </draw:line>
          <draw:line draw:name="Conector reto 87" draw:style-name="gr2" draw:text-style-name="P1" draw:layer="layout" svg:x1="9.965cm" svg:y1="1.487cm" svg:x2="9.965cm" svg:y2="18.462cm">
            <text:p/>
          </draw:line>
          <draw:line draw:name="Conector reto 88" draw:style-name="gr2" draw:text-style-name="P1" draw:layer="layout" svg:x1="10.971cm" svg:y1="1.487cm" svg:x2="10.971cm" svg:y2="18.462cm">
            <text:p/>
          </draw:line>
          <draw:line draw:name="Conector reto 89" draw:style-name="gr2" draw:text-style-name="P1" draw:layer="layout" svg:x1="10.971cm" svg:y1="1.487cm" svg:x2="10.971cm" svg:y2="18.462cm">
            <text:p/>
          </draw:line>
          <draw:line draw:name="Conector reto 90" draw:style-name="gr2" draw:text-style-name="P1" draw:layer="layout" svg:x1="11.977cm" svg:y1="1.487cm" svg:x2="11.977cm" svg:y2="18.462cm">
            <text:p/>
          </draw:line>
          <draw:line draw:name="Conector reto 91" draw:style-name="gr2" draw:text-style-name="P1" draw:layer="layout" svg:x1="11.977cm" svg:y1="1.487cm" svg:x2="11.977cm" svg:y2="18.462cm">
            <text:p/>
          </draw:line>
          <draw:line draw:name="Conector reto 92" draw:style-name="gr2" draw:text-style-name="P1" draw:layer="layout" svg:x1="12.983cm" svg:y1="1.487cm" svg:x2="12.983cm" svg:y2="18.462cm">
            <text:p/>
          </draw:line>
          <draw:line draw:name="Conector reto 93" draw:style-name="gr2" draw:text-style-name="P1" draw:layer="layout" svg:x1="12.983cm" svg:y1="1.487cm" svg:x2="12.983cm" svg:y2="18.462cm">
            <text:p/>
          </draw:line>
          <draw:line draw:name="Conector reto 94" draw:style-name="gr2" draw:text-style-name="P1" draw:layer="layout" svg:x1="13.989cm" svg:y1="1.487cm" svg:x2="13.989cm" svg:y2="18.462cm">
            <text:p/>
          </draw:line>
          <draw:line draw:name="Conector reto 95" draw:style-name="gr2" draw:text-style-name="P1" draw:layer="layout" svg:x1="13.989cm" svg:y1="1.487cm" svg:x2="13.989cm" svg:y2="18.462cm">
            <text:p/>
          </draw:line>
          <draw:line draw:name="Conector reto 96" draw:style-name="gr2" draw:text-style-name="P1" draw:layer="layout" svg:x1="14.994cm" svg:y1="1.487cm" svg:x2="14.994cm" svg:y2="18.462cm">
            <text:p/>
          </draw:line>
          <draw:line draw:name="Conector reto 97" draw:style-name="gr2" draw:text-style-name="P1" draw:layer="layout" svg:x1="14.994cm" svg:y1="1.487cm" svg:x2="14.994cm" svg:y2="18.462cm">
            <text:p/>
          </draw:line>
          <draw:line draw:name="Conector reto 98" draw:style-name="gr2" draw:text-style-name="P1" draw:layer="layout" svg:x1="16cm" svg:y1="1.487cm" svg:x2="16cm" svg:y2="18.462cm">
            <text:p/>
          </draw:line>
          <draw:line draw:name="Conector reto 99" draw:style-name="gr2" draw:text-style-name="P1" draw:layer="layout" svg:x1="16cm" svg:y1="1.487cm" svg:x2="16cm" svg:y2="18.462cm">
            <text:p/>
          </draw:line>
          <draw:line draw:name="Conector reto 100" draw:style-name="gr2" draw:text-style-name="P1" draw:layer="layout" svg:x1="17.006cm" svg:y1="1.487cm" svg:x2="17.006cm" svg:y2="18.462cm">
            <text:p/>
          </draw:line>
          <draw:line draw:name="Conector reto 101" draw:style-name="gr2" draw:text-style-name="P1" draw:layer="layout" svg:x1="17.006cm" svg:y1="1.487cm" svg:x2="17.006cm" svg:y2="18.462cm">
            <text:p/>
          </draw:line>
          <draw:line draw:name="Conector reto 102" draw:style-name="gr2" draw:text-style-name="P1" draw:layer="layout" svg:x1="18.012cm" svg:y1="1.487cm" svg:x2="18.012cm" svg:y2="18.462cm">
            <text:p/>
          </draw:line>
          <draw:line draw:name="Conector reto 103" draw:style-name="gr2" draw:text-style-name="P1" draw:layer="layout" svg:x1="18.012cm" svg:y1="1.487cm" svg:x2="18.012cm" svg:y2="18.462cm">
            <text:p/>
          </draw:line>
          <draw:line draw:name="Conector reto 104" draw:style-name="gr2" draw:text-style-name="P1" draw:layer="layout" svg:x1="19.018cm" svg:y1="1.487cm" svg:x2="19.018cm" svg:y2="18.462cm">
            <text:p/>
          </draw:line>
          <draw:line draw:name="Conector reto 105" draw:style-name="gr2" draw:text-style-name="P1" draw:layer="layout" svg:x1="19.018cm" svg:y1="1.487cm" svg:x2="19.018cm" svg:y2="18.462cm">
            <text:p/>
          </draw:line>
          <draw:line draw:name="Conector reto 106" draw:style-name="gr2" draw:text-style-name="P1" draw:layer="layout" svg:x1="20.023cm" svg:y1="1.487cm" svg:x2="20.023cm" svg:y2="18.462cm">
            <text:p/>
          </draw:line>
          <draw:line draw:name="Conector reto 107" draw:style-name="gr2" draw:text-style-name="P1" draw:layer="layout" svg:x1="20.023cm" svg:y1="1.487cm" svg:x2="20.023cm" svg:y2="18.462cm">
            <text:p/>
          </draw:line>
          <draw:line draw:name="Conector reto 108" draw:style-name="gr2" draw:text-style-name="P1" draw:layer="layout" svg:x1="21.029cm" svg:y1="1.487cm" svg:x2="21.029cm" svg:y2="18.462cm">
            <text:p/>
          </draw:line>
          <draw:line draw:name="Conector reto 109" draw:style-name="gr2" draw:text-style-name="P1" draw:layer="layout" svg:x1="21.029cm" svg:y1="1.487cm" svg:x2="21.029cm" svg:y2="18.462cm">
            <text:p/>
          </draw:line>
          <draw:line draw:name="Conector reto 110" draw:style-name="gr2" draw:text-style-name="P1" draw:layer="layout" svg:x1="22.035cm" svg:y1="1.487cm" svg:x2="22.035cm" svg:y2="18.462cm">
            <text:p/>
          </draw:line>
          <draw:line draw:name="Conector reto 111" draw:style-name="gr2" draw:text-style-name="P1" draw:layer="layout" svg:x1="22.035cm" svg:y1="1.487cm" svg:x2="22.035cm" svg:y2="18.462cm">
            <text:p/>
          </draw:line>
          <draw:line draw:name="Conector reto 112" draw:style-name="gr2" draw:text-style-name="P1" draw:layer="layout" svg:x1="23.041cm" svg:y1="1.487cm" svg:x2="23.041cm" svg:y2="18.462cm">
            <text:p/>
          </draw:line>
          <draw:line draw:name="Conector reto 113" draw:style-name="gr2" draw:text-style-name="P1" draw:layer="layout" svg:x1="23.041cm" svg:y1="1.487cm" svg:x2="23.041cm" svg:y2="18.462cm">
            <text:p/>
          </draw:line>
          <draw:line draw:name="Conector reto 114" draw:style-name="gr2" draw:text-style-name="P1" draw:layer="layout" svg:x1="24.047cm" svg:y1="1.487cm" svg:x2="24.047cm" svg:y2="18.462cm">
            <text:p/>
          </draw:line>
          <draw:line draw:name="Conector reto 115" draw:style-name="gr2" draw:text-style-name="P1" draw:layer="layout" svg:x1="24.047cm" svg:y1="1.487cm" svg:x2="24.047cm" svg:y2="18.462cm">
            <text:p/>
          </draw:line>
          <draw:line draw:name="Conector reto 116" draw:style-name="gr2" draw:text-style-name="P1" draw:layer="layout" svg:x1="25.052cm" svg:y1="1.487cm" svg:x2="25.052cm" svg:y2="18.462cm">
            <text:p/>
          </draw:line>
          <draw:line draw:name="Conector reto 117" draw:style-name="gr2" draw:text-style-name="P1" draw:layer="layout" svg:x1="25.036cm" svg:y1="1.487cm" svg:x2="25.036cm" svg:y2="18.462cm">
            <text:p/>
          </draw:line>
          <draw:line draw:name="Conector reto 118" draw:style-name="gr2" draw:text-style-name="P1" draw:layer="layout" svg:x1="26.042cm" svg:y1="1.487cm" svg:x2="26.042cm" svg:y2="18.462cm">
            <text:p/>
          </draw:line>
          <draw:line draw:name="Conector reto 119" draw:style-name="gr2" draw:text-style-name="P1" draw:layer="layout" svg:x1="26.042cm" svg:y1="1.487cm" svg:x2="26.042cm" svg:y2="18.462cm">
            <text:p/>
          </draw:line>
          <draw:line draw:name="Conector reto 120" draw:style-name="gr2" draw:text-style-name="P1" draw:layer="layout" svg:x1="27.048cm" svg:y1="1.487cm" svg:x2="27.048cm" svg:y2="18.462cm">
            <text:p/>
          </draw:line>
          <draw:line draw:name="Conector reto 121" draw:style-name="gr2" draw:text-style-name="P1" draw:layer="layout" svg:x1="27.048cm" svg:y1="1.487cm" svg:x2="27.048cm" svg:y2="18.462cm">
            <text:p/>
          </draw:line>
          <draw:line draw:name="Conector reto 122" draw:style-name="gr2" draw:text-style-name="P1" draw:layer="layout" svg:x1="28.053cm" svg:y1="1.487cm" svg:x2="28.053cm" svg:y2="18.462cm">
            <text:p/>
          </draw:line>
          <draw:line draw:name="Conector reto 123" draw:style-name="gr2" draw:text-style-name="P1" draw:layer="layout" svg:x1="28.053cm" svg:y1="1.487cm" svg:x2="28.053cm" svg:y2="18.462cm">
            <text:p/>
          </draw:line>
          <draw:line draw:name="Conector reto 124" draw:style-name="gr2" draw:text-style-name="P1" draw:layer="layout" svg:x1="29.059cm" svg:y1="1.487cm" svg:x2="29.059cm" svg:y2="18.462cm">
            <text:p/>
          </draw:line>
          <draw:line draw:name="Conector reto 125" draw:style-name="gr2" draw:text-style-name="P1" draw:layer="layout" svg:x1="29.059cm" svg:y1="1.487cm" svg:x2="29.059cm" svg:y2="18.462cm">
            <text:p/>
          </draw:line>
          <draw:line draw:name="Conector reto 126" draw:style-name="gr2" draw:text-style-name="P1" draw:layer="layout" svg:x1="30.065cm" svg:y1="1.487cm" svg:x2="30.065cm" svg:y2="18.462cm">
            <text:p/>
          </draw:line>
          <draw:line draw:name="Conector reto 127" draw:style-name="gr2" draw:text-style-name="P1" draw:layer="layout" svg:x1="30.065cm" svg:y1="1.487cm" svg:x2="30.065cm" svg:y2="18.462cm">
            <text:p/>
          </draw:line>
          <draw:line draw:name="Conector reto 128" draw:style-name="gr2" draw:text-style-name="P1" draw:layer="layout" svg:x1="31.071cm" svg:y1="1.487cm" svg:x2="31.071cm" svg:y2="18.462cm">
            <text:p/>
          </draw:line>
          <draw:line draw:name="Conector reto 129" draw:style-name="gr2" draw:text-style-name="P1" draw:layer="layout" svg:x1="31.071cm" svg:y1="1.487cm" svg:x2="31.071cm" svg:y2="18.462cm">
            <text:p/>
          </draw:line>
          <draw:line draw:name="Conector reto 130" draw:style-name="gr2" draw:text-style-name="P1" draw:layer="layout" svg:x1="32.077cm" svg:y1="1.487cm" svg:x2="32.077cm" svg:y2="18.462cm">
            <text:p/>
          </draw:line>
          <draw:line draw:name="Conector reto 131" draw:style-name="gr2" draw:text-style-name="P1" draw:layer="layout" svg:x1="32.077cm" svg:y1="1.487cm" svg:x2="32.077cm" svg:y2="18.462cm">
            <text:p/>
          </draw:line>
        </draw:g>
        <draw:line draw:name="Conector reto 193_0" draw:style-name="gr2" draw:text-style-name="P1" draw:layer="layout" svg:x1="31.367cm" svg:y1="2.409cm" svg:x2="32.081cm" svg:y2="1.923cm">
          <text:p/>
        </draw:line>
        <draw:custom-shape draw:name="Elipse 194_0" draw:style-name="gr15" draw:text-style-name="P2" draw:layer="layout" svg:width="0.822cm" svg:height="0.559cm" svg:x="0.541cm" svg:y="2.2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96_0" draw:style-name="gr15" draw:text-style-name="P2" draw:layer="layout" svg:width="0.822cm" svg:height="0.559cm" svg:x="2.539cm" svg:y="2.2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98_0" draw:style-name="gr15" draw:text-style-name="P2" draw:layer="layout" svg:width="0.822cm" svg:height="0.559cm" svg:x="4.548cm" svg:y="2.2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00_0" draw:style-name="gr15" draw:text-style-name="P2" draw:layer="layout" svg:width="0.822cm" svg:height="0.559cm" svg:x="6.543cm" svg:y="2.2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02_0" draw:style-name="gr15" draw:text-style-name="P2" draw:layer="layout" svg:width="0.822cm" svg:height="0.559cm" svg:x="8.576cm" svg:y="2.2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04_0" draw:style-name="gr15" draw:text-style-name="P2" draw:layer="layout" svg:width="0.822cm" svg:height="0.559cm" svg:x="10.574cm" svg:y="2.2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06_0" draw:style-name="gr15" draw:text-style-name="P2" draw:layer="layout" svg:width="0.822cm" svg:height="0.559cm" svg:x="12.583cm" svg:y="2.2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08_0" draw:style-name="gr15" draw:text-style-name="P2" draw:layer="layout" svg:width="0.822cm" svg:height="0.559cm" svg:x="14.578cm" svg:y="2.2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10_0" draw:style-name="gr15" draw:text-style-name="P2" draw:layer="layout" svg:width="0.822cm" svg:height="0.559cm" svg:x="16.626cm" svg:y="2.2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12_0" draw:style-name="gr15" draw:text-style-name="P2" draw:layer="layout" svg:width="0.822cm" svg:height="0.559cm" svg:x="18.624cm" svg:y="2.2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14_0" draw:style-name="gr15" draw:text-style-name="P2" draw:layer="layout" svg:width="0.822cm" svg:height="0.559cm" svg:x="20.633cm" svg:y="2.2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16_0" draw:style-name="gr15" draw:text-style-name="P2" draw:layer="layout" svg:width="0.822cm" svg:height="0.559cm" svg:x="22.628cm" svg:y="2.2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18_0" draw:style-name="gr15" draw:text-style-name="P2" draw:layer="layout" svg:width="0.822cm" svg:height="0.559cm" svg:x="24.662cm" svg:y="2.2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0_0" draw:style-name="gr15" draw:text-style-name="P2" draw:layer="layout" svg:width="0.822cm" svg:height="0.559cm" svg:x="26.66cm" svg:y="2.2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2_0" draw:style-name="gr15" draw:text-style-name="P2" draw:layer="layout" svg:width="0.822cm" svg:height="0.559cm" svg:x="28.668cm" svg:y="2.2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4_0" draw:style-name="gr16" draw:text-style-name="P3" draw:layer="layout" svg:width="0.822cm" svg:height="0.559cm" svg:x="30.663cm" svg:y="2.2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25_0" draw:style-name="gr2" draw:text-style-name="P1" draw:layer="layout" svg:x1="1.243cm" svg:y1="2.328cm" svg:x2="1.958cm" svg:y2="1.842cm">
          <text:p/>
        </draw:line>
        <draw:line draw:name="Conector reto 227_0" draw:style-name="gr2" draw:text-style-name="P1" draw:layer="layout" svg:x1="3.233cm" svg:y1="2.32cm" svg:x2="3.947cm" svg:y2="1.834cm">
          <text:p/>
        </draw:line>
        <draw:line draw:name="Conector reto 229_0" draw:style-name="gr2" draw:text-style-name="P1" draw:layer="layout" svg:x1="5.267cm" svg:y1="2.344cm" svg:x2="5.982cm" svg:y2="1.858cm">
          <text:p/>
        </draw:line>
        <draw:line draw:name="Conector reto 231_0" draw:style-name="gr2" draw:text-style-name="P1" draw:layer="layout" svg:x1="7.256cm" svg:y1="2.336cm" svg:x2="7.971cm" svg:y2="1.85cm">
          <text:p/>
        </draw:line>
        <draw:line draw:name="Conector reto 233_0" draw:style-name="gr2" draw:text-style-name="P1" draw:layer="layout" svg:x1="9.294cm" svg:y1="2.347cm" svg:x2="10.009cm" svg:y2="1.861cm">
          <text:p/>
        </draw:line>
        <draw:line draw:name="Conector reto 235_0" draw:style-name="gr2" draw:text-style-name="P1" draw:layer="layout" svg:x1="11.284cm" svg:y1="2.339cm" svg:x2="11.998cm" svg:y2="1.853cm">
          <text:p/>
        </draw:line>
        <draw:line draw:name="Conector reto 237_0" draw:style-name="gr2" draw:text-style-name="P1" draw:layer="layout" svg:x1="13.318cm" svg:y1="2.363cm" svg:x2="14.033cm" svg:y2="1.877cm">
          <text:p/>
        </draw:line>
        <draw:line draw:name="Conector reto 239_0" draw:style-name="gr2" draw:text-style-name="P1" draw:layer="layout" svg:x1="15.308cm" svg:y1="2.355cm" svg:x2="16.022cm" svg:y2="1.869cm">
          <text:p/>
        </draw:line>
        <draw:line draw:name="Conector reto 241_0" draw:style-name="gr2" draw:text-style-name="P1" draw:layer="layout" svg:x1="17.302cm" svg:y1="2.382cm" svg:x2="18.017cm" svg:y2="1.896cm">
          <text:p/>
        </draw:line>
        <draw:line draw:name="Conector reto 243_0" draw:style-name="gr2" draw:text-style-name="P1" draw:layer="layout" svg:x1="19.292cm" svg:y1="2.374cm" svg:x2="20.006cm" svg:y2="1.888cm">
          <text:p/>
        </draw:line>
        <draw:line draw:name="Conector reto 245_0" draw:style-name="gr2" draw:text-style-name="P1" draw:layer="layout" svg:x1="21.326cm" svg:y1="2.398cm" svg:x2="22.041cm" svg:y2="1.912cm">
          <text:p/>
        </draw:line>
        <draw:line draw:name="Conector reto 247_0" draw:style-name="gr2" draw:text-style-name="P1" draw:layer="layout" svg:x1="23.316cm" svg:y1="2.39cm" svg:x2="24.03cm" svg:y2="1.904cm">
          <text:p/>
        </draw:line>
        <draw:line draw:name="Conector reto 249_0" draw:style-name="gr2" draw:text-style-name="P1" draw:layer="layout" svg:x1="25.353cm" svg:y1="2.401cm" svg:x2="26.068cm" svg:y2="1.915cm">
          <text:p/>
        </draw:line>
        <draw:line draw:name="Conector reto 251_0" draw:style-name="gr2" draw:text-style-name="P1" draw:layer="layout" svg:x1="27.343cm" svg:y1="2.393cm" svg:x2="28.057cm" svg:y2="1.907cm">
          <text:p/>
        </draw:line>
        <draw:line draw:name="Conector reto 253_0" draw:style-name="gr2" draw:text-style-name="P1" draw:layer="layout" svg:x1="29.377cm" svg:y1="2.417cm" svg:x2="30.092cm" svg:y2="1.931cm">
          <text:p/>
        </draw:line>
        <draw:custom-shape draw:name="Elipse 224_1" draw:style-name="gr16" draw:text-style-name="P3" draw:layer="layout" svg:width="0.822cm" svg:height="0.559cm" svg:x="28.642cm" svg:y="5.0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4_2" draw:style-name="gr16" draw:text-style-name="P3" draw:layer="layout" svg:width="0.822cm" svg:height="0.559cm" svg:x="29.658cm" svg:y="5.0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17" draw:text-style-name="P11" draw:layer="layout" svg:x1="29.059cm" svg:y1="4.826cm" svg:x2="31.071cm" svg:y2="3.556cm">
          <text:p/>
        </draw:line>
        <draw:line draw:style-name="gr17" draw:text-style-name="P11" draw:layer="layout" svg:x1="30.065cm" svg:y1="4.826cm" svg:x2="31.071cm" svg:y2="4.064cm">
          <text:p/>
        </draw:line>
        <draw:custom-shape draw:name="Elipse 224_3" draw:style-name="gr15" draw:text-style-name="P2" draw:layer="layout" svg:width="0.822cm" svg:height="0.559cm" svg:x="24.619cm" svg:y="5.02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4_4" draw:style-name="gr15" draw:text-style-name="P2" draw:layer="layout" svg:width="0.822cm" svg:height="0.559cm" svg:x="25.635cm" svg:y="5.02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17" draw:text-style-name="P11" draw:layer="layout" svg:x1="25.036cm" svg:y1="4.775cm" svg:x2="27.048cm" svg:y2="3.505cm">
          <text:p/>
        </draw:line>
        <draw:line draw:style-name="gr17" draw:text-style-name="P11" draw:layer="layout" svg:x1="26.042cm" svg:y1="4.775cm" svg:x2="27.048cm" svg:y2="4.013cm">
          <text:p/>
        </draw:line>
        <draw:custom-shape draw:name="Elipse 224_5" draw:style-name="gr15" draw:text-style-name="P2" draw:layer="layout" svg:width="0.822cm" svg:height="0.559cm" svg:x="20.612cm" svg:y="5.02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4_6" draw:style-name="gr15" draw:text-style-name="P2" draw:layer="layout" svg:width="0.822cm" svg:height="0.559cm" svg:x="21.628cm" svg:y="5.02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17" draw:text-style-name="P11" draw:layer="layout" svg:x1="21.029cm" svg:y1="4.775cm" svg:x2="23.041cm" svg:y2="3.505cm">
          <text:p/>
        </draw:line>
        <draw:line draw:style-name="gr17" draw:text-style-name="P11" draw:layer="layout" svg:x1="22.035cm" svg:y1="4.775cm" svg:x2="23.041cm" svg:y2="4.013cm">
          <text:p/>
        </draw:line>
        <draw:custom-shape draw:name="Elipse 224_7" draw:style-name="gr15" draw:text-style-name="P2" draw:layer="layout" svg:width="0.822cm" svg:height="0.559cm" svg:x="16.589cm" svg:y="5.02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4_8" draw:style-name="gr15" draw:text-style-name="P2" draw:layer="layout" svg:width="0.822cm" svg:height="0.559cm" svg:x="17.605cm" svg:y="5.02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17" draw:text-style-name="P11" draw:layer="layout" svg:x1="17.006cm" svg:y1="4.775cm" svg:x2="19.018cm" svg:y2="3.505cm">
          <text:p/>
        </draw:line>
        <draw:line draw:style-name="gr17" draw:text-style-name="P11" draw:layer="layout" svg:x1="18.012cm" svg:y1="4.775cm" svg:x2="19.018cm" svg:y2="4.013cm">
          <text:p/>
        </draw:line>
        <draw:custom-shape draw:name="Elipse 224_9" draw:style-name="gr15" draw:text-style-name="P2" draw:layer="layout" svg:width="0.822cm" svg:height="0.559cm" svg:x="12.582cm" svg:y="5.02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4_10" draw:style-name="gr15" draw:text-style-name="P2" draw:layer="layout" svg:width="0.822cm" svg:height="0.559cm" svg:x="13.598cm" svg:y="5.02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17" draw:text-style-name="P11" draw:layer="layout" svg:x1="12.999cm" svg:y1="4.775cm" svg:x2="15.011cm" svg:y2="3.505cm">
          <text:p/>
        </draw:line>
        <draw:line draw:style-name="gr17" draw:text-style-name="P11" draw:layer="layout" svg:x1="14.005cm" svg:y1="4.775cm" svg:x2="15.011cm" svg:y2="4.013cm">
          <text:p/>
        </draw:line>
        <draw:custom-shape draw:name="Elipse 224_11" draw:style-name="gr15" draw:text-style-name="P2" draw:layer="layout" svg:width="0.822cm" svg:height="0.559cm" svg:x="8.538cm" svg:y="5.0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4_12" draw:style-name="gr15" draw:text-style-name="P2" draw:layer="layout" svg:width="0.822cm" svg:height="0.559cm" svg:x="9.554cm" svg:y="5.0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17" draw:text-style-name="P11" draw:layer="layout" svg:x1="8.955cm" svg:y1="4.826cm" svg:x2="10.967cm" svg:y2="3.556cm">
          <text:p/>
        </draw:line>
        <draw:line draw:style-name="gr17" draw:text-style-name="P11" draw:layer="layout" svg:x1="9.961cm" svg:y1="4.826cm" svg:x2="10.967cm" svg:y2="4.064cm">
          <text:p/>
        </draw:line>
        <draw:custom-shape draw:name="Elipse 224_13" draw:style-name="gr15" draw:text-style-name="P2" draw:layer="layout" svg:width="0.822cm" svg:height="0.559cm" svg:x="4.515cm" svg:y="5.0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4_14" draw:style-name="gr15" draw:text-style-name="P2" draw:layer="layout" svg:width="0.822cm" svg:height="0.559cm" svg:x="5.531cm" svg:y="5.0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17" draw:text-style-name="P11" draw:layer="layout" svg:x1="4.932cm" svg:y1="4.826cm" svg:x2="6.944cm" svg:y2="3.556cm">
          <text:p/>
        </draw:line>
        <draw:line draw:style-name="gr17" draw:text-style-name="P11" draw:layer="layout" svg:x1="5.938cm" svg:y1="4.826cm" svg:x2="6.944cm" svg:y2="4.064cm">
          <text:p/>
        </draw:line>
        <draw:custom-shape draw:name="Elipse 224_15" draw:style-name="gr15" draw:text-style-name="P2" draw:layer="layout" svg:width="0.822cm" svg:height="0.559cm" svg:x="0.508cm" svg:y="5.0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4_16" draw:style-name="gr15" draw:text-style-name="P2" draw:layer="layout" svg:width="0.822cm" svg:height="0.559cm" svg:x="1.524cm" svg:y="5.0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17" draw:text-style-name="P11" draw:layer="layout" svg:x1="0.925cm" svg:y1="4.826cm" svg:x2="2.937cm" svg:y2="3.556cm">
          <text:p/>
        </draw:line>
        <draw:line draw:style-name="gr17" draw:text-style-name="P11" draw:layer="layout" svg:x1="1.931cm" svg:y1="4.826cm" svg:x2="2.937cm" svg:y2="4.064cm">
          <text:p/>
        </draw:line>
        <draw:custom-shape draw:name="Elipse 224_17" draw:style-name="gr16" draw:text-style-name="P3" draw:layer="layout" svg:width="0.822cm" svg:height="0.559cm" svg:x="26.61cm" svg:y="7.11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4_18" draw:style-name="gr16" draw:text-style-name="P3" draw:layer="layout" svg:width="0.822cm" svg:height="0.559cm" svg:x="27.626cm" svg:y="7.11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4_19" draw:style-name="gr16" draw:text-style-name="P3" draw:layer="layout" svg:width="0.822cm" svg:height="0.559cm" svg:x="24.638cm" svg:y="7.11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4_20" draw:style-name="gr16" draw:text-style-name="P3" draw:layer="layout" svg:width="0.822cm" svg:height="0.559cm" svg:x="25.654cm" svg:y="7.11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17" draw:text-style-name="P11" draw:layer="layout" svg:x1="25.036cm" svg:y1="7.112cm" svg:x2="29.059cm" svg:y2="5.842cm">
          <text:p/>
        </draw:line>
        <draw:line draw:style-name="gr17" draw:text-style-name="P11" draw:layer="layout" svg:x1="26.042cm" svg:y1="7.112cm" svg:x2="29.059cm" svg:y2="6.096cm">
          <text:p/>
        </draw:line>
        <draw:line draw:style-name="gr17" draw:text-style-name="P11" draw:layer="layout" svg:x1="27.048cm" svg:y1="7.112cm" svg:x2="29.059cm" svg:y2="6.35cm">
          <text:p/>
        </draw:line>
        <draw:line draw:style-name="gr17" draw:text-style-name="P11" draw:layer="layout" svg:x1="28.053cm" svg:y1="7.112cm" svg:x2="29.059cm" svg:y2="6.604cm">
          <text:p/>
        </draw:line>
        <draw:line draw:style-name="gr17" draw:text-style-name="P11" draw:layer="layout" svg:x1="26.034cm" svg:y1="7.121cm" svg:x2="29.051cm" svg:y2="6.105cm">
          <text:p/>
        </draw:line>
        <draw:line draw:style-name="gr17" draw:text-style-name="P11" draw:layer="layout" svg:x1="27.04cm" svg:y1="7.121cm" svg:x2="29.051cm" svg:y2="6.359cm">
          <text:p/>
        </draw:line>
        <draw:line draw:style-name="gr17" draw:text-style-name="P11" draw:layer="layout" svg:x1="28.045cm" svg:y1="7.121cm" svg:x2="29.051cm" svg:y2="6.613cm">
          <text:p/>
        </draw:line>
        <draw:custom-shape draw:name="Elipse 224_25" draw:style-name="gr15" draw:text-style-name="P2" draw:layer="layout" svg:width="0.822cm" svg:height="0.559cm" svg:x="18.58cm" svg:y="7.05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4_26" draw:style-name="gr15" draw:text-style-name="P2" draw:layer="layout" svg:width="0.822cm" svg:height="0.559cm" svg:x="19.596cm" svg:y="7.05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4_27" draw:style-name="gr15" draw:text-style-name="P2" draw:layer="layout" svg:width="0.822cm" svg:height="0.559cm" svg:x="16.608cm" svg:y="7.05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4_28" draw:style-name="gr15" draw:text-style-name="P2" draw:layer="layout" svg:width="0.822cm" svg:height="0.559cm" svg:x="17.624cm" svg:y="7.05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17" draw:text-style-name="P11" draw:layer="layout" svg:x1="17.006cm" svg:y1="7.052cm" svg:x2="21.029cm" svg:y2="5.782cm">
          <text:p/>
        </draw:line>
        <draw:line draw:style-name="gr17" draw:text-style-name="P11" draw:layer="layout" svg:x1="18.012cm" svg:y1="7.052cm" svg:x2="21.029cm" svg:y2="6.036cm">
          <text:p/>
        </draw:line>
        <draw:line draw:style-name="gr17" draw:text-style-name="P11" draw:layer="layout" svg:x1="19.018cm" svg:y1="7.052cm" svg:x2="21.029cm" svg:y2="6.29cm">
          <text:p/>
        </draw:line>
        <draw:line draw:style-name="gr17" draw:text-style-name="P11" draw:layer="layout" svg:x1="20.023cm" svg:y1="7.052cm" svg:x2="21.029cm" svg:y2="6.544cm">
          <text:p/>
        </draw:line>
        <draw:line draw:style-name="gr17" draw:text-style-name="P11" draw:layer="layout" svg:x1="18.004cm" svg:y1="7.061cm" svg:x2="21.021cm" svg:y2="6.045cm">
          <text:p/>
        </draw:line>
        <draw:line draw:style-name="gr17" draw:text-style-name="P11" draw:layer="layout" svg:x1="19.01cm" svg:y1="7.061cm" svg:x2="21.021cm" svg:y2="6.299cm">
          <text:p/>
        </draw:line>
        <draw:line draw:style-name="gr17" draw:text-style-name="P11" draw:layer="layout" svg:x1="20.015cm" svg:y1="7.061cm" svg:x2="21.021cm" svg:y2="6.553cm">
          <text:p/>
        </draw:line>
        <draw:custom-shape draw:name="Elipse 224_33" draw:style-name="gr15" draw:text-style-name="P2" draw:layer="layout" svg:width="0.822cm" svg:height="0.559cm" svg:x="10.534cm" svg:y="7.00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4_34" draw:style-name="gr15" draw:text-style-name="P2" draw:layer="layout" svg:width="0.822cm" svg:height="0.559cm" svg:x="11.55cm" svg:y="7.00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4_35" draw:style-name="gr15" draw:text-style-name="P2" draw:layer="layout" svg:width="0.822cm" svg:height="0.559cm" svg:x="8.562cm" svg:y="7.00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4_36" draw:style-name="gr15" draw:text-style-name="P2" draw:layer="layout" svg:width="0.822cm" svg:height="0.559cm" svg:x="9.578cm" svg:y="7.00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17" draw:text-style-name="P11" draw:layer="layout" svg:x1="8.96cm" svg:y1="7.009cm" svg:x2="12.983cm" svg:y2="5.739cm">
          <text:p/>
        </draw:line>
        <draw:line draw:style-name="gr17" draw:text-style-name="P11" draw:layer="layout" svg:x1="9.966cm" svg:y1="7.009cm" svg:x2="12.983cm" svg:y2="5.993cm">
          <text:p/>
        </draw:line>
        <draw:line draw:style-name="gr17" draw:text-style-name="P11" draw:layer="layout" svg:x1="10.972cm" svg:y1="7.009cm" svg:x2="12.983cm" svg:y2="6.247cm">
          <text:p/>
        </draw:line>
        <draw:line draw:style-name="gr17" draw:text-style-name="P11" draw:layer="layout" svg:x1="11.977cm" svg:y1="7.009cm" svg:x2="12.983cm" svg:y2="6.501cm">
          <text:p/>
        </draw:line>
        <draw:line draw:style-name="gr17" draw:text-style-name="P11" draw:layer="layout" svg:x1="9.958cm" svg:y1="7.018cm" svg:x2="12.975cm" svg:y2="6.002cm">
          <text:p/>
        </draw:line>
        <draw:line draw:style-name="gr17" draw:text-style-name="P11" draw:layer="layout" svg:x1="10.964cm" svg:y1="7.018cm" svg:x2="12.975cm" svg:y2="6.256cm">
          <text:p/>
        </draw:line>
        <draw:line draw:style-name="gr17" draw:text-style-name="P11" draw:layer="layout" svg:x1="11.969cm" svg:y1="7.018cm" svg:x2="12.975cm" svg:y2="6.51cm">
          <text:p/>
        </draw:line>
        <draw:custom-shape draw:name="Elipse 224_41" draw:style-name="gr15" draw:text-style-name="P2" draw:layer="layout" svg:width="0.822cm" svg:height="0.559cm" svg:x="2.488cm" svg:y="7.05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4_42" draw:style-name="gr15" draw:text-style-name="P2" draw:layer="layout" svg:width="0.822cm" svg:height="0.559cm" svg:x="3.504cm" svg:y="7.05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4_43" draw:style-name="gr15" draw:text-style-name="P2" draw:layer="layout" svg:width="0.822cm" svg:height="0.559cm" svg:x="0.516cm" svg:y="7.05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4_44" draw:style-name="gr15" draw:text-style-name="P2" draw:layer="layout" svg:width="0.822cm" svg:height="0.559cm" svg:x="1.532cm" svg:y="7.05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17" draw:text-style-name="P11" draw:layer="layout" svg:x1="0.914cm" svg:y1="7.052cm" svg:x2="4.937cm" svg:y2="5.782cm">
          <text:p/>
        </draw:line>
        <draw:line draw:style-name="gr17" draw:text-style-name="P11" draw:layer="layout" svg:x1="1.92cm" svg:y1="7.052cm" svg:x2="4.937cm" svg:y2="6.036cm">
          <text:p/>
        </draw:line>
        <draw:line draw:style-name="gr17" draw:text-style-name="P11" draw:layer="layout" svg:x1="2.926cm" svg:y1="7.052cm" svg:x2="4.937cm" svg:y2="6.29cm">
          <text:p/>
        </draw:line>
        <draw:line draw:style-name="gr17" draw:text-style-name="P11" draw:layer="layout" svg:x1="3.931cm" svg:y1="7.052cm" svg:x2="4.937cm" svg:y2="6.544cm">
          <text:p/>
        </draw:line>
        <draw:line draw:style-name="gr17" draw:text-style-name="P11" draw:layer="layout" svg:x1="1.912cm" svg:y1="7.061cm" svg:x2="4.929cm" svg:y2="6.045cm">
          <text:p/>
        </draw:line>
        <draw:line draw:style-name="gr17" draw:text-style-name="P11" draw:layer="layout" svg:x1="2.918cm" svg:y1="7.061cm" svg:x2="4.929cm" svg:y2="6.299cm">
          <text:p/>
        </draw:line>
        <draw:line draw:style-name="gr17" draw:text-style-name="P11" draw:layer="layout" svg:x1="3.923cm" svg:y1="7.061cm" svg:x2="4.929cm" svg:y2="6.553cm">
          <text:p/>
        </draw:line>
        <draw:custom-shape draw:name="Elipse 224_49" draw:style-name="gr16" draw:text-style-name="P3" draw:layer="layout" svg:width="0.822cm" svg:height="0.559cm" svg:x="22.654cm" svg:y="9.59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4_50" draw:style-name="gr16" draw:text-style-name="P3" draw:layer="layout" svg:width="0.822cm" svg:height="0.559cm" svg:x="23.67cm" svg:y="9.59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4_51" draw:style-name="gr16" draw:text-style-name="P3" draw:layer="layout" svg:width="0.822cm" svg:height="0.559cm" svg:x="20.682cm" svg:y="9.59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4_52" draw:style-name="gr16" draw:text-style-name="P3" draw:layer="layout" svg:width="0.822cm" svg:height="0.559cm" svg:x="21.698cm" svg:y="9.59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4_21" draw:style-name="gr16" draw:text-style-name="P3" draw:layer="layout" svg:width="0.822cm" svg:height="0.559cm" svg:x="18.655cm" svg:y="9.59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4_22" draw:style-name="gr16" draw:text-style-name="P3" draw:layer="layout" svg:width="0.822cm" svg:height="0.559cm" svg:x="19.571cm" svg:y="9.59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4_23" draw:style-name="gr16" draw:text-style-name="P3" draw:layer="layout" svg:width="0.822cm" svg:height="0.559cm" svg:x="16.583cm" svg:y="9.59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4_24" draw:style-name="gr16" draw:text-style-name="P3" draw:layer="layout" svg:width="0.822cm" svg:height="0.559cm" svg:x="17.599cm" svg:y="9.59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17" draw:text-style-name="P11" draw:layer="layout" svg:x1="24.047cm" svg:y1="9.398cm" svg:x2="25.052cm" svg:y2="8.636cm">
          <text:p/>
        </draw:line>
        <draw:line draw:style-name="gr17" draw:text-style-name="P11" draw:layer="layout" svg:x1="23.041cm" svg:y1="9.398cm" svg:x2="25.036cm" svg:y2="8.382cm">
          <text:p/>
        </draw:line>
        <draw:line draw:style-name="gr17" draw:text-style-name="P11" draw:layer="layout" svg:x1="22.035cm" svg:y1="9.398cm" svg:x2="25.052cm" svg:y2="8.128cm">
          <text:p/>
        </draw:line>
        <draw:line draw:style-name="gr17" draw:text-style-name="P11" draw:layer="layout" svg:x1="21.029cm" svg:y1="9.398cm" svg:x2="25.052cm" svg:y2="7.874cm">
          <text:p/>
        </draw:line>
        <draw:line draw:style-name="gr17" draw:text-style-name="P11" draw:layer="layout" svg:x1="20.023cm" svg:y1="9.398cm" svg:x2="25.036cm" svg:y2="7.874cm">
          <text:p/>
        </draw:line>
        <draw:line draw:style-name="gr17" draw:text-style-name="P11" draw:layer="layout" svg:x1="19.018cm" svg:y1="9.398cm" svg:x2="25.036cm" svg:y2="7.874cm">
          <text:p/>
        </draw:line>
        <draw:line draw:style-name="gr17" draw:text-style-name="P11" draw:layer="layout" svg:x1="18.012cm" svg:y1="9.398cm" svg:x2="25.036cm" svg:y2="7.874cm">
          <text:p/>
        </draw:line>
        <draw:line draw:style-name="gr17" draw:text-style-name="P11" draw:layer="layout" svg:x1="17.006cm" svg:y1="9.398cm" svg:x2="25.036cm" svg:y2="7.874cm">
          <text:p/>
        </draw:line>
        <draw:custom-shape draw:name="Elipse 224_29" draw:style-name="gr15" draw:text-style-name="P2" draw:layer="layout" svg:width="0.822cm" svg:height="0.559cm" svg:x="6.546cm" svg:y="9.60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4_30" draw:style-name="gr15" draw:text-style-name="P2" draw:layer="layout" svg:width="0.822cm" svg:height="0.559cm" svg:x="7.562cm" svg:y="9.60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4_31" draw:style-name="gr15" draw:text-style-name="P2" draw:layer="layout" svg:width="0.822cm" svg:height="0.559cm" svg:x="4.574cm" svg:y="9.60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4_32" draw:style-name="gr15" draw:text-style-name="P2" draw:layer="layout" svg:width="0.822cm" svg:height="0.559cm" svg:x="5.59cm" svg:y="9.60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4_37" draw:style-name="gr15" draw:text-style-name="P2" draw:layer="layout" svg:width="0.822cm" svg:height="0.559cm" svg:x="2.547cm" svg:y="9.60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4_38" draw:style-name="gr15" draw:text-style-name="P2" draw:layer="layout" svg:width="0.822cm" svg:height="0.559cm" svg:x="3.463cm" svg:y="9.60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4_39" draw:style-name="gr15" draw:text-style-name="P2" draw:layer="layout" svg:width="0.822cm" svg:height="0.559cm" svg:x="0.475cm" svg:y="9.60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4_40" draw:style-name="gr15" draw:text-style-name="P2" draw:layer="layout" svg:width="0.822cm" svg:height="0.559cm" svg:x="1.491cm" svg:y="9.60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17" draw:text-style-name="P11" draw:layer="layout" svg:x1="7.939cm" svg:y1="9.407cm" svg:x2="8.944cm" svg:y2="8.645cm">
          <text:p/>
        </draw:line>
        <draw:line draw:style-name="gr17" draw:text-style-name="P11" draw:layer="layout" svg:x1="6.933cm" svg:y1="9.407cm" svg:x2="8.928cm" svg:y2="8.391cm">
          <text:p/>
        </draw:line>
        <draw:line draw:style-name="gr17" draw:text-style-name="P11" draw:layer="layout" svg:x1="5.927cm" svg:y1="9.407cm" svg:x2="8.944cm" svg:y2="8.137cm">
          <text:p/>
        </draw:line>
        <draw:line draw:style-name="gr17" draw:text-style-name="P11" draw:layer="layout" svg:x1="4.921cm" svg:y1="9.407cm" svg:x2="8.944cm" svg:y2="7.883cm">
          <text:p/>
        </draw:line>
        <draw:line draw:style-name="gr17" draw:text-style-name="P11" draw:layer="layout" svg:x1="3.915cm" svg:y1="9.407cm" svg:x2="8.928cm" svg:y2="7.883cm">
          <text:p/>
        </draw:line>
        <draw:line draw:style-name="gr17" draw:text-style-name="P11" draw:layer="layout" svg:x1="2.91cm" svg:y1="9.407cm" svg:x2="8.928cm" svg:y2="7.883cm">
          <text:p/>
        </draw:line>
        <draw:line draw:style-name="gr17" draw:text-style-name="P11" draw:layer="layout" svg:x1="1.904cm" svg:y1="9.407cm" svg:x2="8.928cm" svg:y2="7.883cm">
          <text:p/>
        </draw:line>
        <draw:line draw:style-name="gr17" draw:text-style-name="P11" draw:layer="layout" svg:x1="0.898cm" svg:y1="9.407cm" svg:x2="8.928cm" svg:y2="7.883cm">
          <text:p/>
        </draw:line>
        <draw:custom-shape draw:name="Elipse 224_45" draw:style-name="gr16" draw:text-style-name="P3" draw:layer="layout" svg:width="0.822cm" svg:height="0.559cm" svg:x="14.572cm" svg:y="13.91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4_46" draw:style-name="gr16" draw:text-style-name="P3" draw:layer="layout" svg:width="0.822cm" svg:height="0.559cm" svg:x="15.588cm" svg:y="13.91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4_47" draw:style-name="gr16" draw:text-style-name="P3" draw:layer="layout" svg:width="0.822cm" svg:height="0.559cm" svg:x="12.6cm" svg:y="13.91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4_48" draw:style-name="gr16" draw:text-style-name="P3" draw:layer="layout" svg:width="0.822cm" svg:height="0.559cm" svg:x="13.616cm" svg:y="13.91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4_53" draw:style-name="gr16" draw:text-style-name="P3" draw:layer="layout" svg:width="0.822cm" svg:height="0.559cm" svg:x="10.573cm" svg:y="13.91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4_54" draw:style-name="gr16" draw:text-style-name="P3" draw:layer="layout" svg:width="0.822cm" svg:height="0.559cm" svg:x="11.589cm" svg:y="13.91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4_55" draw:style-name="gr16" draw:text-style-name="P3" draw:layer="layout" svg:width="0.822cm" svg:height="0.559cm" svg:x="8.601cm" svg:y="13.91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4_56" draw:style-name="gr16" draw:text-style-name="P3" draw:layer="layout" svg:width="0.822cm" svg:height="0.559cm" svg:x="9.617cm" svg:y="13.91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4_57" draw:style-name="gr16" draw:text-style-name="P3" draw:layer="layout" svg:width="0.822cm" svg:height="0.559cm" svg:x="6.573cm" svg:y="13.91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4_58" draw:style-name="gr16" draw:text-style-name="P3" draw:layer="layout" svg:width="0.822cm" svg:height="0.559cm" svg:x="7.589cm" svg:y="13.91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4_59" draw:style-name="gr16" draw:text-style-name="P3" draw:layer="layout" svg:width="0.822cm" svg:height="0.559cm" svg:x="4.501cm" svg:y="13.91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4_60" draw:style-name="gr16" draw:text-style-name="P3" draw:layer="layout" svg:width="0.822cm" svg:height="0.559cm" svg:x="5.617cm" svg:y="13.91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4_61" draw:style-name="gr16" draw:text-style-name="P3" draw:layer="layout" svg:width="0.822cm" svg:height="0.559cm" svg:x="2.574cm" svg:y="13.91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4_62" draw:style-name="gr16" draw:text-style-name="P3" draw:layer="layout" svg:width="0.822cm" svg:height="0.559cm" svg:x="3.49cm" svg:y="13.91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4_63" draw:style-name="gr16" draw:text-style-name="P3" draw:layer="layout" svg:width="0.822cm" svg:height="0.559cm" svg:x="0.602cm" svg:y="13.91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4_64" draw:style-name="gr16" draw:text-style-name="P3" draw:layer="layout" svg:width="0.822cm" svg:height="0.559cm" svg:x="1.518cm" svg:y="13.91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17" draw:text-style-name="P11" draw:layer="layout" svg:x1="16cm" svg:y1="13.462cm" svg:x2="17.006cm" svg:y2="12.954cm">
          <text:p/>
        </draw:line>
        <draw:line draw:style-name="gr17" draw:text-style-name="P11" draw:layer="layout" svg:x1="14.994cm" svg:y1="13.462cm" svg:x2="17.006cm" svg:y2="12.7cm">
          <text:p/>
        </draw:line>
        <draw:line draw:style-name="gr17" draw:text-style-name="P11" draw:layer="layout" svg:x1="13.989cm" svg:y1="13.462cm" svg:x2="17.006cm" svg:y2="12.446cm">
          <text:p/>
        </draw:line>
        <draw:line draw:style-name="gr17" draw:text-style-name="P11" draw:layer="layout" svg:x1="12.983cm" svg:y1="13.462cm" svg:x2="17.006cm" svg:y2="12.192cm">
          <text:p/>
        </draw:line>
        <draw:line draw:style-name="gr17" draw:text-style-name="P11" draw:layer="layout" svg:x1="11.977cm" svg:y1="13.462cm" svg:x2="17.006cm" svg:y2="11.938cm">
          <text:p/>
        </draw:line>
        <draw:line draw:style-name="gr17" draw:text-style-name="P11" draw:layer="layout" svg:x1="10.971cm" svg:y1="13.462cm" svg:x2="17.006cm" svg:y2="11.684cm">
          <text:p/>
        </draw:line>
        <draw:line draw:style-name="gr17" draw:text-style-name="P11" draw:layer="layout" svg:x1="9.965cm" svg:y1="13.462cm" svg:x2="17.006cm" svg:y2="11.43cm">
          <text:p/>
        </draw:line>
        <draw:line draw:style-name="gr17" draw:text-style-name="P11" draw:layer="layout" svg:x1="8.976cm" svg:y1="13.462cm" svg:x2="17.006cm" svg:y2="11.176cm">
          <text:p/>
        </draw:line>
        <draw:line draw:style-name="gr17" draw:text-style-name="P11" draw:layer="layout" svg:x1="7.97cm" svg:y1="13.462cm" svg:x2="17.006cm" svg:y2="10.922cm">
          <text:p/>
        </draw:line>
        <draw:line draw:style-name="gr17" draw:text-style-name="P11" draw:layer="layout" svg:x1="6.964cm" svg:y1="13.462cm" svg:x2="17.006cm" svg:y2="10.668cm">
          <text:p/>
        </draw:line>
        <draw:line draw:style-name="gr17" draw:text-style-name="P11" draw:layer="layout" svg:x1="5.959cm" svg:y1="13.462cm" svg:x2="17.006cm" svg:y2="10.414cm">
          <text:p/>
        </draw:line>
        <draw:line draw:style-name="gr17" draw:text-style-name="P11" draw:layer="layout" svg:x1="4.953cm" svg:y1="13.462cm" svg:x2="17.006cm" svg:y2="10.414cm">
          <text:p/>
        </draw:line>
        <draw:line draw:style-name="gr17" draw:text-style-name="P11" draw:layer="layout" svg:x1="3.947cm" svg:y1="13.462cm" svg:x2="17.006cm" svg:y2="10.414cm">
          <text:p/>
        </draw:line>
        <draw:line draw:style-name="gr17" draw:text-style-name="P11" draw:layer="layout" svg:x1="2.941cm" svg:y1="13.462cm" svg:x2="17.006cm" svg:y2="10.414cm">
          <text:p/>
        </draw:line>
        <draw:line draw:style-name="gr17" draw:text-style-name="P11" draw:layer="layout" svg:x1="1.935cm" svg:y1="13.462cm" svg:x2="17.006cm" svg:y2="10.414cm">
          <text:p/>
        </draw:line>
        <draw:line draw:style-name="gr17" draw:text-style-name="P11" draw:layer="layout" svg:x1="0.93cm" svg:y1="13.462cm" svg:x2="17.006cm" svg:y2="10.414cm">
          <text:p/>
        </draw:line>
        <draw:custom-shape draw:name="CaixaDeTexto 132_7" draw:style-name="gr18" draw:text-style-name="P5" draw:layer="layout" svg:width="9.168cm" svg:height="1.182cm" svg:x="-0.377cm" svg:y="0.392cm">
          <text:p text:style-name="P4"><text:span text:style-name="T1"><text:s text:c="5"/></text:span><text:span text:style-name="T2">31 30 29 28 <text:s/>27 26 25 24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32_8" draw:style-name="gr19" draw:text-style-name="P6" draw:layer="layout" svg:width="8.365cm" svg:height="1.18cm" svg:x="8.227cm" svg:y="0.392cm">
          <text:p text:style-name="P4"><text:span text:style-name="T2"><text:s/></text:span><text:span text:style-name="T2">23 22 <text:s/>21 20 19 18 17 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32_9" draw:style-name="gr20" draw:text-style-name="P6" draw:layer="layout" svg:width="8.094cm" svg:height="1.18cm" svg:x="16.228cm" svg:y="0.415cm">
          <text:p text:style-name="P4"><text:span text:style-name="T2"><text:s/></text:span><text:span text:style-name="T2">15 14 13 12 <text:s/>11 10 <text:s/>9 <text:s text:c="2"/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32_10" draw:style-name="gr21" draw:text-style-name="P6" draw:layer="layout" svg:width="7.992cm" svg:height="1.18cm" svg:x="24.585cm" svg:y="0.415cm">
          <text:p text:style-name="P4"><text:span text:style-name="T2">7 <text:s text:c="2"/>6 <text:s text:c="2"/>5 <text:s text:c="3"/>4 <text:s text:c="3"/>3 <text:s text:c="3"/>2 <text:s text:c="2"/>1 <text:s text:c="3"/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0" draw:layer="layout" svg:width="18.624cm" svg:height="10.476cm" svg:x="1.188cm" svg:y="2.224cm" draw:page-number="3" presentation:class="page"/>
          <draw:frame presentation:style-name="pr3" draw:text-style-name="P12" draw:layer="layout" svg:width="17.271cm" svg:height="12.572cm" svg:x="2.159cm" svg:y="13.271cm" presentation:class="notes" presentation:user-transformed="true">
            <draw:text-box>
              <text:p>Sklansky</text:p>
            </draw:text-box>
          </draw:frame>
        </presentation:notes>
      </draw:page>
      <draw:page draw:name="page4" draw:style-name="dp1" draw:master-page-name="Título_20_e_20_Conteúdo" presentation:presentation-page-layout-name="AL1T11">
        <draw:g draw:name="Agrupar 68">
          <draw:line draw:name="Conector reto 69" draw:style-name="gr2" draw:text-style-name="P1" draw:layer="layout" svg:x1="0.93cm" svg:y1="1.487cm" svg:x2="0.93cm" svg:y2="18.462cm">
            <text:p/>
          </draw:line>
          <draw:line draw:name="Conector reto 70" draw:style-name="gr2" draw:text-style-name="P1" draw:layer="layout" svg:x1="1.935cm" svg:y1="1.487cm" svg:x2="1.935cm" svg:y2="18.462cm">
            <text:p/>
          </draw:line>
          <draw:line draw:name="Conector reto 71" draw:style-name="gr2" draw:text-style-name="P1" draw:layer="layout" svg:x1="1.935cm" svg:y1="1.487cm" svg:x2="1.935cm" svg:y2="18.462cm">
            <text:p/>
          </draw:line>
          <draw:line draw:name="Conector reto 72" draw:style-name="gr2" draw:text-style-name="P1" draw:layer="layout" svg:x1="2.941cm" svg:y1="1.487cm" svg:x2="2.941cm" svg:y2="18.462cm">
            <text:p/>
          </draw:line>
          <draw:line draw:name="Conector reto 73" draw:style-name="gr2" draw:text-style-name="P1" draw:layer="layout" svg:x1="2.941cm" svg:y1="1.487cm" svg:x2="2.941cm" svg:y2="18.462cm">
            <text:p/>
          </draw:line>
          <draw:line draw:name="Conector reto 74" draw:style-name="gr2" draw:text-style-name="P1" draw:layer="layout" svg:x1="3.947cm" svg:y1="1.487cm" svg:x2="3.947cm" svg:y2="18.462cm">
            <text:p/>
          </draw:line>
          <draw:line draw:name="Conector reto 75" draw:style-name="gr2" draw:text-style-name="P1" draw:layer="layout" svg:x1="3.947cm" svg:y1="1.487cm" svg:x2="3.947cm" svg:y2="18.462cm">
            <text:p/>
          </draw:line>
          <draw:line draw:name="Conector reto 76" draw:style-name="gr2" draw:text-style-name="P1" draw:layer="layout" svg:x1="4.953cm" svg:y1="1.487cm" svg:x2="4.953cm" svg:y2="18.462cm">
            <text:p/>
          </draw:line>
          <draw:line draw:name="Conector reto 77" draw:style-name="gr2" draw:text-style-name="P1" draw:layer="layout" svg:x1="4.953cm" svg:y1="1.487cm" svg:x2="4.953cm" svg:y2="18.462cm">
            <text:p/>
          </draw:line>
          <draw:line draw:name="Conector reto 78" draw:style-name="gr2" draw:text-style-name="P1" draw:layer="layout" svg:x1="5.959cm" svg:y1="1.487cm" svg:x2="5.959cm" svg:y2="18.462cm">
            <text:p/>
          </draw:line>
          <draw:line draw:name="Conector reto 79" draw:style-name="gr2" draw:text-style-name="P1" draw:layer="layout" svg:x1="5.959cm" svg:y1="1.487cm" svg:x2="5.959cm" svg:y2="18.462cm">
            <text:p/>
          </draw:line>
          <draw:line draw:name="Conector reto 80" draw:style-name="gr2" draw:text-style-name="P1" draw:layer="layout" svg:x1="6.964cm" svg:y1="1.487cm" svg:x2="6.964cm" svg:y2="18.462cm">
            <text:p/>
          </draw:line>
          <draw:line draw:name="Conector reto 81" draw:style-name="gr2" draw:text-style-name="P1" draw:layer="layout" svg:x1="6.964cm" svg:y1="1.487cm" svg:x2="6.964cm" svg:y2="18.462cm">
            <text:p/>
          </draw:line>
          <draw:line draw:name="Conector reto 82" draw:style-name="gr2" draw:text-style-name="P1" draw:layer="layout" svg:x1="7.97cm" svg:y1="1.487cm" svg:x2="7.97cm" svg:y2="18.462cm">
            <text:p/>
          </draw:line>
          <draw:line draw:name="Conector reto 83" draw:style-name="gr2" draw:text-style-name="P1" draw:layer="layout" svg:x1="7.97cm" svg:y1="1.487cm" svg:x2="7.97cm" svg:y2="18.462cm">
            <text:p/>
          </draw:line>
          <draw:line draw:name="Conector reto 84" draw:style-name="gr2" draw:text-style-name="P1" draw:layer="layout" svg:x1="8.976cm" svg:y1="1.487cm" svg:x2="8.976cm" svg:y2="18.462cm">
            <text:p/>
          </draw:line>
          <draw:line draw:name="Conector reto 85" draw:style-name="gr2" draw:text-style-name="P1" draw:layer="layout" svg:x1="8.96cm" svg:y1="1.487cm" svg:x2="8.96cm" svg:y2="18.462cm">
            <text:p/>
          </draw:line>
          <draw:line draw:name="Conector reto 86" draw:style-name="gr2" draw:text-style-name="P1" draw:layer="layout" svg:x1="9.965cm" svg:y1="1.487cm" svg:x2="9.965cm" svg:y2="18.462cm">
            <text:p/>
          </draw:line>
          <draw:line draw:name="Conector reto 87" draw:style-name="gr2" draw:text-style-name="P1" draw:layer="layout" svg:x1="9.965cm" svg:y1="1.487cm" svg:x2="9.965cm" svg:y2="18.462cm">
            <text:p/>
          </draw:line>
          <draw:line draw:name="Conector reto 88" draw:style-name="gr2" draw:text-style-name="P1" draw:layer="layout" svg:x1="10.971cm" svg:y1="1.487cm" svg:x2="10.971cm" svg:y2="18.462cm">
            <text:p/>
          </draw:line>
          <draw:line draw:name="Conector reto 89" draw:style-name="gr2" draw:text-style-name="P1" draw:layer="layout" svg:x1="10.971cm" svg:y1="1.487cm" svg:x2="10.971cm" svg:y2="18.462cm">
            <text:p/>
          </draw:line>
          <draw:line draw:name="Conector reto 90" draw:style-name="gr2" draw:text-style-name="P1" draw:layer="layout" svg:x1="11.977cm" svg:y1="1.487cm" svg:x2="11.977cm" svg:y2="18.462cm">
            <text:p/>
          </draw:line>
          <draw:line draw:name="Conector reto 91" draw:style-name="gr2" draw:text-style-name="P1" draw:layer="layout" svg:x1="11.977cm" svg:y1="1.487cm" svg:x2="11.977cm" svg:y2="18.462cm">
            <text:p/>
          </draw:line>
          <draw:line draw:name="Conector reto 92" draw:style-name="gr2" draw:text-style-name="P1" draw:layer="layout" svg:x1="12.983cm" svg:y1="1.487cm" svg:x2="12.983cm" svg:y2="18.462cm">
            <text:p/>
          </draw:line>
          <draw:line draw:name="Conector reto 93" draw:style-name="gr2" draw:text-style-name="P1" draw:layer="layout" svg:x1="12.983cm" svg:y1="1.487cm" svg:x2="12.983cm" svg:y2="18.462cm">
            <text:p/>
          </draw:line>
          <draw:line draw:name="Conector reto 94" draw:style-name="gr2" draw:text-style-name="P1" draw:layer="layout" svg:x1="13.989cm" svg:y1="1.487cm" svg:x2="13.989cm" svg:y2="18.462cm">
            <text:p/>
          </draw:line>
          <draw:line draw:name="Conector reto 95" draw:style-name="gr2" draw:text-style-name="P1" draw:layer="layout" svg:x1="13.989cm" svg:y1="1.487cm" svg:x2="13.989cm" svg:y2="18.462cm">
            <text:p/>
          </draw:line>
          <draw:line draw:name="Conector reto 96" draw:style-name="gr2" draw:text-style-name="P1" draw:layer="layout" svg:x1="14.994cm" svg:y1="1.487cm" svg:x2="14.994cm" svg:y2="18.462cm">
            <text:p/>
          </draw:line>
          <draw:line draw:name="Conector reto 97" draw:style-name="gr2" draw:text-style-name="P1" draw:layer="layout" svg:x1="14.994cm" svg:y1="1.487cm" svg:x2="14.994cm" svg:y2="18.462cm">
            <text:p/>
          </draw:line>
          <draw:line draw:name="Conector reto 98" draw:style-name="gr2" draw:text-style-name="P1" draw:layer="layout" svg:x1="16cm" svg:y1="1.487cm" svg:x2="16cm" svg:y2="18.462cm">
            <text:p/>
          </draw:line>
          <draw:line draw:name="Conector reto 99" draw:style-name="gr2" draw:text-style-name="P1" draw:layer="layout" svg:x1="16cm" svg:y1="1.487cm" svg:x2="16cm" svg:y2="18.462cm">
            <text:p/>
          </draw:line>
          <draw:line draw:name="Conector reto 100" draw:style-name="gr2" draw:text-style-name="P1" draw:layer="layout" svg:x1="17.006cm" svg:y1="1.487cm" svg:x2="17.006cm" svg:y2="18.462cm">
            <text:p/>
          </draw:line>
          <draw:line draw:name="Conector reto 101" draw:style-name="gr2" draw:text-style-name="P1" draw:layer="layout" svg:x1="17.006cm" svg:y1="1.487cm" svg:x2="17.006cm" svg:y2="18.462cm">
            <text:p/>
          </draw:line>
          <draw:line draw:name="Conector reto 102" draw:style-name="gr2" draw:text-style-name="P1" draw:layer="layout" svg:x1="18.012cm" svg:y1="1.487cm" svg:x2="18.012cm" svg:y2="18.462cm">
            <text:p/>
          </draw:line>
          <draw:line draw:name="Conector reto 103" draw:style-name="gr2" draw:text-style-name="P1" draw:layer="layout" svg:x1="18.012cm" svg:y1="1.487cm" svg:x2="18.012cm" svg:y2="18.462cm">
            <text:p/>
          </draw:line>
          <draw:line draw:name="Conector reto 104" draw:style-name="gr2" draw:text-style-name="P1" draw:layer="layout" svg:x1="19.018cm" svg:y1="1.487cm" svg:x2="19.018cm" svg:y2="18.462cm">
            <text:p/>
          </draw:line>
          <draw:line draw:name="Conector reto 105" draw:style-name="gr2" draw:text-style-name="P1" draw:layer="layout" svg:x1="19.018cm" svg:y1="1.487cm" svg:x2="19.018cm" svg:y2="18.462cm">
            <text:p/>
          </draw:line>
          <draw:line draw:name="Conector reto 106" draw:style-name="gr2" draw:text-style-name="P1" draw:layer="layout" svg:x1="20.023cm" svg:y1="1.487cm" svg:x2="20.023cm" svg:y2="18.462cm">
            <text:p/>
          </draw:line>
          <draw:line draw:name="Conector reto 107" draw:style-name="gr2" draw:text-style-name="P1" draw:layer="layout" svg:x1="20.023cm" svg:y1="1.487cm" svg:x2="20.023cm" svg:y2="18.462cm">
            <text:p/>
          </draw:line>
          <draw:line draw:name="Conector reto 108" draw:style-name="gr2" draw:text-style-name="P1" draw:layer="layout" svg:x1="21.029cm" svg:y1="1.487cm" svg:x2="21.029cm" svg:y2="18.462cm">
            <text:p/>
          </draw:line>
          <draw:line draw:name="Conector reto 109" draw:style-name="gr2" draw:text-style-name="P1" draw:layer="layout" svg:x1="21.029cm" svg:y1="1.487cm" svg:x2="21.029cm" svg:y2="18.462cm">
            <text:p/>
          </draw:line>
          <draw:line draw:name="Conector reto 110" draw:style-name="gr2" draw:text-style-name="P1" draw:layer="layout" svg:x1="22.035cm" svg:y1="1.487cm" svg:x2="22.035cm" svg:y2="18.462cm">
            <text:p/>
          </draw:line>
          <draw:line draw:name="Conector reto 111" draw:style-name="gr2" draw:text-style-name="P1" draw:layer="layout" svg:x1="22.035cm" svg:y1="1.487cm" svg:x2="22.035cm" svg:y2="18.462cm">
            <text:p/>
          </draw:line>
          <draw:line draw:name="Conector reto 112" draw:style-name="gr2" draw:text-style-name="P1" draw:layer="layout" svg:x1="23.041cm" svg:y1="1.487cm" svg:x2="23.041cm" svg:y2="18.462cm">
            <text:p/>
          </draw:line>
          <draw:line draw:name="Conector reto 113" draw:style-name="gr2" draw:text-style-name="P1" draw:layer="layout" svg:x1="23.041cm" svg:y1="1.487cm" svg:x2="23.041cm" svg:y2="18.462cm">
            <text:p/>
          </draw:line>
          <draw:line draw:name="Conector reto 114" draw:style-name="gr2" draw:text-style-name="P1" draw:layer="layout" svg:x1="24.047cm" svg:y1="1.487cm" svg:x2="24.047cm" svg:y2="18.462cm">
            <text:p/>
          </draw:line>
          <draw:line draw:name="Conector reto 115" draw:style-name="gr2" draw:text-style-name="P1" draw:layer="layout" svg:x1="24.047cm" svg:y1="1.487cm" svg:x2="24.047cm" svg:y2="18.462cm">
            <text:p/>
          </draw:line>
          <draw:line draw:name="Conector reto 116" draw:style-name="gr2" draw:text-style-name="P1" draw:layer="layout" svg:x1="25.052cm" svg:y1="1.487cm" svg:x2="25.052cm" svg:y2="18.462cm">
            <text:p/>
          </draw:line>
          <draw:line draw:name="Conector reto 117" draw:style-name="gr2" draw:text-style-name="P1" draw:layer="layout" svg:x1="25.036cm" svg:y1="1.487cm" svg:x2="25.036cm" svg:y2="18.462cm">
            <text:p/>
          </draw:line>
          <draw:line draw:name="Conector reto 118" draw:style-name="gr2" draw:text-style-name="P1" draw:layer="layout" svg:x1="26.042cm" svg:y1="1.487cm" svg:x2="26.042cm" svg:y2="18.462cm">
            <text:p/>
          </draw:line>
          <draw:line draw:name="Conector reto 119" draw:style-name="gr2" draw:text-style-name="P1" draw:layer="layout" svg:x1="26.042cm" svg:y1="1.487cm" svg:x2="26.042cm" svg:y2="18.462cm">
            <text:p/>
          </draw:line>
          <draw:line draw:name="Conector reto 120" draw:style-name="gr2" draw:text-style-name="P1" draw:layer="layout" svg:x1="27.048cm" svg:y1="1.487cm" svg:x2="27.048cm" svg:y2="18.462cm">
            <text:p/>
          </draw:line>
          <draw:line draw:name="Conector reto 121" draw:style-name="gr2" draw:text-style-name="P1" draw:layer="layout" svg:x1="27.048cm" svg:y1="1.487cm" svg:x2="27.048cm" svg:y2="18.462cm">
            <text:p/>
          </draw:line>
          <draw:line draw:name="Conector reto 122" draw:style-name="gr2" draw:text-style-name="P1" draw:layer="layout" svg:x1="28.053cm" svg:y1="1.487cm" svg:x2="28.053cm" svg:y2="18.462cm">
            <text:p/>
          </draw:line>
          <draw:line draw:name="Conector reto 123" draw:style-name="gr2" draw:text-style-name="P1" draw:layer="layout" svg:x1="28.053cm" svg:y1="1.487cm" svg:x2="28.053cm" svg:y2="18.462cm">
            <text:p/>
          </draw:line>
          <draw:line draw:name="Conector reto 124" draw:style-name="gr2" draw:text-style-name="P1" draw:layer="layout" svg:x1="29.059cm" svg:y1="1.487cm" svg:x2="29.059cm" svg:y2="18.462cm">
            <text:p/>
          </draw:line>
          <draw:line draw:name="Conector reto 125" draw:style-name="gr2" draw:text-style-name="P1" draw:layer="layout" svg:x1="29.059cm" svg:y1="1.487cm" svg:x2="29.059cm" svg:y2="18.462cm">
            <text:p/>
          </draw:line>
          <draw:line draw:name="Conector reto 126" draw:style-name="gr2" draw:text-style-name="P1" draw:layer="layout" svg:x1="30.065cm" svg:y1="1.487cm" svg:x2="30.065cm" svg:y2="18.462cm">
            <text:p/>
          </draw:line>
          <draw:line draw:name="Conector reto 127" draw:style-name="gr2" draw:text-style-name="P1" draw:layer="layout" svg:x1="30.065cm" svg:y1="1.487cm" svg:x2="30.065cm" svg:y2="18.462cm">
            <text:p/>
          </draw:line>
          <draw:line draw:name="Conector reto 128" draw:style-name="gr2" draw:text-style-name="P1" draw:layer="layout" svg:x1="31.071cm" svg:y1="1.487cm" svg:x2="31.071cm" svg:y2="18.462cm">
            <text:p/>
          </draw:line>
          <draw:line draw:name="Conector reto 129" draw:style-name="gr2" draw:text-style-name="P1" draw:layer="layout" svg:x1="31.071cm" svg:y1="1.487cm" svg:x2="31.071cm" svg:y2="18.462cm">
            <text:p/>
          </draw:line>
          <draw:line draw:name="Conector reto 130" draw:style-name="gr2" draw:text-style-name="P1" draw:layer="layout" svg:x1="32.077cm" svg:y1="1.487cm" svg:x2="32.077cm" svg:y2="18.462cm">
            <text:p/>
          </draw:line>
          <draw:line draw:name="Conector reto 131" draw:style-name="gr2" draw:text-style-name="P1" draw:layer="layout" svg:x1="32.077cm" svg:y1="1.487cm" svg:x2="32.077cm" svg:y2="18.462cm">
            <text:p/>
          </draw:line>
        </draw:g>
        <draw:line draw:name="Conector reto 193_1" draw:style-name="gr2" draw:text-style-name="P1" draw:layer="layout" svg:x1="31.367cm" svg:y1="2.409cm" svg:x2="32.081cm" svg:y2="1.923cm">
          <text:p/>
        </draw:line>
        <draw:custom-shape draw:name="Elipse 194_1" draw:style-name="gr15" draw:text-style-name="P2" draw:layer="layout" svg:width="0.822cm" svg:height="0.559cm" svg:x="0.541cm" svg:y="2.2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96_1" draw:style-name="gr15" draw:text-style-name="P2" draw:layer="layout" svg:width="0.822cm" svg:height="0.559cm" svg:x="2.539cm" svg:y="2.2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98_1" draw:style-name="gr15" draw:text-style-name="P2" draw:layer="layout" svg:width="0.822cm" svg:height="0.559cm" svg:x="4.548cm" svg:y="2.2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00_1" draw:style-name="gr15" draw:text-style-name="P2" draw:layer="layout" svg:width="0.822cm" svg:height="0.559cm" svg:x="6.543cm" svg:y="2.2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02_1" draw:style-name="gr15" draw:text-style-name="P2" draw:layer="layout" svg:width="0.822cm" svg:height="0.559cm" svg:x="8.576cm" svg:y="2.2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04_1" draw:style-name="gr15" draw:text-style-name="P2" draw:layer="layout" svg:width="0.822cm" svg:height="0.559cm" svg:x="10.574cm" svg:y="2.2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06_1" draw:style-name="gr15" draw:text-style-name="P2" draw:layer="layout" svg:width="0.822cm" svg:height="0.559cm" svg:x="12.583cm" svg:y="2.2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08_1" draw:style-name="gr15" draw:text-style-name="P2" draw:layer="layout" svg:width="0.822cm" svg:height="0.559cm" svg:x="14.578cm" svg:y="2.2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10_1" draw:style-name="gr15" draw:text-style-name="P2" draw:layer="layout" svg:width="0.822cm" svg:height="0.559cm" svg:x="16.626cm" svg:y="2.2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12_1" draw:style-name="gr15" draw:text-style-name="P2" draw:layer="layout" svg:width="0.822cm" svg:height="0.559cm" svg:x="18.624cm" svg:y="2.2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14_1" draw:style-name="gr15" draw:text-style-name="P2" draw:layer="layout" svg:width="0.822cm" svg:height="0.559cm" svg:x="20.633cm" svg:y="2.2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16_1" draw:style-name="gr15" draw:text-style-name="P2" draw:layer="layout" svg:width="0.822cm" svg:height="0.559cm" svg:x="22.628cm" svg:y="2.2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18_1" draw:style-name="gr15" draw:text-style-name="P2" draw:layer="layout" svg:width="0.822cm" svg:height="0.559cm" svg:x="24.662cm" svg:y="2.2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0_1" draw:style-name="gr15" draw:text-style-name="P2" draw:layer="layout" svg:width="0.822cm" svg:height="0.559cm" svg:x="26.66cm" svg:y="2.2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2_1" draw:style-name="gr15" draw:text-style-name="P2" draw:layer="layout" svg:width="0.822cm" svg:height="0.559cm" svg:x="28.668cm" svg:y="2.2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4_65" draw:style-name="gr16" draw:text-style-name="P3" draw:layer="layout" svg:width="0.822cm" svg:height="0.559cm" svg:x="30.663cm" svg:y="2.2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25_1" draw:style-name="gr2" draw:text-style-name="P1" draw:layer="layout" svg:x1="1.243cm" svg:y1="2.328cm" svg:x2="1.958cm" svg:y2="1.842cm">
          <text:p/>
        </draw:line>
        <draw:line draw:name="Conector reto 227_1" draw:style-name="gr2" draw:text-style-name="P1" draw:layer="layout" svg:x1="3.233cm" svg:y1="2.32cm" svg:x2="3.947cm" svg:y2="1.834cm">
          <text:p/>
        </draw:line>
        <draw:line draw:name="Conector reto 229_1" draw:style-name="gr2" draw:text-style-name="P1" draw:layer="layout" svg:x1="5.267cm" svg:y1="2.344cm" svg:x2="5.982cm" svg:y2="1.858cm">
          <text:p/>
        </draw:line>
        <draw:line draw:name="Conector reto 231_1" draw:style-name="gr2" draw:text-style-name="P1" draw:layer="layout" svg:x1="7.256cm" svg:y1="2.336cm" svg:x2="7.971cm" svg:y2="1.85cm">
          <text:p/>
        </draw:line>
        <draw:line draw:name="Conector reto 233_1" draw:style-name="gr2" draw:text-style-name="P1" draw:layer="layout" svg:x1="9.294cm" svg:y1="2.347cm" svg:x2="10.009cm" svg:y2="1.861cm">
          <text:p/>
        </draw:line>
        <draw:line draw:name="Conector reto 235_1" draw:style-name="gr2" draw:text-style-name="P1" draw:layer="layout" svg:x1="11.284cm" svg:y1="2.339cm" svg:x2="11.998cm" svg:y2="1.853cm">
          <text:p/>
        </draw:line>
        <draw:line draw:name="Conector reto 237_1" draw:style-name="gr2" draw:text-style-name="P1" draw:layer="layout" svg:x1="13.318cm" svg:y1="2.363cm" svg:x2="14.033cm" svg:y2="1.877cm">
          <text:p/>
        </draw:line>
        <draw:line draw:name="Conector reto 239_1" draw:style-name="gr2" draw:text-style-name="P1" draw:layer="layout" svg:x1="15.308cm" svg:y1="2.355cm" svg:x2="16.022cm" svg:y2="1.869cm">
          <text:p/>
        </draw:line>
        <draw:line draw:name="Conector reto 241_1" draw:style-name="gr2" draw:text-style-name="P1" draw:layer="layout" svg:x1="17.302cm" svg:y1="2.382cm" svg:x2="18.017cm" svg:y2="1.896cm">
          <text:p/>
        </draw:line>
        <draw:line draw:name="Conector reto 243_1" draw:style-name="gr2" draw:text-style-name="P1" draw:layer="layout" svg:x1="19.292cm" svg:y1="2.374cm" svg:x2="20.006cm" svg:y2="1.888cm">
          <text:p/>
        </draw:line>
        <draw:line draw:name="Conector reto 245_1" draw:style-name="gr2" draw:text-style-name="P1" draw:layer="layout" svg:x1="21.326cm" svg:y1="2.398cm" svg:x2="22.041cm" svg:y2="1.912cm">
          <text:p/>
        </draw:line>
        <draw:line draw:name="Conector reto 247_1" draw:style-name="gr2" draw:text-style-name="P1" draw:layer="layout" svg:x1="23.316cm" svg:y1="2.39cm" svg:x2="24.03cm" svg:y2="1.904cm">
          <text:p/>
        </draw:line>
        <draw:line draw:name="Conector reto 249_1" draw:style-name="gr2" draw:text-style-name="P1" draw:layer="layout" svg:x1="25.353cm" svg:y1="2.401cm" svg:x2="26.068cm" svg:y2="1.915cm">
          <text:p/>
        </draw:line>
        <draw:line draw:name="Conector reto 251_1" draw:style-name="gr2" draw:text-style-name="P1" draw:layer="layout" svg:x1="27.343cm" svg:y1="2.393cm" svg:x2="28.057cm" svg:y2="1.907cm">
          <text:p/>
        </draw:line>
        <draw:line draw:name="Conector reto 253_1" draw:style-name="gr2" draw:text-style-name="P1" draw:layer="layout" svg:x1="29.377cm" svg:y1="2.417cm" svg:x2="30.092cm" svg:y2="1.931cm">
          <text:p/>
        </draw:line>
        <draw:custom-shape draw:name="Elipse 255_0" draw:style-name="gr15" draw:text-style-name="P2" draw:layer="layout" svg:width="0.822cm" svg:height="0.559cm" svg:x="0.541cm" svg:y="4.24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64_0" draw:style-name="gr2" draw:text-style-name="P1" draw:layer="layout" svg:x1="1.243cm" svg:y1="4.326cm" svg:x2="2.945cm" svg:y2="3.597cm">
          <text:p/>
        </draw:line>
        <draw:custom-shape draw:name="Elipse 270_0" draw:style-name="gr15" draw:text-style-name="P2" draw:layer="layout" svg:width="0.822cm" svg:height="0.559cm" svg:x="4.569cm" svg:y="4.24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71_0" draw:style-name="gr2" draw:text-style-name="P1" draw:layer="layout" svg:x1="5.271cm" svg:y1="4.326cm" svg:x2="6.973cm" svg:y2="3.597cm">
          <text:p/>
        </draw:line>
        <draw:custom-shape draw:name="Elipse 272_0" draw:style-name="gr15" draw:text-style-name="P2" draw:layer="layout" svg:width="0.822cm" svg:height="0.559cm" svg:x="8.599cm" svg:y="4.24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73_0" draw:style-name="gr2" draw:text-style-name="P1" draw:layer="layout" svg:x1="9.302cm" svg:y1="4.326cm" svg:x2="11.004cm" svg:y2="3.597cm">
          <text:p/>
        </draw:line>
        <draw:custom-shape draw:name="Elipse 274_0" draw:style-name="gr15" draw:text-style-name="P2" draw:layer="layout" svg:width="0.822cm" svg:height="0.559cm" svg:x="12.627cm" svg:y="4.24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75_0" draw:style-name="gr2" draw:text-style-name="P1" draw:layer="layout" svg:x1="13.329cm" svg:y1="4.326cm" svg:x2="15.032cm" svg:y2="3.597cm">
          <text:p/>
        </draw:line>
        <draw:custom-shape draw:name="Elipse 276_0" draw:style-name="gr15" draw:text-style-name="P2" draw:layer="layout" svg:width="0.822cm" svg:height="0.559cm" svg:x="16.644cm" svg:y="4.23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77_0" draw:style-name="gr2" draw:text-style-name="P1" draw:layer="layout" svg:x1="17.347cm" svg:y1="4.318cm" svg:x2="19.049cm" svg:y2="3.589cm">
          <text:p/>
        </draw:line>
        <draw:custom-shape draw:name="Elipse 278_0" draw:style-name="gr15" draw:text-style-name="P2" draw:layer="layout" svg:width="0.822cm" svg:height="0.559cm" svg:x="20.672cm" svg:y="4.23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79_0" draw:style-name="gr2" draw:text-style-name="P1" draw:layer="layout" svg:x1="21.374cm" svg:y1="4.318cm" svg:x2="23.077cm" svg:y2="3.589cm">
          <text:p/>
        </draw:line>
        <draw:custom-shape draw:name="Elipse 280_0" draw:style-name="gr15" draw:text-style-name="P2" draw:layer="layout" svg:width="0.822cm" svg:height="0.559cm" svg:x="24.603cm" svg:y="4.23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81_0" draw:style-name="gr2" draw:text-style-name="P1" draw:layer="layout" svg:x1="25.305cm" svg:y1="4.318cm" svg:x2="27.007cm" svg:y2="3.589cm">
          <text:p/>
        </draw:line>
        <draw:custom-shape draw:name="Elipse 282_0" draw:style-name="gr16" draw:text-style-name="P3" draw:layer="layout" svg:width="0.822cm" svg:height="0.559cm" svg:x="28.731cm" svg:y="4.23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83_0" draw:style-name="gr2" draw:text-style-name="P1" draw:layer="layout" svg:x1="29.433cm" svg:y1="4.318cm" svg:x2="31.135cm" svg:y2="3.589cm">
          <text:p/>
        </draw:line>
        <draw:custom-shape draw:name="Elipse 278_1" draw:style-name="gr22" draw:text-style-name="P13" draw:layer="layout" svg:width="0.822cm" svg:height="0.559cm" svg:x="26.673cm" svg:y="7.33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80_1" draw:style-name="gr22" draw:text-style-name="P13" draw:layer="layout" svg:width="0.822cm" svg:height="0.559cm" svg:x="24.604cm" svg:y="7.33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10_2" draw:style-name="gr15" draw:text-style-name="P2" draw:layer="layout" svg:width="0.822cm" svg:height="0.559cm" svg:x="16.627cm" svg:y="7.3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12_2" draw:style-name="gr15" draw:text-style-name="P2" draw:layer="layout" svg:width="0.822cm" svg:height="0.559cm" svg:x="18.625cm" svg:y="7.3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78_2" draw:style-name="gr15" draw:text-style-name="P2" draw:layer="layout" svg:width="0.822cm" svg:height="0.559cm" svg:x="10.574cm" svg:y="7.33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80_2" draw:style-name="gr15" draw:text-style-name="P2" draw:layer="layout" svg:width="0.822cm" svg:height="0.559cm" svg:x="8.505cm" svg:y="7.33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10_3" draw:style-name="gr15" draw:text-style-name="P2" draw:layer="layout" svg:width="0.822cm" svg:height="0.559cm" svg:x="0.528cm" svg:y="7.34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12_3" draw:style-name="gr15" draw:text-style-name="P2" draw:layer="layout" svg:width="0.822cm" svg:height="0.559cm" svg:x="2.526cm" svg:y="7.34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10_4" draw:style-name="gr22" draw:text-style-name="P13" draw:layer="layout" svg:width="0.822cm" svg:height="0.559cm" svg:x="16.627cm" svg:y="10.7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12_4" draw:style-name="gr22" draw:text-style-name="P13" draw:layer="layout" svg:width="0.822cm" svg:height="0.559cm" svg:x="18.625cm" svg:y="10.7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14_2" draw:style-name="gr22" draw:text-style-name="P13" draw:layer="layout" svg:width="0.822cm" svg:height="0.559cm" svg:x="20.634cm" svg:y="10.7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16_2" draw:style-name="gr22" draw:text-style-name="P13" draw:layer="layout" svg:width="0.822cm" svg:height="0.559cm" svg:x="22.629cm" svg:y="10.7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10_5" draw:style-name="gr15" draw:text-style-name="P2" draw:layer="layout" svg:width="0.822cm" svg:height="0.559cm" svg:x="0.528cm" svg:y="10.7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12_5" draw:style-name="gr15" draw:text-style-name="P2" draw:layer="layout" svg:width="0.822cm" svg:height="0.559cm" svg:x="2.526cm" svg:y="10.7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14_3" draw:style-name="gr15" draw:text-style-name="P2" draw:layer="layout" svg:width="0.822cm" svg:height="0.559cm" svg:x="4.535cm" svg:y="10.7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16_3" draw:style-name="gr15" draw:text-style-name="P2" draw:layer="layout" svg:width="0.822cm" svg:height="0.559cm" svg:x="6.53cm" svg:y="10.7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94_2" draw:style-name="gr22" draw:text-style-name="P13" draw:layer="layout" svg:width="0.822cm" svg:height="0.559cm" svg:x="0.542cm" svg:y="14.4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96_2" draw:style-name="gr22" draw:text-style-name="P13" draw:layer="layout" svg:width="0.822cm" svg:height="0.559cm" svg:x="2.54cm" svg:y="14.4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98_2" draw:style-name="gr22" draw:text-style-name="P13" draw:layer="layout" svg:width="0.822cm" svg:height="0.559cm" svg:x="4.549cm" svg:y="14.4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00_2" draw:style-name="gr22" draw:text-style-name="P13" draw:layer="layout" svg:width="0.822cm" svg:height="0.559cm" svg:x="6.544cm" svg:y="14.4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02_2" draw:style-name="gr22" draw:text-style-name="P13" draw:layer="layout" svg:width="0.822cm" svg:height="0.559cm" svg:x="8.577cm" svg:y="14.4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04_2" draw:style-name="gr22" draw:text-style-name="P13" draw:layer="layout" svg:width="0.822cm" svg:height="0.559cm" svg:x="10.575cm" svg:y="14.4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06_2" draw:style-name="gr22" draw:text-style-name="P13" draw:layer="layout" svg:width="0.822cm" svg:height="0.559cm" svg:x="12.584cm" svg:y="14.4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08_2" draw:style-name="gr22" draw:text-style-name="P13" draw:layer="layout" svg:width="0.822cm" svg:height="0.559cm" svg:x="14.579cm" svg:y="14.4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94_3" draw:style-name="gr22" draw:text-style-name="P13" draw:layer="layout" svg:width="0.822cm" svg:height="0.559cm" svg:x="1.542cm" svg:y="16.8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96_3" draw:style-name="gr22" draw:text-style-name="P13" draw:layer="layout" svg:width="0.822cm" svg:height="0.559cm" svg:x="3.54cm" svg:y="16.8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98_3" draw:style-name="gr22" draw:text-style-name="P13" draw:layer="layout" svg:width="0.822cm" svg:height="0.559cm" svg:x="5.549cm" svg:y="16.8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00_3" draw:style-name="gr22" draw:text-style-name="P13" draw:layer="layout" svg:width="0.822cm" svg:height="0.559cm" svg:x="7.544cm" svg:y="16.8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02_3" draw:style-name="gr22" draw:text-style-name="P13" draw:layer="layout" svg:width="0.822cm" svg:height="0.559cm" svg:x="9.577cm" svg:y="16.8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04_3" draw:style-name="gr22" draw:text-style-name="P13" draw:layer="layout" svg:width="0.822cm" svg:height="0.559cm" svg:x="11.575cm" svg:y="16.8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06_3" draw:style-name="gr22" draw:text-style-name="P13" draw:layer="layout" svg:width="0.822cm" svg:height="0.559cm" svg:x="13.584cm" svg:y="16.8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08_3" draw:style-name="gr22" draw:text-style-name="P13" draw:layer="layout" svg:width="0.822cm" svg:height="0.559cm" svg:x="15.579cm" svg:y="16.8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10_6" draw:style-name="gr22" draw:text-style-name="P13" draw:layer="layout" svg:width="0.822cm" svg:height="0.559cm" svg:x="17.627cm" svg:y="16.8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12_6" draw:style-name="gr22" draw:text-style-name="P13" draw:layer="layout" svg:width="0.822cm" svg:height="0.559cm" svg:x="19.625cm" svg:y="16.8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14_4" draw:style-name="gr22" draw:text-style-name="P13" draw:layer="layout" svg:width="0.822cm" svg:height="0.559cm" svg:x="21.634cm" svg:y="16.8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16_4" draw:style-name="gr22" draw:text-style-name="P13" draw:layer="layout" svg:width="0.822cm" svg:height="0.559cm" svg:x="23.629cm" svg:y="16.8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18_2" draw:style-name="gr22" draw:text-style-name="P13" draw:layer="layout" svg:width="0.822cm" svg:height="0.559cm" svg:x="25.663cm" svg:y="16.8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0_2" draw:style-name="gr22" draw:text-style-name="P13" draw:layer="layout" svg:width="0.822cm" svg:height="0.559cm" svg:x="27.661cm" svg:y="16.8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2_2" draw:style-name="gr22" draw:text-style-name="P13" draw:layer="layout" svg:width="0.822cm" svg:height="0.559cm" svg:x="29.669cm" svg:y="16.8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17" draw:text-style-name="P11" draw:layer="layout" svg:x1="27.048cm" svg:y1="6.858cm" svg:x2="29.059cm" svg:y2="6.096cm">
          <text:p/>
        </draw:line>
        <draw:line draw:style-name="gr17" draw:text-style-name="P11" draw:layer="layout" svg:x1="25.036cm" svg:y1="7.112cm" svg:x2="29.059cm" svg:y2="5.842cm">
          <text:p/>
        </draw:line>
        <draw:line draw:style-name="gr17" draw:text-style-name="P11" draw:layer="layout" svg:x1="19.049cm" svg:y1="6.858cm" svg:x2="21.06cm" svg:y2="6.096cm">
          <text:p/>
        </draw:line>
        <draw:line draw:style-name="gr17" draw:text-style-name="P11" draw:layer="layout" svg:x1="17.037cm" svg:y1="7.112cm" svg:x2="21.06cm" svg:y2="5.842cm">
          <text:p/>
        </draw:line>
        <draw:line draw:style-name="gr17" draw:text-style-name="P11" draw:layer="layout" svg:x1="10.948cm" svg:y1="6.858cm" svg:x2="12.959cm" svg:y2="6.096cm">
          <text:p/>
        </draw:line>
        <draw:line draw:style-name="gr17" draw:text-style-name="P11" draw:layer="layout" svg:x1="8.936cm" svg:y1="7.112cm" svg:x2="12.959cm" svg:y2="5.842cm">
          <text:p/>
        </draw:line>
        <draw:line draw:style-name="gr17" draw:text-style-name="P11" draw:layer="layout" svg:x1="2.949cm" svg:y1="6.858cm" svg:x2="4.96cm" svg:y2="6.096cm">
          <text:p/>
        </draw:line>
        <draw:line draw:style-name="gr17" draw:text-style-name="P11" draw:layer="layout" svg:x1="0.937cm" svg:y1="7.112cm" svg:x2="4.96cm" svg:y2="5.842cm">
          <text:p/>
        </draw:line>
        <draw:line draw:style-name="gr17" draw:text-style-name="P11" draw:layer="layout" svg:x1="23.041cm" svg:y1="10.414cm" svg:x2="25.036cm" svg:y2="9.652cm">
          <text:p/>
        </draw:line>
        <draw:line draw:style-name="gr17" draw:text-style-name="P11" draw:layer="layout" svg:x1="21.029cm" svg:y1="10.414cm" svg:x2="25.036cm" svg:y2="9.398cm">
          <text:p/>
        </draw:line>
        <draw:line draw:style-name="gr17" draw:text-style-name="P11" draw:layer="layout" svg:x1="19.018cm" svg:y1="10.414cm" svg:x2="25.036cm" svg:y2="9.144cm">
          <text:p/>
        </draw:line>
        <draw:line draw:style-name="gr17" draw:text-style-name="P11" draw:layer="layout" svg:x1="17.006cm" svg:y1="10.414cm" svg:x2="25.036cm" svg:y2="8.89cm">
          <text:p/>
        </draw:line>
        <draw:line draw:style-name="gr17" draw:text-style-name="P11" draw:layer="layout" svg:x1="6.941cm" svg:y1="10.414cm" svg:x2="8.936cm" svg:y2="9.652cm">
          <text:p/>
        </draw:line>
        <draw:line draw:style-name="gr17" draw:text-style-name="P11" draw:layer="layout" svg:x1="4.929cm" svg:y1="10.414cm" svg:x2="8.936cm" svg:y2="9.398cm">
          <text:p/>
        </draw:line>
        <draw:line draw:style-name="gr17" draw:text-style-name="P11" draw:layer="layout" svg:x1="2.918cm" svg:y1="10.414cm" svg:x2="8.936cm" svg:y2="9.144cm">
          <text:p/>
        </draw:line>
        <draw:line draw:style-name="gr17" draw:text-style-name="P11" draw:layer="layout" svg:x1="0.906cm" svg:y1="10.414cm" svg:x2="8.936cm" svg:y2="8.89cm">
          <text:p/>
        </draw:line>
        <draw:line draw:style-name="gr17" draw:text-style-name="P11" draw:layer="layout" svg:x1="14.994cm" svg:y1="14.224cm" svg:x2="17.006cm" svg:y2="13.462cm">
          <text:p/>
        </draw:line>
        <draw:line draw:style-name="gr17" draw:text-style-name="P11" draw:layer="layout" svg:x1="12.983cm" svg:y1="14.224cm" svg:x2="17.006cm" svg:y2="13.208cm">
          <text:p/>
        </draw:line>
        <draw:line draw:style-name="gr17" draw:text-style-name="P11" draw:layer="layout" svg:x1="10.971cm" svg:y1="14.224cm" svg:x2="17.006cm" svg:y2="12.954cm">
          <text:p/>
        </draw:line>
        <draw:line draw:style-name="gr17" draw:text-style-name="P11" draw:layer="layout" svg:x1="8.96cm" svg:y1="14.224cm" svg:x2="17.006cm" svg:y2="12.7cm">
          <text:p/>
        </draw:line>
        <draw:line draw:style-name="gr17" draw:text-style-name="P11" draw:layer="layout" svg:x1="6.964cm" svg:y1="14.224cm" svg:x2="17.006cm" svg:y2="12.446cm">
          <text:p/>
        </draw:line>
        <draw:line draw:style-name="gr17" draw:text-style-name="P11" draw:layer="layout" svg:x1="4.953cm" svg:y1="14.224cm" svg:x2="17.006cm" svg:y2="12.192cm">
          <text:p/>
        </draw:line>
        <draw:line draw:style-name="gr17" draw:text-style-name="P11" draw:layer="layout" svg:x1="2.941cm" svg:y1="14.224cm" svg:x2="17.006cm" svg:y2="11.938cm">
          <text:p/>
        </draw:line>
        <draw:line draw:style-name="gr17" draw:text-style-name="P11" draw:layer="layout" svg:x1="0.93cm" svg:y1="14.224cm" svg:x2="17.006cm" svg:y2="11.684cm">
          <text:p/>
        </draw:line>
        <draw:line draw:style-name="gr17" draw:text-style-name="P11" draw:layer="layout" svg:x1="1.935cm" svg:y1="16.51cm" svg:x2="2.941cm" svg:y2="16.002cm">
          <text:p/>
        </draw:line>
        <draw:line draw:style-name="gr17" draw:text-style-name="P11" draw:layer="layout" svg:x1="3.935cm" svg:y1="16.51cm" svg:x2="4.941cm" svg:y2="16.002cm">
          <text:p/>
        </draw:line>
        <draw:line draw:style-name="gr17" draw:text-style-name="P11" draw:layer="layout" svg:x1="5.935cm" svg:y1="16.51cm" svg:x2="6.941cm" svg:y2="16.002cm">
          <text:p/>
        </draw:line>
        <draw:line draw:style-name="gr17" draw:text-style-name="P11" draw:layer="layout" svg:x1="7.935cm" svg:y1="16.51cm" svg:x2="8.941cm" svg:y2="16.002cm">
          <text:p/>
        </draw:line>
        <draw:line draw:style-name="gr17" draw:text-style-name="P11" draw:layer="layout" svg:x1="9.935cm" svg:y1="16.51cm" svg:x2="10.941cm" svg:y2="16.002cm">
          <text:p/>
        </draw:line>
        <draw:line draw:style-name="gr17" draw:text-style-name="P11" draw:layer="layout" svg:x1="11.935cm" svg:y1="16.51cm" svg:x2="12.941cm" svg:y2="16.002cm">
          <text:p/>
        </draw:line>
        <draw:line draw:style-name="gr17" draw:text-style-name="P11" draw:layer="layout" svg:x1="13.935cm" svg:y1="16.51cm" svg:x2="14.941cm" svg:y2="16.002cm">
          <text:p/>
        </draw:line>
        <draw:line draw:style-name="gr17" draw:text-style-name="P11" draw:layer="layout" svg:x1="15.935cm" svg:y1="16.51cm" svg:x2="16.941cm" svg:y2="16.002cm">
          <text:p/>
        </draw:line>
        <draw:line draw:style-name="gr17" draw:text-style-name="P11" draw:layer="layout" svg:x1="18.035cm" svg:y1="16.51cm" svg:x2="19.041cm" svg:y2="16.002cm">
          <text:p/>
        </draw:line>
        <draw:line draw:style-name="gr17" draw:text-style-name="P11" draw:layer="layout" svg:x1="20.035cm" svg:y1="16.51cm" svg:x2="21.041cm" svg:y2="16.002cm">
          <text:p/>
        </draw:line>
        <draw:line draw:style-name="gr17" draw:text-style-name="P11" draw:layer="layout" svg:x1="22.035cm" svg:y1="16.51cm" svg:x2="23.041cm" svg:y2="16.002cm">
          <text:p/>
        </draw:line>
        <draw:line draw:style-name="gr17" draw:text-style-name="P11" draw:layer="layout" svg:x1="24.035cm" svg:y1="16.51cm" svg:x2="25.041cm" svg:y2="16.002cm">
          <text:p/>
        </draw:line>
        <draw:line draw:style-name="gr17" draw:text-style-name="P11" draw:layer="layout" svg:x1="26.035cm" svg:y1="16.51cm" svg:x2="27.041cm" svg:y2="16.002cm">
          <text:p/>
        </draw:line>
        <draw:line draw:style-name="gr17" draw:text-style-name="P11" draw:layer="layout" svg:x1="28.035cm" svg:y1="16.51cm" svg:x2="29.041cm" svg:y2="16.002cm">
          <text:p/>
        </draw:line>
        <draw:line draw:style-name="gr17" draw:text-style-name="P11" draw:layer="layout" svg:x1="30.035cm" svg:y1="16.51cm" svg:x2="31.041cm" svg:y2="16.002cm">
          <text:p/>
        </draw:line>
        <draw:custom-shape draw:name="CaixaDeTexto 132_3" draw:style-name="gr23" draw:text-style-name="P5" draw:layer="layout" svg:width="9.168cm" svg:height="1.182cm" svg:x="-0.377cm" svg:y="0.392cm">
          <text:p text:style-name="P4"><text:span text:style-name="T1"><text:s text:c="5"/></text:span><text:span text:style-name="T2">31 30 29 28 <text:s/>27 26 25 24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32_4" draw:style-name="gr24" draw:text-style-name="P6" draw:layer="layout" svg:width="8.365cm" svg:height="1.18cm" svg:x="8.227cm" svg:y="0.392cm">
          <text:p text:style-name="P4"><text:span text:style-name="T2"><text:s/></text:span><text:span text:style-name="T2">23 22 <text:s/>21 20 19 18 17 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32_5" draw:style-name="gr25" draw:text-style-name="P6" draw:layer="layout" svg:width="8.094cm" svg:height="1.18cm" svg:x="16.228cm" svg:y="0.415cm">
          <text:p text:style-name="P4"><text:span text:style-name="T2"><text:s/></text:span><text:span text:style-name="T2">15 14 13 12 <text:s/>11 10 <text:s/>9 <text:s text:c="2"/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32_6" draw:style-name="gr26" draw:text-style-name="P6" draw:layer="layout" svg:width="7.992cm" svg:height="1.18cm" svg:x="24.585cm" svg:y="0.415cm">
          <text:p text:style-name="P4"><text:span text:style-name="T2">7 <text:s text:c="2"/>6 <text:s text:c="2"/>5 <text:s text:c="3"/>4 <text:s text:c="3"/>3 <text:s text:c="3"/>2 <text:s text:c="2"/>1 <text:s text:c="3"/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0" draw:layer="layout" svg:width="18.624cm" svg:height="10.476cm" svg:x="1.188cm" svg:y="2.224cm" draw:page-number="4" presentation:class="page"/>
          <draw:frame presentation:style-name="pr3" draw:text-style-name="P12" draw:layer="layout" svg:width="17.271cm" svg:height="12.572cm" svg:x="2.159cm" svg:y="13.271cm" presentation:class="notes" presentation:user-transformed="true">
            <draw:text-box>
              <text:p>Ladner Fischer</text:p>
            </draw:text-box>
          </draw:frame>
        </presentation:notes>
      </draw:page>
      <draw:page draw:name="page5" draw:style-name="dp1" draw:master-page-name="Título_20_e_20_Conteúdo" presentation:presentation-page-layout-name="AL1T11">
        <draw:g draw:name="Agrupar 68">
          <draw:line draw:name="Conector reto 69" draw:style-name="gr2" draw:text-style-name="P1" draw:layer="layout" svg:x1="0.93cm" svg:y1="1.487cm" svg:x2="0.93cm" svg:y2="18.462cm">
            <text:p/>
          </draw:line>
          <draw:line draw:name="Conector reto 70" draw:style-name="gr2" draw:text-style-name="P1" draw:layer="layout" svg:x1="1.935cm" svg:y1="1.487cm" svg:x2="1.935cm" svg:y2="18.462cm">
            <text:p/>
          </draw:line>
          <draw:line draw:name="Conector reto 71" draw:style-name="gr2" draw:text-style-name="P1" draw:layer="layout" svg:x1="1.935cm" svg:y1="1.487cm" svg:x2="1.935cm" svg:y2="18.462cm">
            <text:p/>
          </draw:line>
          <draw:line draw:name="Conector reto 72" draw:style-name="gr2" draw:text-style-name="P1" draw:layer="layout" svg:x1="2.941cm" svg:y1="1.487cm" svg:x2="2.941cm" svg:y2="18.462cm">
            <text:p/>
          </draw:line>
          <draw:line draw:name="Conector reto 73" draw:style-name="gr2" draw:text-style-name="P1" draw:layer="layout" svg:x1="2.941cm" svg:y1="1.487cm" svg:x2="2.941cm" svg:y2="18.462cm">
            <text:p/>
          </draw:line>
          <draw:line draw:name="Conector reto 74" draw:style-name="gr2" draw:text-style-name="P1" draw:layer="layout" svg:x1="3.947cm" svg:y1="1.487cm" svg:x2="3.947cm" svg:y2="18.462cm">
            <text:p/>
          </draw:line>
          <draw:line draw:name="Conector reto 75" draw:style-name="gr2" draw:text-style-name="P1" draw:layer="layout" svg:x1="3.947cm" svg:y1="1.487cm" svg:x2="3.947cm" svg:y2="18.462cm">
            <text:p/>
          </draw:line>
          <draw:line draw:name="Conector reto 76" draw:style-name="gr2" draw:text-style-name="P1" draw:layer="layout" svg:x1="4.953cm" svg:y1="1.487cm" svg:x2="4.953cm" svg:y2="18.462cm">
            <text:p/>
          </draw:line>
          <draw:line draw:name="Conector reto 77" draw:style-name="gr2" draw:text-style-name="P1" draw:layer="layout" svg:x1="4.953cm" svg:y1="1.487cm" svg:x2="4.953cm" svg:y2="18.462cm">
            <text:p/>
          </draw:line>
          <draw:line draw:name="Conector reto 78" draw:style-name="gr2" draw:text-style-name="P1" draw:layer="layout" svg:x1="5.959cm" svg:y1="1.487cm" svg:x2="5.959cm" svg:y2="18.462cm">
            <text:p/>
          </draw:line>
          <draw:line draw:name="Conector reto 79" draw:style-name="gr2" draw:text-style-name="P1" draw:layer="layout" svg:x1="5.959cm" svg:y1="1.487cm" svg:x2="5.959cm" svg:y2="18.462cm">
            <text:p/>
          </draw:line>
          <draw:line draw:name="Conector reto 80" draw:style-name="gr2" draw:text-style-name="P1" draw:layer="layout" svg:x1="6.964cm" svg:y1="1.487cm" svg:x2="6.964cm" svg:y2="18.462cm">
            <text:p/>
          </draw:line>
          <draw:line draw:name="Conector reto 81" draw:style-name="gr2" draw:text-style-name="P1" draw:layer="layout" svg:x1="6.964cm" svg:y1="1.487cm" svg:x2="6.964cm" svg:y2="18.462cm">
            <text:p/>
          </draw:line>
          <draw:line draw:name="Conector reto 82" draw:style-name="gr2" draw:text-style-name="P1" draw:layer="layout" svg:x1="7.97cm" svg:y1="1.487cm" svg:x2="7.97cm" svg:y2="18.462cm">
            <text:p/>
          </draw:line>
          <draw:line draw:name="Conector reto 83" draw:style-name="gr2" draw:text-style-name="P1" draw:layer="layout" svg:x1="7.97cm" svg:y1="1.487cm" svg:x2="7.97cm" svg:y2="18.462cm">
            <text:p/>
          </draw:line>
          <draw:line draw:name="Conector reto 84" draw:style-name="gr2" draw:text-style-name="P1" draw:layer="layout" svg:x1="8.976cm" svg:y1="1.487cm" svg:x2="8.976cm" svg:y2="18.462cm">
            <text:p/>
          </draw:line>
          <draw:line draw:name="Conector reto 85" draw:style-name="gr2" draw:text-style-name="P1" draw:layer="layout" svg:x1="8.96cm" svg:y1="1.487cm" svg:x2="8.96cm" svg:y2="18.462cm">
            <text:p/>
          </draw:line>
          <draw:line draw:name="Conector reto 86" draw:style-name="gr2" draw:text-style-name="P1" draw:layer="layout" svg:x1="9.965cm" svg:y1="1.487cm" svg:x2="9.965cm" svg:y2="18.462cm">
            <text:p/>
          </draw:line>
          <draw:line draw:name="Conector reto 87" draw:style-name="gr2" draw:text-style-name="P1" draw:layer="layout" svg:x1="9.965cm" svg:y1="1.487cm" svg:x2="9.965cm" svg:y2="18.462cm">
            <text:p/>
          </draw:line>
          <draw:line draw:name="Conector reto 88" draw:style-name="gr2" draw:text-style-name="P1" draw:layer="layout" svg:x1="10.971cm" svg:y1="1.487cm" svg:x2="10.971cm" svg:y2="18.462cm">
            <text:p/>
          </draw:line>
          <draw:line draw:name="Conector reto 89" draw:style-name="gr2" draw:text-style-name="P1" draw:layer="layout" svg:x1="10.971cm" svg:y1="1.487cm" svg:x2="10.971cm" svg:y2="18.462cm">
            <text:p/>
          </draw:line>
          <draw:line draw:name="Conector reto 90" draw:style-name="gr2" draw:text-style-name="P1" draw:layer="layout" svg:x1="11.977cm" svg:y1="1.487cm" svg:x2="11.977cm" svg:y2="18.462cm">
            <text:p/>
          </draw:line>
          <draw:line draw:name="Conector reto 91" draw:style-name="gr2" draw:text-style-name="P1" draw:layer="layout" svg:x1="11.977cm" svg:y1="1.487cm" svg:x2="11.977cm" svg:y2="18.462cm">
            <text:p/>
          </draw:line>
          <draw:line draw:name="Conector reto 92" draw:style-name="gr2" draw:text-style-name="P1" draw:layer="layout" svg:x1="12.983cm" svg:y1="1.487cm" svg:x2="12.983cm" svg:y2="18.462cm">
            <text:p/>
          </draw:line>
          <draw:line draw:name="Conector reto 93" draw:style-name="gr2" draw:text-style-name="P1" draw:layer="layout" svg:x1="12.983cm" svg:y1="1.487cm" svg:x2="12.983cm" svg:y2="18.462cm">
            <text:p/>
          </draw:line>
          <draw:line draw:name="Conector reto 94" draw:style-name="gr2" draw:text-style-name="P1" draw:layer="layout" svg:x1="13.989cm" svg:y1="1.487cm" svg:x2="13.989cm" svg:y2="18.462cm">
            <text:p/>
          </draw:line>
          <draw:line draw:name="Conector reto 95" draw:style-name="gr2" draw:text-style-name="P1" draw:layer="layout" svg:x1="13.989cm" svg:y1="1.487cm" svg:x2="13.989cm" svg:y2="18.462cm">
            <text:p/>
          </draw:line>
          <draw:line draw:name="Conector reto 96" draw:style-name="gr2" draw:text-style-name="P1" draw:layer="layout" svg:x1="14.994cm" svg:y1="1.487cm" svg:x2="14.994cm" svg:y2="18.462cm">
            <text:p/>
          </draw:line>
          <draw:line draw:name="Conector reto 97" draw:style-name="gr2" draw:text-style-name="P1" draw:layer="layout" svg:x1="14.994cm" svg:y1="1.487cm" svg:x2="14.994cm" svg:y2="18.462cm">
            <text:p/>
          </draw:line>
          <draw:line draw:name="Conector reto 98" draw:style-name="gr2" draw:text-style-name="P1" draw:layer="layout" svg:x1="16cm" svg:y1="1.487cm" svg:x2="16cm" svg:y2="18.462cm">
            <text:p/>
          </draw:line>
          <draw:line draw:name="Conector reto 99" draw:style-name="gr2" draw:text-style-name="P1" draw:layer="layout" svg:x1="16cm" svg:y1="1.487cm" svg:x2="16cm" svg:y2="18.462cm">
            <text:p/>
          </draw:line>
          <draw:line draw:name="Conector reto 100" draw:style-name="gr2" draw:text-style-name="P1" draw:layer="layout" svg:x1="17.006cm" svg:y1="1.487cm" svg:x2="17.006cm" svg:y2="18.462cm">
            <text:p/>
          </draw:line>
          <draw:line draw:name="Conector reto 101" draw:style-name="gr2" draw:text-style-name="P1" draw:layer="layout" svg:x1="17.006cm" svg:y1="1.487cm" svg:x2="17.006cm" svg:y2="18.462cm">
            <text:p/>
          </draw:line>
          <draw:line draw:name="Conector reto 102" draw:style-name="gr2" draw:text-style-name="P1" draw:layer="layout" svg:x1="18.012cm" svg:y1="1.487cm" svg:x2="18.012cm" svg:y2="18.462cm">
            <text:p/>
          </draw:line>
          <draw:line draw:name="Conector reto 103" draw:style-name="gr2" draw:text-style-name="P1" draw:layer="layout" svg:x1="18.012cm" svg:y1="1.487cm" svg:x2="18.012cm" svg:y2="18.462cm">
            <text:p/>
          </draw:line>
          <draw:line draw:name="Conector reto 104" draw:style-name="gr2" draw:text-style-name="P1" draw:layer="layout" svg:x1="19.018cm" svg:y1="1.487cm" svg:x2="19.018cm" svg:y2="18.462cm">
            <text:p/>
          </draw:line>
          <draw:line draw:name="Conector reto 105" draw:style-name="gr2" draw:text-style-name="P1" draw:layer="layout" svg:x1="19.018cm" svg:y1="1.487cm" svg:x2="19.018cm" svg:y2="18.462cm">
            <text:p/>
          </draw:line>
          <draw:line draw:name="Conector reto 106" draw:style-name="gr2" draw:text-style-name="P1" draw:layer="layout" svg:x1="20.023cm" svg:y1="1.487cm" svg:x2="20.023cm" svg:y2="18.462cm">
            <text:p/>
          </draw:line>
          <draw:line draw:name="Conector reto 107" draw:style-name="gr2" draw:text-style-name="P1" draw:layer="layout" svg:x1="20.023cm" svg:y1="1.487cm" svg:x2="20.023cm" svg:y2="18.462cm">
            <text:p/>
          </draw:line>
          <draw:line draw:name="Conector reto 108" draw:style-name="gr2" draw:text-style-name="P1" draw:layer="layout" svg:x1="21.029cm" svg:y1="1.487cm" svg:x2="21.029cm" svg:y2="18.462cm">
            <text:p/>
          </draw:line>
          <draw:line draw:name="Conector reto 109" draw:style-name="gr2" draw:text-style-name="P1" draw:layer="layout" svg:x1="21.029cm" svg:y1="1.487cm" svg:x2="21.029cm" svg:y2="18.462cm">
            <text:p/>
          </draw:line>
          <draw:line draw:name="Conector reto 110" draw:style-name="gr2" draw:text-style-name="P1" draw:layer="layout" svg:x1="22.035cm" svg:y1="1.487cm" svg:x2="22.035cm" svg:y2="18.462cm">
            <text:p/>
          </draw:line>
          <draw:line draw:name="Conector reto 111" draw:style-name="gr2" draw:text-style-name="P1" draw:layer="layout" svg:x1="22.035cm" svg:y1="1.487cm" svg:x2="22.035cm" svg:y2="18.462cm">
            <text:p/>
          </draw:line>
          <draw:line draw:name="Conector reto 112" draw:style-name="gr2" draw:text-style-name="P1" draw:layer="layout" svg:x1="23.041cm" svg:y1="1.487cm" svg:x2="23.041cm" svg:y2="18.462cm">
            <text:p/>
          </draw:line>
          <draw:line draw:name="Conector reto 113" draw:style-name="gr2" draw:text-style-name="P1" draw:layer="layout" svg:x1="23.041cm" svg:y1="1.487cm" svg:x2="23.041cm" svg:y2="18.462cm">
            <text:p/>
          </draw:line>
          <draw:line draw:name="Conector reto 114" draw:style-name="gr2" draw:text-style-name="P1" draw:layer="layout" svg:x1="24.047cm" svg:y1="1.487cm" svg:x2="24.047cm" svg:y2="18.462cm">
            <text:p/>
          </draw:line>
          <draw:line draw:name="Conector reto 115" draw:style-name="gr2" draw:text-style-name="P1" draw:layer="layout" svg:x1="24.047cm" svg:y1="1.487cm" svg:x2="24.047cm" svg:y2="18.462cm">
            <text:p/>
          </draw:line>
          <draw:line draw:name="Conector reto 116" draw:style-name="gr2" draw:text-style-name="P1" draw:layer="layout" svg:x1="25.052cm" svg:y1="1.487cm" svg:x2="25.052cm" svg:y2="18.462cm">
            <text:p/>
          </draw:line>
          <draw:line draw:name="Conector reto 117" draw:style-name="gr2" draw:text-style-name="P1" draw:layer="layout" svg:x1="25.036cm" svg:y1="1.487cm" svg:x2="25.036cm" svg:y2="18.462cm">
            <text:p/>
          </draw:line>
          <draw:line draw:name="Conector reto 118" draw:style-name="gr2" draw:text-style-name="P1" draw:layer="layout" svg:x1="26.042cm" svg:y1="1.487cm" svg:x2="26.042cm" svg:y2="18.462cm">
            <text:p/>
          </draw:line>
          <draw:line draw:name="Conector reto 119" draw:style-name="gr2" draw:text-style-name="P1" draw:layer="layout" svg:x1="26.042cm" svg:y1="1.487cm" svg:x2="26.042cm" svg:y2="18.462cm">
            <text:p/>
          </draw:line>
          <draw:line draw:name="Conector reto 120" draw:style-name="gr2" draw:text-style-name="P1" draw:layer="layout" svg:x1="27.048cm" svg:y1="1.487cm" svg:x2="27.048cm" svg:y2="18.462cm">
            <text:p/>
          </draw:line>
          <draw:line draw:name="Conector reto 121" draw:style-name="gr2" draw:text-style-name="P1" draw:layer="layout" svg:x1="27.048cm" svg:y1="1.487cm" svg:x2="27.048cm" svg:y2="18.462cm">
            <text:p/>
          </draw:line>
          <draw:line draw:name="Conector reto 122" draw:style-name="gr2" draw:text-style-name="P1" draw:layer="layout" svg:x1="28.053cm" svg:y1="1.487cm" svg:x2="28.053cm" svg:y2="18.462cm">
            <text:p/>
          </draw:line>
          <draw:line draw:name="Conector reto 123" draw:style-name="gr2" draw:text-style-name="P1" draw:layer="layout" svg:x1="28.053cm" svg:y1="1.487cm" svg:x2="28.053cm" svg:y2="18.462cm">
            <text:p/>
          </draw:line>
          <draw:line draw:name="Conector reto 124" draw:style-name="gr2" draw:text-style-name="P1" draw:layer="layout" svg:x1="29.059cm" svg:y1="1.487cm" svg:x2="29.059cm" svg:y2="18.462cm">
            <text:p/>
          </draw:line>
          <draw:line draw:name="Conector reto 125" draw:style-name="gr2" draw:text-style-name="P1" draw:layer="layout" svg:x1="29.059cm" svg:y1="1.487cm" svg:x2="29.059cm" svg:y2="18.462cm">
            <text:p/>
          </draw:line>
          <draw:line draw:name="Conector reto 126" draw:style-name="gr2" draw:text-style-name="P1" draw:layer="layout" svg:x1="30.065cm" svg:y1="1.487cm" svg:x2="30.065cm" svg:y2="18.462cm">
            <text:p/>
          </draw:line>
          <draw:line draw:name="Conector reto 127" draw:style-name="gr2" draw:text-style-name="P1" draw:layer="layout" svg:x1="30.065cm" svg:y1="1.487cm" svg:x2="30.065cm" svg:y2="18.462cm">
            <text:p/>
          </draw:line>
          <draw:line draw:name="Conector reto 128" draw:style-name="gr2" draw:text-style-name="P1" draw:layer="layout" svg:x1="31.071cm" svg:y1="1.487cm" svg:x2="31.071cm" svg:y2="18.462cm">
            <text:p/>
          </draw:line>
          <draw:line draw:name="Conector reto 129" draw:style-name="gr2" draw:text-style-name="P1" draw:layer="layout" svg:x1="31.071cm" svg:y1="1.487cm" svg:x2="31.071cm" svg:y2="18.462cm">
            <text:p/>
          </draw:line>
          <draw:line draw:name="Conector reto 130" draw:style-name="gr2" draw:text-style-name="P1" draw:layer="layout" svg:x1="32.077cm" svg:y1="1.487cm" svg:x2="32.077cm" svg:y2="18.462cm">
            <text:p/>
          </draw:line>
          <draw:line draw:name="Conector reto 131" draw:style-name="gr2" draw:text-style-name="P1" draw:layer="layout" svg:x1="32.077cm" svg:y1="1.487cm" svg:x2="32.077cm" svg:y2="18.462cm">
            <text:p/>
          </draw:line>
        </draw:g>
        <draw:custom-shape draw:name="CaixaDeTexto 132" draw:style-name="gr27" draw:text-style-name="P5" draw:layer="layout" svg:width="9.168cm" svg:height="1.182cm" svg:x="-0.377cm" svg:y="0.391cm">
          <text:p text:style-name="P4"><text:span text:style-name="T1"><text:s text:c="5"/></text:span><text:span text:style-name="T2">31 30 29 28 <text:s/>27 26 25 24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ector reto 193_2" draw:style-name="gr2" draw:text-style-name="P1" draw:layer="layout" svg:x1="31.367cm" svg:y1="2.409cm" svg:x2="32.081cm" svg:y2="1.923cm">
          <text:p/>
        </draw:line>
        <draw:custom-shape draw:name="Elipse 194_4" draw:style-name="gr15" draw:text-style-name="P2" draw:layer="layout" svg:width="0.822cm" svg:height="0.559cm" svg:x="0.541cm" svg:y="2.2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96_4" draw:style-name="gr15" draw:text-style-name="P2" draw:layer="layout" svg:width="0.822cm" svg:height="0.559cm" svg:x="2.539cm" svg:y="2.2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98_4" draw:style-name="gr15" draw:text-style-name="P2" draw:layer="layout" svg:width="0.822cm" svg:height="0.559cm" svg:x="4.548cm" svg:y="2.2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00_4" draw:style-name="gr15" draw:text-style-name="P2" draw:layer="layout" svg:width="0.822cm" svg:height="0.559cm" svg:x="6.543cm" svg:y="2.2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02_4" draw:style-name="gr15" draw:text-style-name="P2" draw:layer="layout" svg:width="0.822cm" svg:height="0.559cm" svg:x="8.576cm" svg:y="2.2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04_4" draw:style-name="gr15" draw:text-style-name="P2" draw:layer="layout" svg:width="0.822cm" svg:height="0.559cm" svg:x="10.574cm" svg:y="2.2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06_4" draw:style-name="gr15" draw:text-style-name="P2" draw:layer="layout" svg:width="0.822cm" svg:height="0.559cm" svg:x="12.583cm" svg:y="2.2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08_4" draw:style-name="gr15" draw:text-style-name="P2" draw:layer="layout" svg:width="0.822cm" svg:height="0.559cm" svg:x="14.578cm" svg:y="2.2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10_7" draw:style-name="gr15" draw:text-style-name="P2" draw:layer="layout" svg:width="0.822cm" svg:height="0.559cm" svg:x="16.626cm" svg:y="2.2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12_7" draw:style-name="gr15" draw:text-style-name="P2" draw:layer="layout" svg:width="0.822cm" svg:height="0.559cm" svg:x="18.624cm" svg:y="2.2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14_5" draw:style-name="gr15" draw:text-style-name="P2" draw:layer="layout" svg:width="0.822cm" svg:height="0.559cm" svg:x="20.633cm" svg:y="2.2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16_5" draw:style-name="gr15" draw:text-style-name="P2" draw:layer="layout" svg:width="0.822cm" svg:height="0.559cm" svg:x="22.628cm" svg:y="2.2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18_3" draw:style-name="gr15" draw:text-style-name="P2" draw:layer="layout" svg:width="0.822cm" svg:height="0.559cm" svg:x="24.662cm" svg:y="2.2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0_3" draw:style-name="gr15" draw:text-style-name="P2" draw:layer="layout" svg:width="0.822cm" svg:height="0.559cm" svg:x="26.66cm" svg:y="2.2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2_3" draw:style-name="gr15" draw:text-style-name="P2" draw:layer="layout" svg:width="0.822cm" svg:height="0.559cm" svg:x="28.668cm" svg:y="2.2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4_66" draw:style-name="gr16" draw:text-style-name="P3" draw:layer="layout" svg:width="0.822cm" svg:height="0.559cm" svg:x="30.663cm" svg:y="2.24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25_2" draw:style-name="gr2" draw:text-style-name="P1" draw:layer="layout" svg:x1="1.243cm" svg:y1="2.328cm" svg:x2="1.958cm" svg:y2="1.842cm">
          <text:p/>
        </draw:line>
        <draw:line draw:name="Conector reto 227_2" draw:style-name="gr2" draw:text-style-name="P1" draw:layer="layout" svg:x1="3.233cm" svg:y1="2.32cm" svg:x2="3.947cm" svg:y2="1.834cm">
          <text:p/>
        </draw:line>
        <draw:line draw:name="Conector reto 229_2" draw:style-name="gr2" draw:text-style-name="P1" draw:layer="layout" svg:x1="5.267cm" svg:y1="2.344cm" svg:x2="5.982cm" svg:y2="1.858cm">
          <text:p/>
        </draw:line>
        <draw:line draw:name="Conector reto 231_2" draw:style-name="gr2" draw:text-style-name="P1" draw:layer="layout" svg:x1="7.256cm" svg:y1="2.336cm" svg:x2="7.971cm" svg:y2="1.85cm">
          <text:p/>
        </draw:line>
        <draw:line draw:name="Conector reto 233_2" draw:style-name="gr2" draw:text-style-name="P1" draw:layer="layout" svg:x1="9.294cm" svg:y1="2.347cm" svg:x2="10.009cm" svg:y2="1.861cm">
          <text:p/>
        </draw:line>
        <draw:line draw:name="Conector reto 235_2" draw:style-name="gr2" draw:text-style-name="P1" draw:layer="layout" svg:x1="11.284cm" svg:y1="2.339cm" svg:x2="11.998cm" svg:y2="1.853cm">
          <text:p/>
        </draw:line>
        <draw:line draw:name="Conector reto 237_2" draw:style-name="gr2" draw:text-style-name="P1" draw:layer="layout" svg:x1="13.318cm" svg:y1="2.363cm" svg:x2="14.033cm" svg:y2="1.877cm">
          <text:p/>
        </draw:line>
        <draw:line draw:name="Conector reto 239_2" draw:style-name="gr2" draw:text-style-name="P1" draw:layer="layout" svg:x1="15.308cm" svg:y1="2.355cm" svg:x2="16.022cm" svg:y2="1.869cm">
          <text:p/>
        </draw:line>
        <draw:line draw:name="Conector reto 241_2" draw:style-name="gr2" draw:text-style-name="P1" draw:layer="layout" svg:x1="17.302cm" svg:y1="2.382cm" svg:x2="18.017cm" svg:y2="1.896cm">
          <text:p/>
        </draw:line>
        <draw:line draw:name="Conector reto 243_2" draw:style-name="gr2" draw:text-style-name="P1" draw:layer="layout" svg:x1="19.292cm" svg:y1="2.374cm" svg:x2="20.006cm" svg:y2="1.888cm">
          <text:p/>
        </draw:line>
        <draw:line draw:name="Conector reto 245_2" draw:style-name="gr2" draw:text-style-name="P1" draw:layer="layout" svg:x1="21.326cm" svg:y1="2.398cm" svg:x2="22.041cm" svg:y2="1.912cm">
          <text:p/>
        </draw:line>
        <draw:line draw:name="Conector reto 247_2" draw:style-name="gr2" draw:text-style-name="P1" draw:layer="layout" svg:x1="23.316cm" svg:y1="2.39cm" svg:x2="24.03cm" svg:y2="1.904cm">
          <text:p/>
        </draw:line>
        <draw:line draw:name="Conector reto 249_2" draw:style-name="gr2" draw:text-style-name="P1" draw:layer="layout" svg:x1="25.353cm" svg:y1="2.401cm" svg:x2="26.068cm" svg:y2="1.915cm">
          <text:p/>
        </draw:line>
        <draw:line draw:name="Conector reto 251_2" draw:style-name="gr2" draw:text-style-name="P1" draw:layer="layout" svg:x1="27.343cm" svg:y1="2.393cm" svg:x2="28.057cm" svg:y2="1.907cm">
          <text:p/>
        </draw:line>
        <draw:line draw:name="Conector reto 253_2" draw:style-name="gr2" draw:text-style-name="P1" draw:layer="layout" svg:x1="29.377cm" svg:y1="2.417cm" svg:x2="30.092cm" svg:y2="1.931cm">
          <text:p/>
        </draw:line>
        <draw:custom-shape draw:name="Elipse 255_1" draw:style-name="gr15" draw:text-style-name="P2" draw:layer="layout" svg:width="0.822cm" svg:height="0.559cm" svg:x="0.541cm" svg:y="4.24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64_1" draw:style-name="gr2" draw:text-style-name="P1" draw:layer="layout" svg:x1="1.243cm" svg:y1="4.326cm" svg:x2="2.945cm" svg:y2="3.597cm">
          <text:p/>
        </draw:line>
        <draw:custom-shape draw:name="Elipse 270_1" draw:style-name="gr15" draw:text-style-name="P2" draw:layer="layout" svg:width="0.822cm" svg:height="0.559cm" svg:x="4.569cm" svg:y="4.24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71_1" draw:style-name="gr2" draw:text-style-name="P1" draw:layer="layout" svg:x1="5.271cm" svg:y1="4.326cm" svg:x2="6.973cm" svg:y2="3.597cm">
          <text:p/>
        </draw:line>
        <draw:custom-shape draw:name="Elipse 272_1" draw:style-name="gr15" draw:text-style-name="P2" draw:layer="layout" svg:width="0.822cm" svg:height="0.559cm" svg:x="8.599cm" svg:y="4.24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73_1" draw:style-name="gr2" draw:text-style-name="P1" draw:layer="layout" svg:x1="9.302cm" svg:y1="4.326cm" svg:x2="11.004cm" svg:y2="3.597cm">
          <text:p/>
        </draw:line>
        <draw:custom-shape draw:name="Elipse 274_1" draw:style-name="gr15" draw:text-style-name="P2" draw:layer="layout" svg:width="0.822cm" svg:height="0.559cm" svg:x="12.627cm" svg:y="4.24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75_1" draw:style-name="gr2" draw:text-style-name="P1" draw:layer="layout" svg:x1="13.329cm" svg:y1="4.326cm" svg:x2="15.032cm" svg:y2="3.597cm">
          <text:p/>
        </draw:line>
        <draw:custom-shape draw:name="Elipse 276_1" draw:style-name="gr15" draw:text-style-name="P2" draw:layer="layout" svg:width="0.822cm" svg:height="0.559cm" svg:x="16.644cm" svg:y="4.23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77_1" draw:style-name="gr2" draw:text-style-name="P1" draw:layer="layout" svg:x1="17.347cm" svg:y1="4.318cm" svg:x2="19.049cm" svg:y2="3.589cm">
          <text:p/>
        </draw:line>
        <draw:custom-shape draw:name="Elipse 278_3" draw:style-name="gr15" draw:text-style-name="P2" draw:layer="layout" svg:width="0.822cm" svg:height="0.559cm" svg:x="20.672cm" svg:y="4.23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79_1" draw:style-name="gr2" draw:text-style-name="P1" draw:layer="layout" svg:x1="21.374cm" svg:y1="4.318cm" svg:x2="23.077cm" svg:y2="3.589cm">
          <text:p/>
        </draw:line>
        <draw:custom-shape draw:name="Elipse 280_3" draw:style-name="gr15" draw:text-style-name="P2" draw:layer="layout" svg:width="0.822cm" svg:height="0.559cm" svg:x="24.703cm" svg:y="4.23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81_1" draw:style-name="gr2" draw:text-style-name="P1" draw:layer="layout" svg:x1="25.305cm" svg:y1="4.318cm" svg:x2="27.007cm" svg:y2="3.589cm">
          <text:p/>
        </draw:line>
        <draw:line draw:name="Conector reto 283_1" draw:style-name="gr2" draw:text-style-name="P1" draw:layer="layout" svg:x1="29.333cm" svg:y1="4.318cm" svg:x2="31.035cm" svg:y2="3.589cm">
          <text:p/>
        </draw:line>
        <draw:custom-shape draw:name="Elipse 284_0" draw:style-name="gr15" draw:text-style-name="P2" draw:layer="layout" svg:width="0.822cm" svg:height="0.559cm" svg:x="0.541cm" svg:y="6.3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86_0" draw:style-name="gr2" draw:text-style-name="P1" draw:layer="layout" svg:x1="1.243cm" svg:y1="6.461cm" svg:x2="4.959cm" svg:y2="5.164cm">
          <text:p/>
        </draw:line>
        <draw:custom-shape draw:name="Elipse 287_0" draw:style-name="gr15" draw:text-style-name="P2" draw:layer="layout" svg:width="0.822cm" svg:height="0.559cm" svg:x="8.599cm" svg:y="6.3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88_0" draw:style-name="gr2" draw:text-style-name="P1" draw:layer="layout" svg:x1="9.302cm" svg:y1="6.461cm" svg:x2="13.017cm" svg:y2="5.164cm">
          <text:p/>
        </draw:line>
        <draw:custom-shape draw:name="Elipse 289_0" draw:style-name="gr15" draw:text-style-name="P2" draw:layer="layout" svg:width="0.822cm" svg:height="0.559cm" svg:x="16.603cm" svg:y="6.3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90_0" draw:style-name="gr2" draw:text-style-name="P1" draw:layer="layout" svg:x1="17.305cm" svg:y1="6.461cm" svg:x2="21.021cm" svg:y2="5.164cm">
          <text:p/>
        </draw:line>
        <draw:custom-shape draw:name="Elipse 291_0" draw:style-name="gr16" draw:text-style-name="P3" draw:layer="layout" svg:width="0.822cm" svg:height="0.559cm" svg:x="24.662cm" svg:y="6.3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92_0" draw:style-name="gr2" draw:text-style-name="P1" draw:layer="layout" svg:x1="25.364cm" svg:y1="6.461cm" svg:x2="29.079cm" svg:y2="5.164cm">
          <text:p/>
        </draw:line>
        <draw:custom-shape draw:name="Elipse 276_2" draw:style-name="gr15" draw:text-style-name="P2" draw:layer="layout" svg:width="0.822cm" svg:height="0.559cm" svg:x="18.646cm" svg:y="4.22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77_2" draw:style-name="gr2" draw:text-style-name="P1" draw:layer="layout" svg:x1="19.349cm" svg:y1="4.303cm" svg:x2="21.051cm" svg:y2="3.574cm">
          <text:p/>
        </draw:line>
        <draw:custom-shape draw:name="Elipse 278_4" draw:style-name="gr15" draw:text-style-name="P2" draw:layer="layout" svg:width="0.822cm" svg:height="0.559cm" svg:x="22.674cm" svg:y="4.22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79_2" draw:style-name="gr2" draw:text-style-name="P1" draw:layer="layout" svg:x1="23.376cm" svg:y1="4.303cm" svg:x2="25.079cm" svg:y2="3.574cm">
          <text:p/>
        </draw:line>
        <draw:custom-shape draw:name="Elipse 280_4" draw:style-name="gr15" draw:text-style-name="P2" draw:layer="layout" svg:width="0.822cm" svg:height="0.559cm" svg:x="26.705cm" svg:y="4.22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81_2" draw:style-name="gr2" draw:text-style-name="P1" draw:layer="layout" svg:x1="27.307cm" svg:y1="4.303cm" svg:x2="29.009cm" svg:y2="3.574cm">
          <text:p/>
        </draw:line>
        <draw:custom-shape draw:name="Elipse 255_2" draw:style-name="gr15" draw:text-style-name="P2" draw:layer="layout" svg:width="0.822cm" svg:height="0.559cm" svg:x="2.543cm" svg:y="4.2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64_2" draw:style-name="gr2" draw:text-style-name="P1" draw:layer="layout" svg:x1="3.245cm" svg:y1="4.311cm" svg:x2="4.947cm" svg:y2="3.582cm">
          <text:p/>
        </draw:line>
        <draw:custom-shape draw:name="Elipse 270_2" draw:style-name="gr15" draw:text-style-name="P2" draw:layer="layout" svg:width="0.822cm" svg:height="0.559cm" svg:x="6.571cm" svg:y="4.2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71_2" draw:style-name="gr2" draw:text-style-name="P1" draw:layer="layout" svg:x1="7.273cm" svg:y1="4.311cm" svg:x2="8.975cm" svg:y2="3.582cm">
          <text:p/>
        </draw:line>
        <draw:custom-shape draw:name="Elipse 272_2" draw:style-name="gr15" draw:text-style-name="P2" draw:layer="layout" svg:width="0.822cm" svg:height="0.559cm" svg:x="10.601cm" svg:y="4.2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73_2" draw:style-name="gr2" draw:text-style-name="P1" draw:layer="layout" svg:x1="11.304cm" svg:y1="4.311cm" svg:x2="13.006cm" svg:y2="3.582cm">
          <text:p/>
        </draw:line>
        <draw:custom-shape draw:name="Elipse 274_2" draw:style-name="gr15" draw:text-style-name="P2" draw:layer="layout" svg:width="0.822cm" svg:height="0.559cm" svg:x="14.629cm" svg:y="4.2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75_2" draw:style-name="gr2" draw:text-style-name="P1" draw:layer="layout" svg:x1="15.331cm" svg:y1="4.311cm" svg:x2="17.034cm" svg:y2="3.582cm">
          <text:p/>
        </draw:line>
        <draw:custom-shape draw:name="Elipse 282_1" draw:style-name="gr16" draw:text-style-name="P3" draw:layer="layout" svg:width="0.822cm" svg:height="0.559cm" svg:x="28.731cm" svg:y="4.23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84_1" draw:style-name="gr15" draw:text-style-name="P2" draw:layer="layout" svg:width="0.822cm" svg:height="0.559cm" svg:x="2.541cm" svg:y="6.36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86_1" draw:style-name="gr2" draw:text-style-name="P1" draw:layer="layout" svg:x1="3.243cm" svg:y1="6.445cm" svg:x2="6.959cm" svg:y2="5.148cm">
          <text:p/>
        </draw:line>
        <draw:custom-shape draw:name="Elipse 287_1" draw:style-name="gr15" draw:text-style-name="P2" draw:layer="layout" svg:width="0.822cm" svg:height="0.559cm" svg:x="10.599cm" svg:y="6.36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88_1" draw:style-name="gr2" draw:text-style-name="P1" draw:layer="layout" svg:x1="11.302cm" svg:y1="6.445cm" svg:x2="15.017cm" svg:y2="5.148cm">
          <text:p/>
        </draw:line>
        <draw:custom-shape draw:name="Elipse 289_1" draw:style-name="gr15" draw:text-style-name="P2" draw:layer="layout" svg:width="0.822cm" svg:height="0.559cm" svg:x="18.603cm" svg:y="6.36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90_1" draw:style-name="gr2" draw:text-style-name="P1" draw:layer="layout" svg:x1="19.305cm" svg:y1="6.445cm" svg:x2="23.021cm" svg:y2="5.148cm">
          <text:p/>
        </draw:line>
        <draw:custom-shape draw:name="Elipse 284_2" draw:style-name="gr15" draw:text-style-name="P2" draw:layer="layout" svg:width="0.822cm" svg:height="0.559cm" svg:x="4.541cm" svg:y="6.36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86_2" draw:style-name="gr2" draw:text-style-name="P1" draw:layer="layout" svg:x1="5.243cm" svg:y1="6.445cm" svg:x2="8.959cm" svg:y2="5.148cm">
          <text:p/>
        </draw:line>
        <draw:custom-shape draw:name="Elipse 287_2" draw:style-name="gr15" draw:text-style-name="P2" draw:layer="layout" svg:width="0.822cm" svg:height="0.559cm" svg:x="12.599cm" svg:y="6.36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88_2" draw:style-name="gr2" draw:text-style-name="P1" draw:layer="layout" svg:x1="13.302cm" svg:y1="6.445cm" svg:x2="17.017cm" svg:y2="5.148cm">
          <text:p/>
        </draw:line>
        <draw:custom-shape draw:name="Elipse 289_2" draw:style-name="gr15" draw:text-style-name="P2" draw:layer="layout" svg:width="0.822cm" svg:height="0.559cm" svg:x="20.603cm" svg:y="6.36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90_2" draw:style-name="gr2" draw:text-style-name="P1" draw:layer="layout" svg:x1="21.305cm" svg:y1="6.445cm" svg:x2="25.021cm" svg:y2="5.148cm">
          <text:p/>
        </draw:line>
        <draw:custom-shape draw:name="Elipse 284_3" draw:style-name="gr15" draw:text-style-name="P2" draw:layer="layout" svg:width="0.822cm" svg:height="0.559cm" svg:x="6.541cm" svg:y="6.34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86_3" draw:style-name="gr2" draw:text-style-name="P1" draw:layer="layout" svg:x1="7.243cm" svg:y1="6.429cm" svg:x2="10.959cm" svg:y2="5.132cm">
          <text:p/>
        </draw:line>
        <draw:custom-shape draw:name="Elipse 287_3" draw:style-name="gr15" draw:text-style-name="P2" draw:layer="layout" svg:width="0.822cm" svg:height="0.559cm" svg:x="14.599cm" svg:y="6.34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88_3" draw:style-name="gr2" draw:text-style-name="P1" draw:layer="layout" svg:x1="15.302cm" svg:y1="6.429cm" svg:x2="19.017cm" svg:y2="5.132cm">
          <text:p/>
        </draw:line>
        <draw:custom-shape draw:name="Elipse 289_3" draw:style-name="gr15" draw:text-style-name="P2" draw:layer="layout" svg:width="0.822cm" svg:height="0.559cm" svg:x="22.603cm" svg:y="6.34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90_3" draw:style-name="gr2" draw:text-style-name="P1" draw:layer="layout" svg:x1="23.305cm" svg:y1="6.429cm" svg:x2="27.021cm" svg:y2="5.132cm">
          <text:p/>
        </draw:line>
        <draw:custom-shape draw:name="Elipse 291_1" draw:style-name="gr16" draw:text-style-name="P3" draw:layer="layout" svg:width="0.822cm" svg:height="0.559cm" svg:x="26.663cm" svg:y="6.36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92_1" draw:style-name="gr2" draw:text-style-name="P1" draw:layer="layout" svg:x1="27.365cm" svg:y1="6.445cm" svg:x2="31.08cm" svg:y2="5.148cm">
          <text:p/>
        </draw:line>
        <draw:custom-shape draw:name="Elipse 284_4" draw:style-name="gr15" draw:text-style-name="P2" draw:layer="layout" svg:width="0.822cm" svg:height="0.559cm" svg:x="0.541cm" svg:y="9.06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86_4" draw:style-name="gr2" draw:text-style-name="P1" draw:layer="layout" svg:x1="1.243cm" svg:y1="9.145cm" svg:x2="8.96cm" svg:y2="7.62cm">
          <text:p/>
        </draw:line>
        <draw:custom-shape draw:name="Elipse 284_5" draw:style-name="gr15" draw:text-style-name="P2" draw:layer="layout" svg:width="0.822cm" svg:height="0.559cm" svg:x="2.538cm" svg:y="9.04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86_5" draw:style-name="gr2" draw:text-style-name="P1" draw:layer="layout" svg:x1="3.24cm" svg:y1="9.128cm" svg:x2="10.957cm" svg:y2="7.603cm">
          <text:p/>
        </draw:line>
        <draw:custom-shape draw:name="Elipse 284_6" draw:style-name="gr15" draw:text-style-name="P2" draw:layer="layout" svg:width="0.822cm" svg:height="0.559cm" svg:x="4.538cm" svg:y="9.04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86_6" draw:style-name="gr2" draw:text-style-name="P1" draw:layer="layout" svg:x1="5.24cm" svg:y1="9.128cm" svg:x2="12.957cm" svg:y2="7.603cm">
          <text:p/>
        </draw:line>
        <draw:custom-shape draw:name="Elipse 284_7" draw:style-name="gr15" draw:text-style-name="P2" draw:layer="layout" svg:width="0.822cm" svg:height="0.559cm" svg:x="6.535cm" svg:y="9.0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86_7" draw:style-name="gr2" draw:text-style-name="P1" draw:layer="layout" svg:x1="7.237cm" svg:y1="9.111cm" svg:x2="14.954cm" svg:y2="7.586cm">
          <text:p/>
        </draw:line>
        <draw:custom-shape draw:name="Elipse 284_8" draw:style-name="gr15" draw:text-style-name="P2" draw:layer="layout" svg:width="0.822cm" svg:height="0.559cm" svg:x="8.538cm" svg:y="9.04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86_8" draw:style-name="gr2" draw:text-style-name="P1" draw:layer="layout" svg:x1="9.24cm" svg:y1="9.128cm" svg:x2="16.957cm" svg:y2="7.603cm">
          <text:p/>
        </draw:line>
        <draw:custom-shape draw:name="Elipse 284_9" draw:style-name="gr15" draw:text-style-name="P2" draw:layer="layout" svg:width="0.822cm" svg:height="0.559cm" svg:x="10.635cm" svg:y="9.0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86_9" draw:style-name="gr2" draw:text-style-name="P1" draw:layer="layout" svg:x1="11.337cm" svg:y1="9.111cm" svg:x2="19.054cm" svg:y2="7.586cm">
          <text:p/>
        </draw:line>
        <draw:custom-shape draw:name="Elipse 284_10" draw:style-name="gr15" draw:text-style-name="P2" draw:layer="layout" svg:width="0.822cm" svg:height="0.559cm" svg:x="12.635cm" svg:y="9.0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86_10" draw:style-name="gr2" draw:text-style-name="P1" draw:layer="layout" svg:x1="13.337cm" svg:y1="9.111cm" svg:x2="21.054cm" svg:y2="7.586cm">
          <text:p/>
        </draw:line>
        <draw:custom-shape draw:name="Elipse 284_11" draw:style-name="gr15" draw:text-style-name="P2" draw:layer="layout" svg:width="0.822cm" svg:height="0.559cm" svg:x="14.632cm" svg:y="9.01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86_11" draw:style-name="gr2" draw:text-style-name="P1" draw:layer="layout" svg:x1="15.334cm" svg:y1="9.094cm" svg:x2="23.051cm" svg:y2="7.569cm">
          <text:p/>
        </draw:line>
        <draw:custom-shape draw:name="Elipse 284_12" draw:style-name="gr22" draw:text-style-name="P13" draw:layer="layout" svg:width="0.822cm" svg:height="0.559cm" svg:x="16.638cm" svg:y="9.04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86_12" draw:style-name="gr2" draw:text-style-name="P1" draw:layer="layout" svg:x1="17.34cm" svg:y1="9.128cm" svg:x2="25.057cm" svg:y2="7.603cm">
          <text:p/>
        </draw:line>
        <draw:custom-shape draw:name="Elipse 284_13" draw:style-name="gr22" draw:text-style-name="P13" draw:layer="layout" svg:width="0.822cm" svg:height="0.559cm" svg:x="18.635cm" svg:y="9.0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86_13" draw:style-name="gr2" draw:text-style-name="P1" draw:layer="layout" svg:x1="19.337cm" svg:y1="9.111cm" svg:x2="27.054cm" svg:y2="7.586cm">
          <text:p/>
        </draw:line>
        <draw:custom-shape draw:name="Elipse 284_14" draw:style-name="gr22" draw:text-style-name="P13" draw:layer="layout" svg:width="0.822cm" svg:height="0.559cm" svg:x="20.635cm" svg:y="9.0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86_14" draw:style-name="gr2" draw:text-style-name="P1" draw:layer="layout" svg:x1="21.337cm" svg:y1="9.111cm" svg:x2="29.054cm" svg:y2="7.586cm">
          <text:p/>
        </draw:line>
        <draw:custom-shape draw:name="Elipse 284_15" draw:style-name="gr22" draw:text-style-name="P13" draw:layer="layout" svg:width="0.822cm" svg:height="0.559cm" svg:x="22.632cm" svg:y="9.01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86_15" draw:style-name="gr2" draw:text-style-name="P1" draw:layer="layout" svg:x1="23.334cm" svg:y1="9.094cm" svg:x2="31.051cm" svg:y2="7.569cm">
          <text:p/>
        </draw:line>
        <draw:custom-shape draw:name="Elipse 284_16" draw:style-name="gr22" draw:text-style-name="P13" draw:layer="layout" svg:width="0.822cm" svg:height="0.559cm" svg:x="0.542cm" svg:y="12.44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86_16" draw:style-name="gr2" draw:text-style-name="P1" draw:layer="layout" svg:x1="1.244cm" svg:y1="12.528cm" svg:x2="17.006cm" svg:y2="10.414cm">
          <text:p/>
        </draw:line>
        <draw:custom-shape draw:name="Elipse 284_17" draw:style-name="gr22" draw:text-style-name="P13" draw:layer="layout" svg:width="0.822cm" svg:height="0.559cm" svg:x="2.537cm" svg:y="12.42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86_17" draw:style-name="gr2" draw:text-style-name="P1" draw:layer="layout" svg:x1="3.239cm" svg:y1="12.51cm" svg:x2="19.001cm" svg:y2="10.396cm">
          <text:p/>
        </draw:line>
        <draw:custom-shape draw:name="Elipse 284_18" draw:style-name="gr22" draw:text-style-name="P13" draw:layer="layout" svg:width="0.822cm" svg:height="0.559cm" svg:x="4.538cm" svg:y="12.42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86_18" draw:style-name="gr2" draw:text-style-name="P1" draw:layer="layout" svg:x1="5.24cm" svg:y1="12.51cm" svg:x2="21.002cm" svg:y2="10.396cm">
          <text:p/>
        </draw:line>
        <draw:custom-shape draw:name="Elipse 284_19" draw:style-name="gr22" draw:text-style-name="P13" draw:layer="layout" svg:width="0.822cm" svg:height="0.559cm" svg:x="6.533cm" svg:y="12.41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86_19" draw:style-name="gr2" draw:text-style-name="P1" draw:layer="layout" svg:x1="7.235cm" svg:y1="12.492cm" svg:x2="22.997cm" svg:y2="10.378cm">
          <text:p/>
        </draw:line>
        <draw:custom-shape draw:name="Elipse 284_20" draw:style-name="gr22" draw:text-style-name="P13" draw:layer="layout" svg:width="0.822cm" svg:height="0.559cm" svg:x="8.538cm" svg:y="12.42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86_20" draw:style-name="gr2" draw:text-style-name="P1" draw:layer="layout" svg:x1="9.24cm" svg:y1="12.51cm" svg:x2="25.002cm" svg:y2="10.396cm">
          <text:p/>
        </draw:line>
        <draw:custom-shape draw:name="Elipse 284_21" draw:style-name="gr22" draw:text-style-name="P13" draw:layer="layout" svg:width="0.822cm" svg:height="0.559cm" svg:x="10.533cm" svg:y="12.41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86_21" draw:style-name="gr2" draw:text-style-name="P1" draw:layer="layout" svg:x1="11.235cm" svg:y1="12.492cm" svg:x2="26.997cm" svg:y2="10.378cm">
          <text:p/>
        </draw:line>
        <draw:custom-shape draw:name="Elipse 284_22" draw:style-name="gr22" draw:text-style-name="P13" draw:layer="layout" svg:width="0.822cm" svg:height="0.559cm" svg:x="12.534cm" svg:y="12.41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86_22" draw:style-name="gr2" draw:text-style-name="P1" draw:layer="layout" svg:x1="13.236cm" svg:y1="12.492cm" svg:x2="28.998cm" svg:y2="10.378cm">
          <text:p/>
        </draw:line>
        <draw:custom-shape draw:name="Elipse 284_23" draw:style-name="gr22" draw:text-style-name="P13" draw:layer="layout" svg:width="0.822cm" svg:height="0.559cm" svg:x="14.529cm" svg:y="12.39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86_23" draw:style-name="gr2" draw:text-style-name="P1" draw:layer="layout" svg:x1="15.231cm" svg:y1="12.474cm" svg:x2="31.071cm" svg:y2="10.36cm">
          <text:p/>
        </draw:line>
        <draw:custom-shape draw:name="Elipse 194_5" draw:style-name="gr22" draw:text-style-name="P13" draw:layer="layout" svg:width="0.822cm" svg:height="0.559cm" svg:x="1.547cm" svg:y="15.63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96_5" draw:style-name="gr22" draw:text-style-name="P13" draw:layer="layout" svg:width="0.822cm" svg:height="0.559cm" svg:x="3.545cm" svg:y="15.63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98_5" draw:style-name="gr22" draw:text-style-name="P13" draw:layer="layout" svg:width="0.822cm" svg:height="0.559cm" svg:x="5.554cm" svg:y="15.63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00_5" draw:style-name="gr22" draw:text-style-name="P13" draw:layer="layout" svg:width="0.822cm" svg:height="0.559cm" svg:x="7.549cm" svg:y="15.63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02_5" draw:style-name="gr22" draw:text-style-name="P13" draw:layer="layout" svg:width="0.822cm" svg:height="0.559cm" svg:x="9.582cm" svg:y="15.63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04_5" draw:style-name="gr22" draw:text-style-name="P13" draw:layer="layout" svg:width="0.822cm" svg:height="0.559cm" svg:x="11.58cm" svg:y="15.63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06_5" draw:style-name="gr22" draw:text-style-name="P13" draw:layer="layout" svg:width="0.822cm" svg:height="0.559cm" svg:x="13.589cm" svg:y="15.63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08_5" draw:style-name="gr22" draw:text-style-name="P13" draw:layer="layout" svg:width="0.822cm" svg:height="0.559cm" svg:x="15.584cm" svg:y="15.63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10_8" draw:style-name="gr22" draw:text-style-name="P13" draw:layer="layout" svg:width="0.822cm" svg:height="0.559cm" svg:x="17.632cm" svg:y="15.63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12_8" draw:style-name="gr22" draw:text-style-name="P13" draw:layer="layout" svg:width="0.822cm" svg:height="0.559cm" svg:x="19.63cm" svg:y="15.63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14_6" draw:style-name="gr22" draw:text-style-name="P13" draw:layer="layout" svg:width="0.822cm" svg:height="0.559cm" svg:x="21.639cm" svg:y="15.63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16_6" draw:style-name="gr22" draw:text-style-name="P13" draw:layer="layout" svg:width="0.822cm" svg:height="0.559cm" svg:x="23.634cm" svg:y="15.63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18_4" draw:style-name="gr22" draw:text-style-name="P13" draw:layer="layout" svg:width="0.822cm" svg:height="0.559cm" svg:x="25.668cm" svg:y="15.63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0_4" draw:style-name="gr22" draw:text-style-name="P13" draw:layer="layout" svg:width="0.822cm" svg:height="0.559cm" svg:x="27.666cm" svg:y="15.63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222_4" draw:style-name="gr22" draw:text-style-name="P13" draw:layer="layout" svg:width="0.822cm" svg:height="0.559cm" svg:x="29.674cm" svg:y="15.63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Conector reto 225_3" draw:style-name="gr2" draw:text-style-name="P1" draw:layer="layout" svg:x1="2.249cm" svg:y1="15.715cm" svg:x2="2.964cm" svg:y2="15.229cm">
          <text:p/>
        </draw:line>
        <draw:line draw:name="Conector reto 227_3" draw:style-name="gr2" draw:text-style-name="P1" draw:layer="layout" svg:x1="4.239cm" svg:y1="15.707cm" svg:x2="4.953cm" svg:y2="15.221cm">
          <text:p/>
        </draw:line>
        <draw:line draw:name="Conector reto 229_3" draw:style-name="gr2" draw:text-style-name="P1" draw:layer="layout" svg:x1="6.273cm" svg:y1="15.731cm" svg:x2="6.988cm" svg:y2="15.245cm">
          <text:p/>
        </draw:line>
        <draw:line draw:name="Conector reto 231_3" draw:style-name="gr2" draw:text-style-name="P1" draw:layer="layout" svg:x1="8.262cm" svg:y1="15.723cm" svg:x2="8.977cm" svg:y2="15.237cm">
          <text:p/>
        </draw:line>
        <draw:line draw:name="Conector reto 233_3" draw:style-name="gr2" draw:text-style-name="P1" draw:layer="layout" svg:x1="10.3cm" svg:y1="15.734cm" svg:x2="11.015cm" svg:y2="15.248cm">
          <text:p/>
        </draw:line>
        <draw:line draw:name="Conector reto 235_3" draw:style-name="gr2" draw:text-style-name="P1" draw:layer="layout" svg:x1="12.29cm" svg:y1="15.726cm" svg:x2="13.004cm" svg:y2="15.24cm">
          <text:p/>
        </draw:line>
        <draw:line draw:name="Conector reto 237_3" draw:style-name="gr2" draw:text-style-name="P1" draw:layer="layout" svg:x1="14.324cm" svg:y1="15.75cm" svg:x2="15.039cm" svg:y2="15.264cm">
          <text:p/>
        </draw:line>
        <draw:line draw:name="Conector reto 239_3" draw:style-name="gr2" draw:text-style-name="P1" draw:layer="layout" svg:x1="16.314cm" svg:y1="15.742cm" svg:x2="17.028cm" svg:y2="15.256cm">
          <text:p/>
        </draw:line>
        <draw:line draw:name="Conector reto 241_3" draw:style-name="gr2" draw:text-style-name="P1" draw:layer="layout" svg:x1="18.308cm" svg:y1="15.769cm" svg:x2="19.023cm" svg:y2="15.283cm">
          <text:p/>
        </draw:line>
        <draw:line draw:name="Conector reto 243_3" draw:style-name="gr2" draw:text-style-name="P1" draw:layer="layout" svg:x1="20.298cm" svg:y1="15.761cm" svg:x2="21.012cm" svg:y2="15.275cm">
          <text:p/>
        </draw:line>
        <draw:line draw:name="Conector reto 245_3" draw:style-name="gr2" draw:text-style-name="P1" draw:layer="layout" svg:x1="22.332cm" svg:y1="15.785cm" svg:x2="23.047cm" svg:y2="15.299cm">
          <text:p/>
        </draw:line>
        <draw:line draw:name="Conector reto 247_3" draw:style-name="gr2" draw:text-style-name="P1" draw:layer="layout" svg:x1="24.322cm" svg:y1="15.777cm" svg:x2="25.036cm" svg:y2="15.291cm">
          <text:p/>
        </draw:line>
        <draw:line draw:name="Conector reto 249_3" draw:style-name="gr2" draw:text-style-name="P1" draw:layer="layout" svg:x1="26.359cm" svg:y1="15.788cm" svg:x2="27.074cm" svg:y2="15.302cm">
          <text:p/>
        </draw:line>
        <draw:line draw:name="Conector reto 251_3" draw:style-name="gr2" draw:text-style-name="P1" draw:layer="layout" svg:x1="28.349cm" svg:y1="15.78cm" svg:x2="29.063cm" svg:y2="15.294cm">
          <text:p/>
        </draw:line>
        <draw:line draw:name="Conector reto 253_3" draw:style-name="gr2" draw:text-style-name="P1" draw:layer="layout" svg:x1="30.383cm" svg:y1="15.804cm" svg:x2="31.098cm" svg:y2="15.318cm">
          <text:p/>
        </draw:line>
        <draw:custom-shape draw:name="CaixaDeTexto 132_0" draw:style-name="gr28" draw:text-style-name="P6" draw:layer="layout" svg:width="8.365cm" svg:height="1.18cm" svg:x="8.227cm" svg:y="0.391cm">
          <text:p text:style-name="P4"><text:span text:style-name="T2"><text:s/></text:span><text:span text:style-name="T2">23 22 <text:s/>21 20 19 18 17 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32_1" draw:style-name="gr29" draw:text-style-name="P6" draw:layer="layout" svg:width="8.094cm" svg:height="1.18cm" svg:x="16.228cm" svg:y="0.414cm">
          <text:p text:style-name="P4"><text:span text:style-name="T2"><text:s/></text:span><text:span text:style-name="T2">15 14 13 12 <text:s/>11 10 <text:s/>9 <text:s text:c="2"/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32_2" draw:style-name="gr30" draw:text-style-name="P6" draw:layer="layout" svg:width="7.992cm" svg:height="1.18cm" svg:x="24.585cm" svg:y="0.414cm">
          <text:p text:style-name="P4"><text:span text:style-name="T2">7 <text:s text:c="2"/>6 <text:s text:c="2"/>5 <text:s text:c="3"/>4 <text:s text:c="3"/>3 <text:s text:c="3"/>2 <text:s text:c="2"/>1 <text:s text:c="3"/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0" draw:layer="layout" svg:width="18.624cm" svg:height="10.476cm" svg:x="1.188cm" svg:y="2.224cm" draw:page-number="5" presentation:class="page"/>
          <draw:frame presentation:style-name="pr3" draw:text-style-name="P12" draw:layer="layout" svg:width="17.271cm" svg:height="12.572cm" svg:x="2.159cm" svg:y="13.271cm" presentation:class="notes">
            <draw:text-box>
              <text:p>Han-Carlson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 style:shrink-to-fit="true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ítulo_20_e_20_Conteúd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Título_20_e_20_Conteú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8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pt" fo:country="BR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pt" fo:country="BR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ítulo_20_e_20_Conteúdo" style:display-name="Título e Conteúdo" style:page-layout-name="PM1" draw:style-name="Mdp1">
      <draw:frame draw:name="Título 1" presentation:style-name="Mpr1" draw:text-style-name="MP6" draw:layer="backgroundobjects" svg:width="29.209cm" svg:height="3.681cm" svg:x="2.328cm" svg:y="1.014cm" presentation:class="title" presentation:user-transformed="true">
        <draw:text-box>
          <text:p text:style-name="MP5"><text:span text:style-name="MT1">Clique </text:span><text:span text:style-name="MT1">para </text:span><text:span text:style-name="MT1">editar o </text:span><text:span text:style-name="MT1">título </text:span><text:span text:style-name="MT1">Mestre</text:span></text:p>
        </draw:text-box>
      </draw:frame>
      <draw:frame draw:name="Espaço Reservado para Conteúdo 2" presentation:style-name="Mpr2" draw:text-style-name="MP9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7"><text:span text:style-name="MT2">Clique para editar os estilos de texto Mestres</text:span></text:p>
            </text:list-item>
          </text:list>
          <text:list text:style-name="ML4">
            <text:list-item>
              <text:list>
                <text:list-item>
                  <text:p text:style-name="MP8"><text:span text:style-name="MT3">Segundo ní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8"><text:span text:style-name="MT4">Terceiro ní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3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6"><text:date style:data-style-name="D1" text:date-value="2025-03-26">26/03/25</text:date></text:span></text:p>
        </draw:text-box>
      </draw:frame>
      <draw:frame draw:name="Espaço Reservado para Rodapé 4" presentation:style-name="Mpr3" draw:text-style-name="MP11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ço Reservado para Número de Slide 5" presentation:style-name="Mpr3" draw:text-style-name="MP11" draw:layer="backgroundobjects" svg:width="7.619cm" svg:height="1.013cm" svg:x="23.918cm" svg:y="17.657cm" presentation:class="page-number" presentation:user-transformed="true">
        <draw:text-box>
          <text:p text:style-name="MP12"><text:span text:style-name="MT6"><text:page-number>&lt;number&gt;</text:page-number></text:span></text:p>
        </draw:text-box>
      </draw:frame>
      <presentation:notes style:page-layout-name="PM2">
        <draw:page-thumbnail presentation:style-name="Título_20_e_20_Conteúdo-title" draw:layer="backgroundobjects" svg:width="18.624cm" svg:height="10.476cm" svg:x="1.188cm" svg:y="2.224cm" presentation:class="page"/>
        <draw:frame presentation:style-name="Título_20_e_20_Conteúdo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Guilherme Manske</meta:initial-creator>
    <meta:editing-cycles>2</meta:editing-cycles>
    <meta:creation-date>2025-03-26T01:08:21</meta:creation-date>
    <dc:date>2025-03-26T17:49:30.085060452</dc:date>
    <meta:editing-duration>PT8H32M19S</meta:editing-duration>
    <meta:generator>LibreOffice/6.4.7.2$Linux_X86_64 LibreOffice_project/40$Build-2</meta:generator>
    <meta:print-date>2025-03-26T11:36:53.882625378</meta:print-date>
    <meta:document-statistic meta:object-count="120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